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auto" style:column-width="19.49mm"/>
    </style:style>
    <style:style style:name="co5" style:family="table-column">
      <style:table-column-properties fo:break-before="auto" style:column-width="23.25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19.26mm"/>
    </style:style>
    <style:style style:name="co10" style:family="table-column">
      <style:table-column-properties fo:break-before="auto" style:column-width="18.38mm"/>
    </style:style>
    <style:style style:name="co11" style:family="table-column">
      <style:table-column-properties fo:break-before="auto" style:column-width="17.5mm"/>
    </style:style>
    <style:style style:name="co12" style:family="table-column">
      <style:table-column-properties fo:break-before="auto" style:column-width="18.15mm"/>
    </style:style>
    <style:style style:name="co13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35mm" fo:break-before="page" style:use-optimal-row-height="false"/>
    </style:style>
    <style:style style:name="ta1" style:family="table" style:master-page-name="PageStyle_5f_年月別_20_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 style:data-style-name="N15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5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7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 " table:style-name="ta1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8" table:default-cell-style-name="ce25"/>
        <table:table-column table:style-name="co4" table:number-columns-repeated="247" table:default-cell-style-name="ce25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6"/>
            <table:table-cell table:style-name="ce99" table:number-columns-repeated="1014"/>
          </table:table-row>
          <table:table-row table:style-name="ro2">
            <table:table-cell table:style-name="ce2" table:number-columns-repeated="9"/>
            <table:table-cell table:style-name="ce81" office:value-type="string" calcext:value-type="string">
              <text:p><text:s/>單位︰人</text:p>
            </table:table-cell>
            <table:table-cell table:style-name="ce99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7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27" office:value-type="string" calcext:value-type="string" table:number-columns-spanned="1" table:number-rows-spanned="4">
              <text:p>總　計</text:p>
            </table:table-cell>
            <table:table-cell table:style-name="ce56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7"/>
            <table:covered-table-cell table:style-name="ce82"/>
            <table:table-cell table:style-name="ce100" table:number-columns-repeated="1014"/>
          </table:table-row>
          <table:table-row table:style-name="ro4">
            <table:covered-table-cell table:style-name="ce4"/>
            <table:covered-table-cell table:number-columns-repeated="2" table:style-name="ce28"/>
            <table:table-cell table:style-name="ce57" office:value-type="string" calcext:value-type="string" table:number-columns-spanned="1" table:number-rows-spanned="3">
              <text:p>本國籍</text:p>
            </table:table-cell>
            <table:table-cell table:style-name="ce57" office:value-type="string" calcext:value-type="string" table:number-columns-spanned="3" table:number-rows-spanned="1">
              <text:p>大陸、港澳地區</text:p>
            </table:table-cell>
            <table:covered-table-cell table:style-name="ce70"/>
            <table:covered-table-cell table:style-name="ce71"/>
            <table:table-cell table:style-name="ce75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0"/>
            <table:table-cell table:style-name="ce100" table:number-columns-repeated="1014"/>
          </table:table-row>
          <table:table-row table:style-name="ro5">
            <table:covered-table-cell table:style-name="ce4"/>
            <table:covered-table-cell table:number-columns-repeated="3" table:style-name="ce28"/>
            <table:table-cell table:style-name="ce6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68" office:value-type="string" calcext:value-type="string" table:number-columns-spanned="1" table:number-rows-spanned="2">
              <text:p>大陸地區</text:p>
            </table:table-cell>
            <table:table-cell table:style-name="ce68" office:value-type="string" calcext:value-type="string" table:number-columns-spanned="1" table:number-rows-spanned="2">
              <text:p>港澳地區</text:p>
            </table:table-cell>
            <table:table-cell table:style-name="ce6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5" office:value-type="string" calcext:value-type="string" table:number-columns-spanned="1" table:number-rows-spanned="2">
              <text:p>東南亞</text:p>
            </table:table-cell>
            <table:table-cell table:style-name="ce75" office:value-type="string" calcext:value-type="string" table:number-columns-spanned="1" table:number-rows-spanned="2">
              <text:p>其他</text:p>
            </table:table-cell>
            <table:table-cell table:style-name="ce100" table:number-columns-repeated="1014"/>
          </table:table-row>
          <table:table-row table:style-name="ro6">
            <table:covered-table-cell table:style-name="ce5"/>
            <table:covered-table-cell table:number-columns-repeated="7" table:style-name="ce29"/>
            <table:covered-table-cell table:number-columns-repeated="2" table:style-name="ce77"/>
            <table:table-cell table:style-name="ce100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291952" calcext:value-type="float">
            <text:p><text:s text:c="3"/>291,952</text:p>
          </table:table-cell>
          <table:table-cell table:style-name="ce41" office:value-type="float" office:value="269047" calcext:value-type="float">
            <text:p><text:s text:c="3"/>269,047</text:p>
          </table:table-cell>
          <table:table-cell table:style-name="ce41" office:value-type="float" office:value="12451" calcext:value-type="float">
            <text:p><text:s text:c="3"/>12,451</text:p>
          </table:table-cell>
          <table:table-cell table:style-name="ce41" office:value-type="float" office:value="12167" calcext:value-type="float">
            <text:p><text:s text:c="3"/>12,167</text:p>
          </table:table-cell>
          <table:table-cell table:style-name="ce41" office:value-type="float" office:value="284" calcext:value-type="float">
            <text:p><text:s text:c="3"/>284</text:p>
          </table:table-cell>
          <table:table-cell table:style-name="ce41" office:value-type="float" office:value="10454" calcext:value-type="float">
            <text:p><text:s text:c="3"/>10,454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83" office:value-type="string" calcext:value-type="string" table:number-columns-spanned="1" table:number-rows-spanned="3">
            <text:p><text:s text:c="3"/>…</text:p>
          </table:table-cell>
          <table:table-cell table:style-name="ce100"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2" office:value-type="float" office:value="145976" calcext:value-type="float">
            <text:p><text:s text:c="3"/>145,976</text:p>
          </table:table-cell>
          <table:table-cell table:style-name="ce58" office:value-type="float" office:value="143667" calcext:value-type="float">
            <text:p><text:s text:c="3"/>143,667</text:p>
          </table:table-cell>
          <table:table-cell table:style-name="ce42" office:value-type="float" office:value="511" calcext:value-type="float">
            <text:p><text:s text:c="3"/>511</text:p>
          </table:table-cell>
          <table:table-cell table:style-name="ce58" office:value-type="float" office:value="382" calcext:value-type="float">
            <text:p><text:s text:c="3"/>382</text:p>
          </table:table-cell>
          <table:table-cell table:style-name="ce58" office:value-type="float" office:value="129" calcext:value-type="float">
            <text:p><text:s text:c="3"/>129</text:p>
          </table:table-cell>
          <table:table-cell table:style-name="ce58" office:value-type="float" office:value="1798" calcext:value-type="float">
            <text:p><text:s text:c="3"/>1,798</text:p>
          </table:table-cell>
          <table:covered-table-cell table:style-name="ce79"/>
          <table:covered-table-cell table:style-name="ce84"/>
          <table:table-cell table:number-columns-repeated="1014"/>
        </table:table-row>
        <table:table-row table:style-name="ro7">
          <table:covered-table-cell table:style-name="ce7"/>
          <table:table-cell table:style-name="ce32" office:value-type="string" calcext:value-type="string">
            <text:p>女</text:p>
          </table:table-cell>
          <table:table-cell table:style-name="ce43" office:value-type="float" office:value="145976" calcext:value-type="float">
            <text:p><text:s text:c="3"/>145,976</text:p>
          </table:table-cell>
          <table:table-cell table:style-name="ce59" office:value-type="float" office:value="125380" calcext:value-type="float">
            <text:p><text:s text:c="3"/>125,380</text:p>
          </table:table-cell>
          <table:table-cell table:style-name="ce43" office:value-type="float" office:value="11940" calcext:value-type="float">
            <text:p><text:s text:c="3"/>11,940</text:p>
          </table:table-cell>
          <table:table-cell table:style-name="ce59" office:value-type="float" office:value="11785" calcext:value-type="float">
            <text:p><text:s text:c="3"/>11,785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8656" calcext:value-type="float">
            <text:p><text:s text:c="3"/>8,656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346418" calcext:value-type="float">
            <text:p><text:s text:c="3"/>346,418</text:p>
          </table:table-cell>
          <table:table-cell table:style-name="ce41" office:value-type="float" office:value="314155" calcext:value-type="float">
            <text:p><text:s text:c="3"/>314,155</text:p>
          </table:table-cell>
          <table:table-cell table:style-name="ce41" office:value-type="float" office:value="17589" calcext:value-type="float">
            <text:p><text:s text:c="3"/>17,589</text:p>
          </table:table-cell>
          <table:table-cell table:style-name="ce41" office:value-type="float" office:value="17288" calcext:value-type="float">
            <text:p><text:s text:c="3"/>17,288</text:p>
          </table:table-cell>
          <table:table-cell table:style-name="ce41" office:value-type="float" office:value="301" calcext:value-type="float">
            <text:p><text:s text:c="3"/>301</text:p>
          </table:table-cell>
          <table:table-cell table:style-name="ce41" office:value-type="float" office:value="14674" calcext:value-type="float">
            <text:p><text:s text:c="3"/>14,674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83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4" office:value-type="float" office:value="173209" calcext:value-type="float">
            <text:p><text:s text:c="3"/>173,209</text:p>
          </table:table-cell>
          <table:table-cell table:style-name="ce42" office:value-type="float" office:value="170412" calcext:value-type="float">
            <text:p><text:s text:c="3"/>170,412</text:p>
          </table:table-cell>
          <table:table-cell table:style-name="ce42" office:value-type="float" office:value="844" calcext:value-type="float">
            <text:p><text:s text:c="3"/>844</text:p>
          </table:table-cell>
          <table:table-cell table:style-name="ce42" office:value-type="float" office:value="697" calcext:value-type="float">
            <text:p><text:s text:c="3"/>697</text:p>
          </table:table-cell>
          <table:table-cell table:style-name="ce42" office:value-type="float" office:value="147" calcext:value-type="float">
            <text:p><text:s text:c="3"/>147</text:p>
          </table:table-cell>
          <table:table-cell table:style-name="ce58" office:value-type="float" office:value="1953" calcext:value-type="float">
            <text:p><text:s text:c="3"/>1,953</text:p>
          </table:table-cell>
          <table:covered-table-cell table:style-name="ce79"/>
          <table:covered-table-cell table:style-name="ce84"/>
          <table:table-cell table:number-columns-repeated="1014"/>
        </table:table-row>
        <table:table-row table:style-name="ro7">
          <table:covered-table-cell table:style-name="ce9"/>
          <table:table-cell table:style-name="ce32" office:value-type="string" calcext:value-type="string">
            <text:p>女</text:p>
          </table:table-cell>
          <table:table-cell table:style-name="ce43" office:value-type="float" office:value="173209" calcext:value-type="float">
            <text:p><text:s text:c="3"/>173,209</text:p>
          </table:table-cell>
          <table:table-cell table:style-name="ce42" office:value-type="float" office:value="143743" calcext:value-type="float">
            <text:p><text:s text:c="3"/>143,743</text:p>
          </table:table-cell>
          <table:table-cell table:style-name="ce42" office:value-type="float" office:value="16745" calcext:value-type="float">
            <text:p><text:s text:c="3"/>16,745</text:p>
          </table:table-cell>
          <table:table-cell table:style-name="ce42" office:value-type="float" office:value="16591" calcext:value-type="float">
            <text:p><text:s text:c="3"/>16,591</text:p>
          </table:table-cell>
          <table:table-cell table:style-name="ce42" office:value-type="float" office:value="154" calcext:value-type="float">
            <text:p><text:s text:c="3"/>154</text:p>
          </table:table-cell>
          <table:table-cell table:style-name="ce58" office:value-type="float" office:value="12721" calcext:value-type="float">
            <text:p><text:s text:c="3"/>12,721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363284" calcext:value-type="float">
            <text:p><text:s text:c="3"/>363,284</text:p>
          </table:table-cell>
          <table:table-cell table:style-name="ce45" office:value-type="float" office:value="318318" calcext:value-type="float">
            <text:p><text:s text:c="3"/>318,318</text:p>
          </table:table-cell>
          <table:table-cell table:style-name="ce45" office:value-type="float" office:value="23628" calcext:value-type="float">
            <text:p><text:s text:c="3"/>23,628</text:p>
          </table:table-cell>
          <table:table-cell table:style-name="ce45" office:value-type="float" office:value="23297" calcext:value-type="float">
            <text:p><text:s text:c="3"/>23,297</text:p>
          </table:table-cell>
          <table:table-cell table:style-name="ce45" office:value-type="float" office:value="331" calcext:value-type="float">
            <text:p><text:s text:c="3"/>331</text:p>
          </table:table-cell>
          <table:table-cell table:style-name="ce45" office:value-type="float" office:value="21338" calcext:value-type="float">
            <text:p><text:s text:c="3"/>21,338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83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181642" calcext:value-type="float">
            <text:p><text:s text:c="3"/>181,642</text:p>
          </table:table-cell>
          <table:table-cell table:style-name="ce60" office:value-type="float" office:value="178520" calcext:value-type="float">
            <text:p><text:s text:c="3"/>178,520</text:p>
          </table:table-cell>
          <table:table-cell table:style-name="ce42" office:value-type="float" office:value="846" calcext:value-type="float">
            <text:p><text:s text:c="3"/>846</text:p>
          </table:table-cell>
          <table:table-cell table:style-name="ce60" office:value-type="float" office:value="686" calcext:value-type="float">
            <text:p><text:s text:c="3"/>686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58" office:value-type="float" office:value="2276" calcext:value-type="float">
            <text:p><text:s text:c="3"/>2,276</text:p>
          </table:table-cell>
          <table:covered-table-cell table:style-name="ce79"/>
          <table:covered-table-cell table:style-name="ce84"/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81642" calcext:value-type="float">
            <text:p><text:s text:c="3"/>181,642</text:p>
          </table:table-cell>
          <table:table-cell table:style-name="ce61" office:value-type="float" office:value="139798" calcext:value-type="float">
            <text:p><text:s text:c="3"/>139,798</text:p>
          </table:table-cell>
          <table:table-cell table:style-name="ce43" office:value-type="float" office:value="22782" calcext:value-type="float">
            <text:p><text:s text:c="3"/>22,782</text:p>
          </table:table-cell>
          <table:table-cell table:style-name="ce61" office:value-type="float" office:value="22611" calcext:value-type="float">
            <text:p><text:s text:c="3"/>22,611</text:p>
          </table:table-cell>
          <table:table-cell table:style-name="ce61" office:value-type="float" office:value="171" calcext:value-type="float">
            <text:p><text:s text:c="3"/>171</text:p>
          </table:table-cell>
          <table:table-cell table:style-name="ce59" office:value-type="float" office:value="19062" calcext:value-type="float">
            <text:p><text:s text:c="3"/>19,062</text:p>
          </table:table-cell>
          <table:covered-table-cell table:style-name="ce80"/>
          <table:covered-table-cell table:style-name="ce85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341030" calcext:value-type="float">
            <text:p><text:s text:c="3"/>341,030</text:p>
          </table:table-cell>
          <table:table-cell table:style-name="ce41" office:value-type="float" office:value="294828" calcext:value-type="float">
            <text:p><text:s text:c="3"/>294,828</text:p>
          </table:table-cell>
          <table:table-cell table:style-name="ce41" office:value-type="float" office:value="26797" calcext:value-type="float">
            <text:p><text:s text:c="3"/>26,797</text:p>
          </table:table-cell>
          <table:table-cell table:style-name="ce41" office:value-type="float" office:value="26516" calcext:value-type="float">
            <text:p><text:s text:c="3"/>26,516</text:p>
          </table:table-cell>
          <table:table-cell table:style-name="ce41" office:value-type="float" office:value="281" calcext:value-type="float">
            <text:p><text:s text:c="3"/>281</text:p>
          </table:table-cell>
          <table:table-cell table:style-name="ce41" office:value-type="float" office:value="19405" calcext:value-type="float">
            <text:p><text:s text:c="3"/>19,405</text:p>
          </table:table-cell>
          <table:table-cell table:style-name="ce41" office:value-type="float" office:value="17512" calcext:value-type="float">
            <text:p><text:s text:c="3"/>17,512</text:p>
          </table:table-cell>
          <table:table-cell table:style-name="ce86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170515" calcext:value-type="float">
            <text:p><text:s text:c="3"/>170,515</text:p>
          </table:table-cell>
          <table:table-cell table:style-name="ce62" office:value-type="float" office:value="167115" calcext:value-type="float">
            <text:p><text:s text:c="3"/>167,115</text:p>
          </table:table-cell>
          <table:table-cell table:style-name="ce42" office:value-type="float" office:value="983" calcext:value-type="float">
            <text:p><text:s text:c="3"/>983</text:p>
          </table:table-cell>
          <table:table-cell table:style-name="ce42" office:value-type="float" office:value="834" calcext:value-type="float">
            <text:p><text:s text:c="3"/>834</text:p>
          </table:table-cell>
          <table:table-cell table:style-name="ce72" office:value-type="float" office:value="149" calcext:value-type="float">
            <text:p><text:s text:c="3"/>149</text:p>
          </table:table-cell>
          <table:table-cell table:style-name="ce58" office:value-type="float" office:value="2417" calcext:value-type="float">
            <text:p><text:s text:c="3"/>2,417</text:p>
          </table:table-cell>
          <table:table-cell table:style-name="ce72" office:value-type="float" office:value="806" calcext:value-type="float">
            <text:p><text:s text:c="3"/>806</text:p>
          </table:table-cell>
          <table:table-cell table:style-name="ce87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70515" calcext:value-type="float">
            <text:p><text:s text:c="3"/>170,515</text:p>
          </table:table-cell>
          <table:table-cell table:style-name="ce63" office:value-type="float" office:value="127713" calcext:value-type="float">
            <text:p><text:s text:c="3"/>127,713</text:p>
          </table:table-cell>
          <table:table-cell table:style-name="ce43" office:value-type="float" office:value="25814" calcext:value-type="float">
            <text:p><text:s text:c="3"/>25,814</text:p>
          </table:table-cell>
          <table:table-cell table:style-name="ce43" office:value-type="float" office:value="25682" calcext:value-type="float">
            <text:p><text:s text:c="3"/>25,682</text:p>
          </table:table-cell>
          <table:table-cell table:style-name="ce73" office:value-type="float" office:value="132" calcext:value-type="float">
            <text:p><text:s text:c="3"/>132</text:p>
          </table:table-cell>
          <table:table-cell table:style-name="ce59" office:value-type="float" office:value="16988" calcext:value-type="float">
            <text:p><text:s text:c="3"/>16,988</text:p>
          </table:table-cell>
          <table:table-cell table:style-name="ce73" office:value-type="float" office:value="16706" calcext:value-type="float">
            <text:p><text:s text:c="3"/>16,706</text:p>
          </table:table-cell>
          <table:table-cell table:style-name="ce88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345310" calcext:value-type="float">
            <text:p><text:s text:c="3"/>345,310</text:p>
          </table:table-cell>
          <table:table-cell table:style-name="ce41" office:value-type="float" office:value="296297" calcext:value-type="float">
            <text:p><text:s text:c="3"/>296,297</text:p>
          </table:table-cell>
          <table:table-cell table:style-name="ce41" office:value-type="float" office:value="28906" calcext:value-type="float">
            <text:p><text:s text:c="3"/>28,906</text:p>
          </table:table-cell>
          <table:table-cell table:style-name="ce41" office:value-type="float" office:value="28603" calcext:value-type="float">
            <text:p><text:s text:c="3"/>28,603</text:p>
          </table:table-cell>
          <table:table-cell table:style-name="ce41" office:value-type="float" office:value="303" calcext:value-type="float">
            <text:p><text:s text:c="3"/>303</text:p>
          </table:table-cell>
          <table:table-cell table:style-name="ce41" office:value-type="float" office:value="20107" calcext:value-type="float">
            <text:p><text:s text:c="3"/>20,107</text:p>
          </table:table-cell>
          <table:table-cell table:style-name="ce41" office:value-type="float" office:value="18037" calcext:value-type="float">
            <text:p><text:s text:c="3"/>18,037</text:p>
          </table:table-cell>
          <table:table-cell table:style-name="ce86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172655" calcext:value-type="float">
            <text:p><text:s text:c="3"/>172,655</text:p>
          </table:table-cell>
          <table:table-cell table:style-name="ce62" office:value-type="float" office:value="168289" calcext:value-type="float">
            <text:p><text:s text:c="3"/>168,289</text:p>
          </table:table-cell>
          <table:table-cell table:style-name="ce42" office:value-type="float" office:value="1598" calcext:value-type="float">
            <text:p><text:s text:c="3"/>1,598</text:p>
          </table:table-cell>
          <table:table-cell table:style-name="ce42" office:value-type="float" office:value="1436" calcext:value-type="float">
            <text:p><text:s text:c="3"/>1,436</text:p>
          </table:table-cell>
          <table:table-cell table:style-name="ce72" office:value-type="float" office:value="162" calcext:value-type="float">
            <text:p><text:s text:c="3"/>162</text:p>
          </table:table-cell>
          <table:table-cell table:style-name="ce58" office:value-type="float" office:value="2768" calcext:value-type="float">
            <text:p><text:s text:c="3"/>2,768</text:p>
          </table:table-cell>
          <table:table-cell table:style-name="ce72" office:value-type="float" office:value="1035" calcext:value-type="float">
            <text:p><text:s text:c="3"/>1,035</text:p>
          </table:table-cell>
          <table:table-cell table:style-name="ce87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72655" calcext:value-type="float">
            <text:p><text:s text:c="3"/>172,655</text:p>
          </table:table-cell>
          <table:table-cell table:style-name="ce63" office:value-type="float" office:value="128008" calcext:value-type="float">
            <text:p><text:s text:c="3"/>128,008</text:p>
          </table:table-cell>
          <table:table-cell table:style-name="ce43" office:value-type="float" office:value="27308" calcext:value-type="float">
            <text:p><text:s text:c="3"/>27,308</text:p>
          </table:table-cell>
          <table:table-cell table:style-name="ce43" office:value-type="float" office:value="27167" calcext:value-type="float">
            <text:p><text:s text:c="3"/>27,167</text:p>
          </table:table-cell>
          <table:table-cell table:style-name="ce73" office:value-type="float" office:value="141" calcext:value-type="float">
            <text:p><text:s text:c="3"/>141</text:p>
          </table:table-cell>
          <table:table-cell table:style-name="ce59" office:value-type="float" office:value="17339" calcext:value-type="float">
            <text:p><text:s text:c="3"/>17,339</text:p>
          </table:table-cell>
          <table:table-cell table:style-name="ce73" office:value-type="float" office:value="17002" calcext:value-type="float">
            <text:p><text:s text:c="3"/>17,002</text:p>
          </table:table-cell>
          <table:table-cell table:style-name="ce88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342966" calcext:value-type="float">
            <text:p><text:s text:c="3"/>342,966</text:p>
          </table:table-cell>
          <table:table-cell table:style-name="ce41" office:value-type="float" office:value="288332" calcext:value-type="float">
            <text:p><text:s text:c="3"/>288,332</text:p>
          </table:table-cell>
          <table:table-cell table:style-name="ce41" office:value-type="float" office:value="34991" calcext:value-type="float">
            <text:p><text:s text:c="3"/>34,991</text:p>
          </table:table-cell>
          <table:table-cell table:style-name="ce41" office:value-type="float" office:value="34685" calcext:value-type="float">
            <text:p><text:s text:c="3"/>34,685</text:p>
          </table:table-cell>
          <table:table-cell table:style-name="ce41" office:value-type="float" office:value="306" calcext:value-type="float">
            <text:p><text:s text:c="3"/>306</text:p>
          </table:table-cell>
          <table:table-cell table:style-name="ce41" office:value-type="float" office:value="19643" calcext:value-type="float">
            <text:p><text:s text:c="3"/>19,643</text:p>
          </table:table-cell>
          <table:table-cell table:style-name="ce41" office:value-type="float" office:value="17351" calcext:value-type="float">
            <text:p><text:s text:c="3"/>17,351</text:p>
          </table:table-cell>
          <table:table-cell table:style-name="ce86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171483" calcext:value-type="float">
            <text:p><text:s text:c="3"/>171,483</text:p>
          </table:table-cell>
          <table:table-cell table:style-name="ce62" office:value-type="float" office:value="165482" calcext:value-type="float">
            <text:p><text:s text:c="3"/>165,482</text:p>
          </table:table-cell>
          <table:table-cell table:style-name="ce42" office:value-type="float" office:value="3207" calcext:value-type="float">
            <text:p><text:s text:c="3"/>3,207</text:p>
          </table:table-cell>
          <table:table-cell table:style-name="ce42" office:value-type="float" office:value="3060" calcext:value-type="float">
            <text:p><text:s text:c="3"/>3,060</text:p>
          </table:table-cell>
          <table:table-cell table:style-name="ce72" office:value-type="float" office:value="147" calcext:value-type="float">
            <text:p><text:s text:c="3"/>147</text:p>
          </table:table-cell>
          <table:table-cell table:style-name="ce58" office:value-type="float" office:value="2794" calcext:value-type="float">
            <text:p><text:s text:c="3"/>2,794</text:p>
          </table:table-cell>
          <table:table-cell table:style-name="ce72" office:value-type="float" office:value="1044" calcext:value-type="float">
            <text:p><text:s text:c="3"/>1,044</text:p>
          </table:table-cell>
          <table:table-cell table:style-name="ce87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71483" calcext:value-type="float">
            <text:p><text:s text:c="3"/>171,483</text:p>
          </table:table-cell>
          <table:table-cell table:style-name="ce63" office:value-type="float" office:value="122850" calcext:value-type="float">
            <text:p><text:s text:c="3"/>122,850</text:p>
          </table:table-cell>
          <table:table-cell table:style-name="ce43" office:value-type="float" office:value="31784" calcext:value-type="float">
            <text:p><text:s text:c="3"/>31,784</text:p>
          </table:table-cell>
          <table:table-cell table:style-name="ce43" office:value-type="float" office:value="31625" calcext:value-type="float">
            <text:p><text:s text:c="3"/>31,625</text:p>
          </table:table-cell>
          <table:table-cell table:style-name="ce73" office:value-type="float" office:value="159" calcext:value-type="float">
            <text:p><text:s text:c="3"/>159</text:p>
          </table:table-cell>
          <table:table-cell table:style-name="ce59" office:value-type="float" office:value="16849" calcext:value-type="float">
            <text:p><text:s text:c="3"/>16,849</text:p>
          </table:table-cell>
          <table:table-cell table:style-name="ce73" office:value-type="float" office:value="16307" calcext:value-type="float">
            <text:p><text:s text:c="3"/>16,307</text:p>
          </table:table-cell>
          <table:table-cell table:style-name="ce88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262906" calcext:value-type="float">
            <text:p><text:s text:c="3"/>262,906</text:p>
          </table:table-cell>
          <table:table-cell table:style-name="ce41" office:value-type="float" office:value="231596" calcext:value-type="float">
            <text:p><text:s text:c="3"/>231,596</text:p>
          </table:table-cell>
          <table:table-cell table:style-name="ce41" office:value-type="float" office:value="10972" calcext:value-type="float">
            <text:p><text:s text:c="3"/>10,972</text:p>
          </table:table-cell>
          <table:table-cell table:style-name="ce41" office:value-type="float" office:value="10642" calcext:value-type="float">
            <text:p><text:s text:c="3"/>10,642</text:p>
          </table:table-cell>
          <table:table-cell table:style-name="ce41" office:value-type="float" office:value="330" calcext:value-type="float">
            <text:p><text:s text:c="3"/>330</text:p>
          </table:table-cell>
          <table:table-cell table:style-name="ce41" office:value-type="float" office:value="20338" calcext:value-type="float">
            <text:p><text:s text:c="3"/>20,338</text:p>
          </table:table-cell>
          <table:table-cell table:style-name="ce41" office:value-type="float" office:value="18103" calcext:value-type="float">
            <text:p><text:s text:c="3"/>18,103</text:p>
          </table:table-cell>
          <table:table-cell table:style-name="ce86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131453" calcext:value-type="float">
            <text:p><text:s text:c="3"/>131,453</text:p>
          </table:table-cell>
          <table:table-cell table:style-name="ce42" office:value-type="float" office:value="128277" calcext:value-type="float">
            <text:p><text:s text:c="3"/>128,277</text:p>
          </table:table-cell>
          <table:table-cell table:style-name="ce42" office:value-type="float" office:value="405" calcext:value-type="float">
            <text:p><text:s text:c="3"/>405</text:p>
          </table:table-cell>
          <table:table-cell table:style-name="ce42" office:value-type="float" office:value="256" calcext:value-type="float">
            <text:p><text:s text:c="3"/>256</text:p>
          </table:table-cell>
          <table:table-cell table:style-name="ce42" office:value-type="float" office:value="149" calcext:value-type="float">
            <text:p><text:s text:c="3"/>149</text:p>
          </table:table-cell>
          <table:table-cell table:style-name="ce42" office:value-type="float" office:value="2771" calcext:value-type="float">
            <text:p><text:s text:c="3"/>2,771</text:p>
          </table:table-cell>
          <table:table-cell table:style-name="ce42" office:value-type="float" office:value="921" calcext:value-type="float">
            <text:p><text:s text:c="3"/>921</text:p>
          </table:table-cell>
          <table:table-cell table:style-name="ce72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31453" calcext:value-type="float">
            <text:p><text:s text:c="3"/>131,453</text:p>
          </table:table-cell>
          <table:table-cell table:style-name="ce43" office:value-type="float" office:value="103319" calcext:value-type="float">
            <text:p><text:s text:c="3"/>103,319</text:p>
          </table:table-cell>
          <table:table-cell table:style-name="ce43" office:value-type="float" office:value="10567" calcext:value-type="float">
            <text:p><text:s text:c="3"/>10,567</text:p>
          </table:table-cell>
          <table:table-cell table:style-name="ce43" office:value-type="float" office:value="10386" calcext:value-type="float">
            <text:p><text:s text:c="3"/>10,386</text:p>
          </table:table-cell>
          <table:table-cell table:style-name="ce43" office:value-type="float" office:value="181" calcext:value-type="float">
            <text:p><text:s text:c="3"/>181</text:p>
          </table:table-cell>
          <table:table-cell table:style-name="ce43" office:value-type="float" office:value="17567" calcext:value-type="float">
            <text:p><text:s text:c="3"/>17,567</text:p>
          </table:table-cell>
          <table:table-cell table:style-name="ce43" office:value-type="float" office:value="17182" calcext:value-type="float">
            <text:p><text:s text:c="3"/>17,182</text:p>
          </table:table-cell>
          <table:table-cell table:style-name="ce73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282280" calcext:value-type="float">
            <text:p><text:s text:c="3"/>282,280</text:p>
          </table:table-cell>
          <table:table-cell table:style-name="ce41" office:value-type="float" office:value="253853" calcext:value-type="float">
            <text:p><text:s text:c="3"/>253,853</text:p>
          </table:table-cell>
          <table:table-cell table:style-name="ce41" office:value-type="float" office:value="14619" calcext:value-type="float">
            <text:p><text:s text:c="3"/>14,619</text:p>
          </table:table-cell>
          <table:table-cell table:style-name="ce41" office:value-type="float" office:value="14258" calcext:value-type="float">
            <text:p><text:s text:c="3"/>14,258</text:p>
          </table:table-cell>
          <table:table-cell table:style-name="ce41" office:value-type="float" office:value="361" calcext:value-type="float">
            <text:p><text:s text:c="3"/>361</text:p>
          </table:table-cell>
          <table:table-cell table:style-name="ce41" office:value-type="float" office:value="13808" calcext:value-type="float">
            <text:p><text:s text:c="3"/>13,808</text:p>
          </table:table-cell>
          <table:table-cell table:style-name="ce41" office:value-type="float" office:value="11454" calcext:value-type="float">
            <text:p><text:s text:c="3"/>11,454</text:p>
          </table:table-cell>
          <table:table-cell table:style-name="ce86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2" office:value-type="float" office:value="138001" calcext:value-type="float">
            <text:p><text:s text:c="3"/>138,001</text:p>
          </table:table-cell>
          <table:table-cell table:style-name="ce42" office:value-type="float" office:value="452" calcext:value-type="float">
            <text:p><text:s text:c="3"/>452</text:p>
          </table:table-cell>
          <table:table-cell table:style-name="ce42" office:value-type="float" office:value="282" calcext:value-type="float">
            <text:p><text:s text:c="3"/>282</text:p>
          </table:table-cell>
          <table:table-cell table:style-name="ce42" office:value-type="float" office:value="170" calcext:value-type="float">
            <text:p><text:s text:c="3"/>170</text:p>
          </table:table-cell>
          <table:table-cell table:style-name="ce42" office:value-type="float" office:value="2687" calcext:value-type="float">
            <text:p><text:s text:c="3"/>2,687</text:p>
          </table:table-cell>
          <table:table-cell table:style-name="ce42" office:value-type="float" office:value="751" calcext:value-type="float">
            <text:p><text:s text:c="3"/>751</text:p>
          </table:table-cell>
          <table:table-cell table:style-name="ce72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3" office:value-type="float" office:value="115852" calcext:value-type="float">
            <text:p><text:s text:c="3"/>115,852</text:p>
          </table:table-cell>
          <table:table-cell table:style-name="ce43" office:value-type="float" office:value="14167" calcext:value-type="float">
            <text:p><text:s text:c="3"/>14,167</text:p>
          </table:table-cell>
          <table:table-cell table:style-name="ce43" office:value-type="float" office:value="13976" calcext:value-type="float">
            <text:p><text:s text:c="3"/>13,976</text:p>
          </table:table-cell>
          <table:table-cell table:style-name="ce43" office:value-type="float" office:value="191" calcext:value-type="float">
            <text:p><text:s text:c="3"/>191</text:p>
          </table:table-cell>
          <table:table-cell table:style-name="ce43" office:value-type="float" office:value="11121" calcext:value-type="float">
            <text:p><text:s text:c="3"/>11,121</text:p>
          </table:table-cell>
          <table:table-cell table:style-name="ce43" office:value-type="float" office:value="10703" calcext:value-type="float">
            <text:p><text:s text:c="3"/>10,703</text:p>
          </table:table-cell>
          <table:table-cell table:style-name="ce73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285338" calcext:value-type="float">
            <text:p><text:s text:c="3"/>285,338</text:p>
          </table:table-cell>
          <table:table-cell table:style-name="ce41" office:value-type="float" office:value="261408" calcext:value-type="float">
            <text:p><text:s text:c="3"/>261,408</text:p>
          </table:table-cell>
          <table:table-cell table:style-name="ce41" office:value-type="float" office:value="14406" calcext:value-type="float">
            <text:p><text:s text:c="3"/>14,406</text:p>
          </table:table-cell>
          <table:table-cell table:style-name="ce41" office:value-type="float" office:value="13964" calcext:value-type="float">
            <text:p><text:s text:c="3"/>13,964</text:p>
          </table:table-cell>
          <table:table-cell table:style-name="ce41" office:value-type="float" office:value="442" calcext:value-type="float">
            <text:p><text:s text:c="3"/>442</text:p>
          </table:table-cell>
          <table:table-cell table:style-name="ce41" office:value-type="float" office:value="9524" calcext:value-type="float">
            <text:p><text:s text:c="3"/>9,524</text:p>
          </table:table-cell>
          <table:table-cell table:style-name="ce41" office:value-type="float" office:value="6950" calcext:value-type="float">
            <text:p><text:s text:c="3"/>6,950</text:p>
          </table:table-cell>
          <table:table-cell table:style-name="ce86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2" office:value-type="float" office:value="142669" calcext:value-type="float">
            <text:p><text:s text:c="3"/>142,669</text:p>
          </table:table-cell>
          <table:table-cell table:style-name="ce42" office:value-type="float" office:value="139455" calcext:value-type="float">
            <text:p><text:s text:c="3"/>139,455</text:p>
          </table:table-cell>
          <table:table-cell table:style-name="ce42" office:value-type="float" office:value="506" calcext:value-type="float">
            <text:p><text:s text:c="3"/>506</text:p>
          </table:table-cell>
          <table:table-cell table:style-name="ce42" office:value-type="float" office:value="323" calcext:value-type="float">
            <text:p><text:s text:c="3"/>323</text:p>
          </table:table-cell>
          <table:table-cell table:style-name="ce42" office:value-type="float" office:value="183" calcext:value-type="float">
            <text:p><text:s text:c="3"/>183</text:p>
          </table:table-cell>
          <table:table-cell table:style-name="ce42" office:value-type="float" office:value="2708" calcext:value-type="float">
            <text:p><text:s text:c="3"/>2,708</text:p>
          </table:table-cell>
          <table:table-cell table:style-name="ce42" office:value-type="float" office:value="579" calcext:value-type="float">
            <text:p><text:s text:c="3"/>579</text:p>
          </table:table-cell>
          <table:table-cell table:style-name="ce72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42669" calcext:value-type="float">
            <text:p><text:s text:c="3"/>142,669</text:p>
          </table:table-cell>
          <table:table-cell table:style-name="ce43" office:value-type="float" office:value="121953" calcext:value-type="float">
            <text:p><text:s text:c="3"/>121,953</text:p>
          </table:table-cell>
          <table:table-cell table:style-name="ce43" office:value-type="float" office:value="13900" calcext:value-type="float">
            <text:p><text:s text:c="3"/>13,900</text:p>
          </table:table-cell>
          <table:table-cell table:style-name="ce43" office:value-type="float" office:value="13641" calcext:value-type="float">
            <text:p><text:s text:c="3"/>13,641</text:p>
          </table:table-cell>
          <table:table-cell table:style-name="ce43" office:value-type="float" office:value="259" calcext:value-type="float">
            <text:p><text:s text:c="3"/>259</text:p>
          </table:table-cell>
          <table:table-cell table:style-name="ce43" office:value-type="float" office:value="6816" calcext:value-type="float">
            <text:p><text:s text:c="3"/>6,816</text:p>
          </table:table-cell>
          <table:table-cell table:style-name="ce43" office:value-type="float" office:value="6371" calcext:value-type="float">
            <text:p><text:s text:c="3"/>6,371</text:p>
          </table:table-cell>
          <table:table-cell table:style-name="ce73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270082" calcext:value-type="float">
            <text:p><text:s text:c="3"/>270,082</text:p>
          </table:table-cell>
          <table:table-cell table:style-name="ce41" office:value-type="float" office:value="245382" calcext:value-type="float">
            <text:p><text:s text:c="3"/>245,382</text:p>
          </table:table-cell>
          <table:table-cell table:style-name="ce41" office:value-type="float" office:value="15146" calcext:value-type="float">
            <text:p><text:s text:c="3"/>15,146</text:p>
          </table:table-cell>
          <table:table-cell table:style-name="ce41" office:value-type="float" office:value="14721" calcext:value-type="float">
            <text:p><text:s text:c="3"/>14,721</text:p>
          </table:table-cell>
          <table:table-cell table:style-name="ce41" office:value-type="float" office:value="425" calcext:value-type="float">
            <text:p><text:s text:c="3"/>425</text:p>
          </table:table-cell>
          <table:table-cell table:style-name="ce41" office:value-type="float" office:value="9554" calcext:value-type="float">
            <text:p><text:s text:c="3"/>9,554</text:p>
          </table:table-cell>
          <table:table-cell table:style-name="ce41" office:value-type="float" office:value="6952" calcext:value-type="float">
            <text:p><text:s text:c="3"/>6,952</text:p>
          </table:table-cell>
          <table:table-cell table:style-name="ce86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2" office:value-type="float" office:value="135041" calcext:value-type="float">
            <text:p><text:s text:c="3"/>135,041</text:p>
          </table:table-cell>
          <table:table-cell table:style-name="ce42" office:value-type="float" office:value="131900" calcext:value-type="float">
            <text:p><text:s text:c="3"/>131,900</text:p>
          </table:table-cell>
          <table:table-cell table:style-name="ce42" office:value-type="float" office:value="551" calcext:value-type="float">
            <text:p><text:s text:c="3"/>551</text:p>
          </table:table-cell>
          <table:table-cell table:style-name="ce42" office:value-type="float" office:value="371" calcext:value-type="float">
            <text:p><text:s text:c="3"/>371</text:p>
          </table:table-cell>
          <table:table-cell table:style-name="ce42" office:value-type="float" office:value="180" calcext:value-type="float">
            <text:p><text:s text:c="3"/>180</text:p>
          </table:table-cell>
          <table:table-cell table:style-name="ce42" office:value-type="float" office:value="2590" calcext:value-type="float">
            <text:p><text:s text:c="3"/>2,590</text:p>
          </table:table-cell>
          <table:table-cell table:style-name="ce42" office:value-type="float" office:value="452" calcext:value-type="float">
            <text:p><text:s text:c="3"/>452</text:p>
          </table:table-cell>
          <table:table-cell table:style-name="ce72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35041" calcext:value-type="float">
            <text:p><text:s text:c="3"/>135,041</text:p>
          </table:table-cell>
          <table:table-cell table:style-name="ce42" office:value-type="float" office:value="113482" calcext:value-type="float">
            <text:p><text:s text:c="3"/>113,482</text:p>
          </table:table-cell>
          <table:table-cell table:style-name="ce42" office:value-type="float" office:value="14595" calcext:value-type="float">
            <text:p><text:s text:c="3"/>14,595</text:p>
          </table:table-cell>
          <table:table-cell table:style-name="ce42" office:value-type="float" office:value="14350" calcext:value-type="float">
            <text:p><text:s text:c="3"/>14,350</text:p>
          </table:table-cell>
          <table:table-cell table:style-name="ce42" office:value-type="float" office:value="245" calcext:value-type="float">
            <text:p><text:s text:c="3"/>245</text:p>
          </table:table-cell>
          <table:table-cell table:style-name="ce42" office:value-type="float" office:value="6964" calcext:value-type="float">
            <text:p><text:s text:c="3"/>6,964</text:p>
          </table:table-cell>
          <table:table-cell table:style-name="ce42" office:value-type="float" office:value="6500" calcext:value-type="float">
            <text:p><text:s text:c="3"/>6,500</text:p>
          </table:table-cell>
          <table:table-cell table:style-name="ce72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309732" calcext:value-type="float">
            <text:p><text:s text:c="3"/>309,732</text:p>
          </table:table-cell>
          <table:table-cell table:style-name="ce45" office:value-type="float" office:value="288003" calcext:value-type="float">
            <text:p><text:s text:c="3"/>288,003</text:p>
          </table:table-cell>
          <table:table-cell table:style-name="ce45" office:value-type="float" office:value="12772" calcext:value-type="float">
            <text:p><text:s text:c="3"/>12,772</text:p>
          </table:table-cell>
          <table:table-cell table:style-name="ce45" office:value-type="float" office:value="12274" calcext:value-type="float">
            <text:p><text:s text:c="3"/>12,274</text:p>
          </table:table-cell>
          <table:table-cell table:style-name="ce45" office:value-type="float" office:value="498" calcext:value-type="float">
            <text:p><text:s text:c="3"/>498</text:p>
          </table:table-cell>
          <table:table-cell table:style-name="ce45" office:value-type="float" office:value="8957" calcext:value-type="float">
            <text:p><text:s text:c="3"/>8,957</text:p>
          </table:table-cell>
          <table:table-cell table:style-name="ce45" office:value-type="float" office:value="6009" calcext:value-type="float">
            <text:p><text:s text:c="3"/>6,009</text:p>
          </table:table-cell>
          <table:table-cell table:style-name="ce86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154866" calcext:value-type="float">
            <text:p><text:s text:c="3"/>154,866</text:p>
          </table:table-cell>
          <table:table-cell table:style-name="ce46" office:value-type="float" office:value="151350" calcext:value-type="float">
            <text:p><text:s text:c="3"/>151,350</text:p>
          </table:table-cell>
          <table:table-cell table:style-name="ce46" office:value-type="float" office:value="621" calcext:value-type="float">
            <text:p><text:s text:c="3"/>621</text:p>
          </table:table-cell>
          <table:table-cell table:style-name="ce46" office:value-type="float" office:value="371" calcext:value-type="float">
            <text:p><text:s text:c="3"/>371</text:p>
          </table:table-cell>
          <table:table-cell table:style-name="ce46" office:value-type="float" office:value="250" calcext:value-type="float">
            <text:p><text:s text:c="3"/>250</text:p>
          </table:table-cell>
          <table:table-cell table:style-name="ce46" office:value-type="float" office:value="2895" calcext:value-type="float">
            <text:p><text:s text:c="3"/>2,895</text:p>
          </table:table-cell>
          <table:table-cell table:style-name="ce46" office:value-type="float" office:value="468" calcext:value-type="float">
            <text:p><text:s text:c="3"/>468</text:p>
          </table:table-cell>
          <table:table-cell table:style-name="ce89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154866" calcext:value-type="float">
            <text:p><text:s text:c="3"/>154,866</text:p>
          </table:table-cell>
          <table:table-cell table:style-name="ce47" office:value-type="float" office:value="136653" calcext:value-type="float">
            <text:p><text:s text:c="3"/>136,653</text:p>
          </table:table-cell>
          <table:table-cell table:style-name="ce47" office:value-type="float" office:value="12151" calcext:value-type="float">
            <text:p><text:s text:c="3"/>12,151</text:p>
          </table:table-cell>
          <table:table-cell table:style-name="ce47" office:value-type="float" office:value="11903" calcext:value-type="float">
            <text:p><text:s text:c="3"/>11,903</text:p>
          </table:table-cell>
          <table:table-cell table:style-name="ce47" office:value-type="float" office:value="248" calcext:value-type="float">
            <text:p><text:s text:c="3"/>248</text:p>
          </table:table-cell>
          <table:table-cell table:style-name="ce47" office:value-type="float" office:value="6062" calcext:value-type="float">
            <text:p><text:s text:c="3"/>6,062</text:p>
          </table:table-cell>
          <table:table-cell table:style-name="ce47" office:value-type="float" office:value="5541" calcext:value-type="float">
            <text:p><text:s text:c="3"/>5,541</text:p>
          </table:table-cell>
          <table:table-cell table:style-name="ce89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234198" calcext:value-type="float">
            <text:p><text:s text:c="3"/>234,198</text:p>
          </table:table-cell>
          <table:table-cell table:style-name="ce41" office:value-type="float" office:value="212284" calcext:value-type="float">
            <text:p><text:s text:c="3"/>212,284</text:p>
          </table:table-cell>
          <table:table-cell table:style-name="ce41" office:value-type="float" office:value="13294" calcext:value-type="float">
            <text:p><text:s text:c="3"/>13,294</text:p>
          </table:table-cell>
          <table:table-cell table:style-name="ce41" office:value-type="float" office:value="12796" calcext:value-type="float">
            <text:p><text:s text:c="3"/>12,796</text:p>
          </table:table-cell>
          <table:table-cell table:style-name="ce41" office:value-type="float" office:value="498" calcext:value-type="float">
            <text:p><text:s text:c="3"/>498</text:p>
          </table:table-cell>
          <table:table-cell table:style-name="ce41" office:value-type="float" office:value="8620" calcext:value-type="float">
            <text:p><text:s text:c="3"/>8,620</text:p>
          </table:table-cell>
          <table:table-cell table:style-name="ce41" office:value-type="float" office:value="5696" calcext:value-type="float">
            <text:p><text:s text:c="3"/>5,696</text:p>
          </table:table-cell>
          <table:table-cell table:style-name="ce86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2" office:value-type="float" office:value="117099" calcext:value-type="float">
            <text:p><text:s text:c="3"/>117,099</text:p>
          </table:table-cell>
          <table:table-cell table:style-name="ce42" office:value-type="float" office:value="113426" calcext:value-type="float">
            <text:p><text:s text:c="3"/>113,426</text:p>
          </table:table-cell>
          <table:table-cell table:style-name="ce42" office:value-type="float" office:value="691" calcext:value-type="float">
            <text:p><text:s text:c="3"/>691</text:p>
          </table:table-cell>
          <table:table-cell table:style-name="ce42" office:value-type="float" office:value="452" calcext:value-type="float">
            <text:p><text:s text:c="3"/>452</text:p>
          </table:table-cell>
          <table:table-cell table:style-name="ce42" office:value-type="float" office:value="239" calcext:value-type="float">
            <text:p><text:s text:c="3"/>239</text:p>
          </table:table-cell>
          <table:table-cell table:style-name="ce42" office:value-type="float" office:value="2982" calcext:value-type="float">
            <text:p><text:s text:c="3"/>2,982</text:p>
          </table:table-cell>
          <table:table-cell table:style-name="ce42" office:value-type="float" office:value="502" calcext:value-type="float">
            <text:p><text:s text:c="3"/>502</text:p>
          </table:table-cell>
          <table:table-cell table:style-name="ce72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17099" calcext:value-type="float">
            <text:p><text:s text:c="3"/>117,099</text:p>
          </table:table-cell>
          <table:table-cell table:style-name="ce42" office:value-type="float" office:value="98858" calcext:value-type="float">
            <text:p><text:s text:c="3"/>98,858</text:p>
          </table:table-cell>
          <table:table-cell table:style-name="ce42" office:value-type="float" office:value="12603" calcext:value-type="float">
            <text:p><text:s text:c="3"/>12,603</text:p>
          </table:table-cell>
          <table:table-cell table:style-name="ce42" office:value-type="float" office:value="12344" calcext:value-type="float">
            <text:p><text:s text:c="3"/>12,344</text:p>
          </table:table-cell>
          <table:table-cell table:style-name="ce42" office:value-type="float" office:value="259" calcext:value-type="float">
            <text:p><text:s text:c="3"/>259</text:p>
          </table:table-cell>
          <table:table-cell table:style-name="ce42" office:value-type="float" office:value="5638" calcext:value-type="float">
            <text:p><text:s text:c="3"/>5,638</text:p>
          </table:table-cell>
          <table:table-cell table:style-name="ce42" office:value-type="float" office:value="5194" calcext:value-type="float">
            <text:p><text:s text:c="3"/>5,194</text:p>
          </table:table-cell>
          <table:table-cell table:style-name="ce72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277638" calcext:value-type="float">
            <text:p><text:s text:c="3"/>277,638</text:p>
          </table:table-cell>
          <table:table-cell table:style-name="ce45" office:value-type="float" office:value="256137" calcext:value-type="float">
            <text:p><text:s text:c="3"/>256,137</text:p>
          </table:table-cell>
          <table:table-cell table:style-name="ce45" office:value-type="float" office:value="13332" calcext:value-type="float">
            <text:p><text:s text:c="3"/>13,332</text:p>
          </table:table-cell>
          <table:table-cell table:style-name="ce45" office:value-type="float" office:value="12807" calcext:value-type="float">
            <text:p><text:s text:c="3"/>12,807</text:p>
          </table:table-cell>
          <table:table-cell table:style-name="ce45" office:value-type="float" office:value="525" calcext:value-type="float">
            <text:p><text:s text:c="3"/>525</text:p>
          </table:table-cell>
          <table:table-cell table:style-name="ce45" office:value-type="float" office:value="8169" calcext:value-type="float">
            <text:p><text:s text:c="3"/>8,169</text:p>
          </table:table-cell>
          <table:table-cell table:style-name="ce45" office:value-type="float" office:value="5212" calcext:value-type="float">
            <text:p><text:s text:c="3"/>5,212</text:p>
          </table:table-cell>
          <table:table-cell table:style-name="ce86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138819" calcext:value-type="float">
            <text:p><text:s text:c="3"/>138,819</text:p>
          </table:table-cell>
          <table:table-cell table:style-name="ce46" office:value-type="float" office:value="135027" calcext:value-type="float">
            <text:p><text:s text:c="3"/>135,027</text:p>
          </table:table-cell>
          <table:table-cell table:style-name="ce46" office:value-type="float" office:value="807" calcext:value-type="float">
            <text:p><text:s text:c="3"/>807</text:p>
          </table:table-cell>
          <table:table-cell table:style-name="ce46" office:value-type="float" office:value="562" calcext:value-type="float">
            <text:p><text:s text:c="3"/>562</text:p>
          </table:table-cell>
          <table:table-cell table:style-name="ce46" office:value-type="float" office:value="245" calcext:value-type="float">
            <text:p><text:s text:c="3"/>245</text:p>
          </table:table-cell>
          <table:table-cell table:style-name="ce46" office:value-type="float" office:value="2985" calcext:value-type="float">
            <text:p><text:s text:c="3"/>2,985</text:p>
          </table:table-cell>
          <table:table-cell table:style-name="ce46" office:value-type="float" office:value="549" calcext:value-type="float">
            <text:p><text:s text:c="3"/>549</text:p>
          </table:table-cell>
          <table:table-cell table:style-name="ce89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21110" calcext:value-type="float">
            <text:p><text:s text:c="3"/>121,110</text:p>
          </table:table-cell>
          <table:table-cell table:style-name="ce47" office:value-type="float" office:value="12525" calcext:value-type="float">
            <text:p><text:s text:c="3"/>12,525</text:p>
          </table:table-cell>
          <table:table-cell table:style-name="ce47" office:value-type="float" office:value="12245" calcext:value-type="float">
            <text:p><text:s text:c="3"/>12,245</text:p>
          </table:table-cell>
          <table:table-cell table:style-name="ce47" office:value-type="float" office:value="280" calcext:value-type="float">
            <text:p><text:s text:c="3"/>280</text:p>
          </table:table-cell>
          <table:table-cell table:style-name="ce47" office:value-type="float" office:value="5184" calcext:value-type="float">
            <text:p><text:s text:c="3"/>5,184</text:p>
          </table:table-cell>
          <table:table-cell table:style-name="ce47" office:value-type="float" office:value="4663" calcext:value-type="float">
            <text:p><text:s text:c="3"/>4,663</text:p>
          </table:table-cell>
          <table:table-cell table:style-name="ce89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1" office:value-type="float" office:value="330654" calcext:value-type="float">
            <text:p><text:s text:c="3"/>330,654</text:p>
          </table:table-cell>
          <table:table-cell table:style-name="ce41" office:value-type="float" office:value="309138" calcext:value-type="float">
            <text:p><text:s text:c="3"/>309,138</text:p>
          </table:table-cell>
          <table:table-cell table:style-name="ce41" office:value-type="float" office:value="13463" calcext:value-type="float">
            <text:p><text:s text:c="3"/>13,463</text:p>
          </table:table-cell>
          <table:table-cell table:style-name="ce41" office:value-type="float" office:value="12800" calcext:value-type="float">
            <text:p><text:s text:c="3"/>12,800</text:p>
          </table:table-cell>
          <table:table-cell table:style-name="ce41" office:value-type="float" office:value="663" calcext:value-type="float">
            <text:p><text:s text:c="3"/>663</text:p>
          </table:table-cell>
          <table:table-cell table:style-name="ce41" office:value-type="float" office:value="8053" calcext:value-type="float">
            <text:p><text:s text:c="3"/>8,053</text:p>
          </table:table-cell>
          <table:table-cell table:style-name="ce41" office:value-type="float" office:value="4887" calcext:value-type="float">
            <text:p><text:s text:c="3"/>4,887</text:p>
          </table:table-cell>
          <table:table-cell table:style-name="ce86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2" office:value-type="float" office:value="165327" calcext:value-type="float">
            <text:p><text:s text:c="3"/>165,327</text:p>
          </table:table-cell>
          <table:table-cell table:style-name="ce42" office:value-type="float" office:value="161237" calcext:value-type="float">
            <text:p><text:s text:c="3"/>161,237</text:p>
          </table:table-cell>
          <table:table-cell table:style-name="ce42" office:value-type="float" office:value="995" calcext:value-type="float">
            <text:p><text:s text:c="3"/>995</text:p>
          </table:table-cell>
          <table:table-cell table:style-name="ce42" office:value-type="float" office:value="686" calcext:value-type="float">
            <text:p><text:s text:c="3"/>686</text:p>
          </table:table-cell>
          <table:table-cell table:style-name="ce42" office:value-type="float" office:value="309" calcext:value-type="float">
            <text:p><text:s text:c="3"/>309</text:p>
          </table:table-cell>
          <table:table-cell table:style-name="ce42" office:value-type="float" office:value="3095" calcext:value-type="float">
            <text:p><text:s text:c="3"/>3,095</text:p>
          </table:table-cell>
          <table:table-cell table:style-name="ce42" office:value-type="float" office:value="520" calcext:value-type="float">
            <text:p><text:s text:c="3"/>520</text:p>
          </table:table-cell>
          <table:table-cell table:style-name="ce72" office:value-type="float" office:value="2575" calcext:value-type="float">
            <text:p><text:s text:c="3"/>2,575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2" office:value-type="float" office:value="165327" calcext:value-type="float">
            <text:p><text:s text:c="3"/>165,327</text:p>
          </table:table-cell>
          <table:table-cell table:style-name="ce42" office:value-type="float" office:value="147901" calcext:value-type="float">
            <text:p><text:s text:c="3"/>147,901</text:p>
          </table:table-cell>
          <table:table-cell table:style-name="ce42" office:value-type="float" office:value="12468" calcext:value-type="float">
            <text:p><text:s text:c="3"/>12,468</text:p>
          </table:table-cell>
          <table:table-cell table:style-name="ce42" office:value-type="float" office:value="12114" calcext:value-type="float">
            <text:p><text:s text:c="3"/>12,114</text:p>
          </table:table-cell>
          <table:table-cell table:style-name="ce42" office:value-type="float" office:value="354" calcext:value-type="float">
            <text:p><text:s text:c="3"/>354</text:p>
          </table:table-cell>
          <table:table-cell table:style-name="ce42" office:value-type="float" office:value="4958" calcext:value-type="float">
            <text:p><text:s text:c="3"/>4,958</text:p>
          </table:table-cell>
          <table:table-cell table:style-name="ce42" office:value-type="float" office:value="4367" calcext:value-type="float">
            <text:p><text:s text:c="3"/>4,367</text:p>
          </table:table-cell>
          <table:table-cell table:style-name="ce72" office:value-type="float" office:value="591" calcext:value-type="float">
            <text:p><text:s text:c="3"/>591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5" office:value-type="float" office:value="286768" calcext:value-type="float">
            <text:p><text:s text:c="3"/>286,768</text:p>
          </table:table-cell>
          <table:table-cell table:style-name="ce45" office:value-type="float" office:value="266168" calcext:value-type="float">
            <text:p><text:s text:c="3"/>266,168</text:p>
          </table:table-cell>
          <table:table-cell table:style-name="ce45" office:value-type="float" office:value="12713" calcext:value-type="float">
            <text:p><text:s text:c="3"/>12,713</text:p>
          </table:table-cell>
          <table:table-cell table:style-name="ce45" office:value-type="float" office:value="12034" calcext:value-type="float">
            <text:p><text:s text:c="3"/>12,034</text:p>
          </table:table-cell>
          <table:table-cell table:style-name="ce45" office:value-type="float" office:value="679" calcext:value-type="float">
            <text:p><text:s text:c="3"/>679</text:p>
          </table:table-cell>
          <table:table-cell table:style-name="ce45" office:value-type="float" office:value="7887" calcext:value-type="float">
            <text:p><text:s text:c="3"/>7,887</text:p>
          </table:table-cell>
          <table:table-cell table:style-name="ce45" office:value-type="float" office:value="4784" calcext:value-type="float">
            <text:p><text:s text:c="3"/>4,784</text:p>
          </table:table-cell>
          <table:table-cell table:style-name="ce86" office:value-type="float" office:value="3103" calcext:value-type="float">
            <text:p><text:s text:c="3"/>3,103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2" office:value-type="float" office:value="143384" calcext:value-type="float">
            <text:p><text:s text:c="3"/>143,384</text:p>
          </table:table-cell>
          <table:table-cell table:style-name="ce42" office:value-type="float" office:value="139047" calcext:value-type="float">
            <text:p><text:s text:c="3"/>139,047</text:p>
          </table:table-cell>
          <table:table-cell table:style-name="ce42" office:value-type="float" office:value="1116" calcext:value-type="float">
            <text:p><text:s text:c="3"/>1,116</text:p>
          </table:table-cell>
          <table:table-cell table:style-name="ce42" office:value-type="float" office:value="766" calcext:value-type="float">
            <text:p><text:s text:c="3"/>766</text:p>
          </table:table-cell>
          <table:table-cell table:style-name="ce42" office:value-type="float" office:value="350" calcext:value-type="float">
            <text:p><text:s text:c="3"/>350</text:p>
          </table:table-cell>
          <table:table-cell table:style-name="ce42" office:value-type="float" office:value="3221" calcext:value-type="float">
            <text:p><text:s text:c="3"/>3,221</text:p>
          </table:table-cell>
          <table:table-cell table:style-name="ce42" office:value-type="float" office:value="664" calcext:value-type="float">
            <text:p><text:s text:c="3"/>664</text:p>
          </table:table-cell>
          <table:table-cell table:style-name="ce72" office:value-type="float" office:value="2557" calcext:value-type="float">
            <text:p><text:s text:c="3"/>2,557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43384" calcext:value-type="float">
            <text:p><text:s text:c="3"/>143,384</text:p>
          </table:table-cell>
          <table:table-cell table:style-name="ce43" office:value-type="float" office:value="127121" calcext:value-type="float">
            <text:p><text:s text:c="3"/>127,121</text:p>
          </table:table-cell>
          <table:table-cell table:style-name="ce43" office:value-type="float" office:value="11597" calcext:value-type="float">
            <text:p><text:s text:c="3"/>11,597</text:p>
          </table:table-cell>
          <table:table-cell table:style-name="ce43" office:value-type="float" office:value="11268" calcext:value-type="float">
            <text:p><text:s text:c="3"/>11,268</text:p>
          </table:table-cell>
          <table:table-cell table:style-name="ce43" office:value-type="float" office:value="329" calcext:value-type="float">
            <text:p><text:s text:c="3"/>329</text:p>
          </table:table-cell>
          <table:table-cell table:style-name="ce43" office:value-type="float" office:value="4666" calcext:value-type="float">
            <text:p><text:s text:c="3"/>4,666</text:p>
          </table:table-cell>
          <table:table-cell table:style-name="ce43" office:value-type="float" office:value="4120" calcext:value-type="float">
            <text:p><text:s text:c="3"/>4,120</text:p>
          </table:table-cell>
          <table:table-cell table:style-name="ce73" office:value-type="float" office:value="546" calcext:value-type="float">
            <text:p><text:s text:c="3"/>546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95272" calcext:value-type="float">
            <text:p><text:s text:c="3"/>295,272</text:p>
          </table:table-cell>
          <table:table-cell table:style-name="ce48" office:value-type="float" office:value="275780" calcext:value-type="float">
            <text:p><text:s text:c="3"/>275,780</text:p>
          </table:table-cell>
          <table:table-cell table:style-name="ce48" office:value-type="float" office:value="11542" calcext:value-type="float">
            <text:p><text:s text:c="3"/>11,542</text:p>
          </table:table-cell>
          <table:table-cell table:style-name="ce48" office:value-type="float" office:value="10829" calcext:value-type="float">
            <text:p><text:s text:c="3"/>10,829</text:p>
          </table:table-cell>
          <table:table-cell table:style-name="ce48" office:value-type="float" office:value="713" calcext:value-type="float">
            <text:p><text:s text:c="3"/>713</text:p>
          </table:table-cell>
          <table:table-cell table:style-name="ce48" office:value-type="float" office:value="7950" calcext:value-type="float">
            <text:p><text:s text:c="3"/>7,950</text:p>
          </table:table-cell>
          <table:table-cell table:style-name="ce48" office:value-type="float" office:value="4823" calcext:value-type="float">
            <text:p><text:s text:c="3"/>4,823</text:p>
          </table:table-cell>
          <table:table-cell table:style-name="ce90" office:value-type="float" office:value="3127" calcext:value-type="float">
            <text:p><text:s text:c="3"/>3,127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2" office:value-type="float" office:value="147636" calcext:value-type="float">
            <text:p><text:s text:c="3"/>147,636</text:p>
          </table:table-cell>
          <table:table-cell table:style-name="ce42" office:value-type="float" office:value="143446" calcext:value-type="float">
            <text:p><text:s text:c="3"/>143,446</text:p>
          </table:table-cell>
          <table:table-cell table:style-name="ce42" office:value-type="float" office:value="1074" calcext:value-type="float">
            <text:p><text:s text:c="3"/>1,074</text:p>
          </table:table-cell>
          <table:table-cell table:style-name="ce42" office:value-type="float" office:value="738" calcext:value-type="float">
            <text:p><text:s text:c="3"/>738</text:p>
          </table:table-cell>
          <table:table-cell table:style-name="ce42" office:value-type="float" office:value="336" calcext:value-type="float">
            <text:p><text:s text:c="3"/>336</text:p>
          </table:table-cell>
          <table:table-cell table:style-name="ce42" office:value-type="float" office:value="3116" calcext:value-type="float">
            <text:p><text:s text:c="3"/>3,116</text:p>
          </table:table-cell>
          <table:table-cell table:style-name="ce42" office:value-type="float" office:value="616" calcext:value-type="float">
            <text:p><text:s text:c="3"/>616</text:p>
          </table:table-cell>
          <table:table-cell table:style-name="ce72" office:value-type="float" office:value="2500" calcext:value-type="float">
            <text:p><text:s text:c="3"/>2,500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47636" calcext:value-type="float">
            <text:p><text:s text:c="3"/>147,636</text:p>
          </table:table-cell>
          <table:table-cell table:style-name="ce43" office:value-type="float" office:value="132334" calcext:value-type="float">
            <text:p><text:s text:c="3"/>132,334</text:p>
          </table:table-cell>
          <table:table-cell table:style-name="ce43" office:value-type="float" office:value="10468" calcext:value-type="float">
            <text:p><text:s text:c="3"/>10,468</text:p>
          </table:table-cell>
          <table:table-cell table:style-name="ce43" office:value-type="float" office:value="10091" calcext:value-type="float">
            <text:p><text:s text:c="3"/>10,091</text:p>
          </table:table-cell>
          <table:table-cell table:style-name="ce43" office:value-type="float" office:value="377" calcext:value-type="float">
            <text:p><text:s text:c="3"/>377</text:p>
          </table:table-cell>
          <table:table-cell table:style-name="ce43" office:value-type="float" office:value="4834" calcext:value-type="float">
            <text:p><text:s text:c="3"/>4,834</text:p>
          </table:table-cell>
          <table:table-cell table:style-name="ce43" office:value-type="float" office:value="4207" calcext:value-type="float">
            <text:p><text:s text:c="3"/>4,207</text:p>
          </table:table-cell>
          <table:table-cell table:style-name="ce73" office:value-type="float" office:value="627" calcext:value-type="float">
            <text:p><text:s text:c="3"/>627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30944" calcext:value-type="float">
            <text:p><text:s text:c="3"/>30,944</text:p>
          </table:table-cell>
          <table:table-cell table:style-name="ce64" office:value-type="float" office:value="29238" calcext:value-type="float">
            <text:p><text:s text:c="3"/>29,238</text:p>
          </table:table-cell>
          <table:table-cell table:style-name="ce64" office:value-type="float" office:value="948" calcext:value-type="float">
            <text:p><text:s text:c="3"/>948</text:p>
          </table:table-cell>
          <table:table-cell table:style-name="ce64" office:value-type="float" office:value="872" calcext:value-type="float">
            <text:p><text:s text:c="3"/>872</text:p>
          </table:table-cell>
          <table:table-cell table:style-name="ce64" office:value-type="float" office:value="76" calcext:value-type="float">
            <text:p><text:s text:c="3"/>76</text:p>
          </table:table-cell>
          <table:table-cell table:style-name="ce64" office:value-type="float" office:value="758" calcext:value-type="float">
            <text:p><text:s text:c="3"/>758</text:p>
          </table:table-cell>
          <table:table-cell table:style-name="ce64" office:value-type="float" office:value="455" calcext:value-type="float">
            <text:p><text:s text:c="3"/>455</text:p>
          </table:table-cell>
          <table:table-cell table:style-name="ce91" office:value-type="float" office:value="303" calcext:value-type="float">
            <text:p><text:s text:c="3"/>303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15472" calcext:value-type="float">
            <text:p><text:s text:c="3"/>15,472</text:p>
          </table:table-cell>
          <table:table-cell table:style-name="ce65" office:value-type="float" office:value="15108" calcext:value-type="float">
            <text:p><text:s text:c="3"/>15,108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50" office:value-type="float" office:value="46" calcext:value-type="float">
            <text:p><text:s text:c="3"/>46</text:p>
          </table:table-cell>
          <table:table-cell table:style-name="ce50" office:value-type="float" office:value="29" calcext:value-type="float">
            <text:p><text:s text:c="3"/>29</text:p>
          </table:table-cell>
          <table:table-cell table:style-name="ce65" office:value-type="float" office:value="289" calcext:value-type="float">
            <text:p><text:s text:c="3"/>289</text:p>
          </table:table-cell>
          <table:table-cell table:style-name="ce50" office:value-type="float" office:value="55" calcext:value-type="float">
            <text:p><text:s text:c="3"/>55</text:p>
          </table:table-cell>
          <table:table-cell table:style-name="ce92" office:value-type="float" office:value="234" calcext:value-type="float">
            <text:p><text:s text:c="3"/>234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5472" calcext:value-type="float">
            <text:p><text:s text:c="3"/>15,472</text:p>
          </table:table-cell>
          <table:table-cell table:style-name="ce66" office:value-type="float" office:value="14130" calcext:value-type="float">
            <text:p><text:s text:c="3"/>14,130</text:p>
          </table:table-cell>
          <table:table-cell table:style-name="ce51" office:value-type="float" office:value="873" calcext:value-type="float">
            <text:p><text:s text:c="3"/>873</text:p>
          </table:table-cell>
          <table:table-cell table:style-name="ce51" office:value-type="float" office:value="826" calcext:value-type="float">
            <text:p><text:s text:c="3"/>826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66" office:value-type="float" office:value="469" calcext:value-type="float">
            <text:p><text:s text:c="3"/>469</text:p>
          </table:table-cell>
          <table:table-cell table:style-name="ce51" office:value-type="float" office:value="400" calcext:value-type="float">
            <text:p><text:s text:c="3"/>400</text:p>
          </table:table-cell>
          <table:table-cell table:style-name="ce93" office:value-type="float" office:value="69" calcext:value-type="float">
            <text:p><text:s text:c="3"/>69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  <text:p>截至12月止</text:p>
          </table:table-cell>
          <table:table-cell table:style-name="ce36" office:value-type="string" calcext:value-type="string">
            <text:p>計</text:p>
          </table:table-cell>
          <table:table-cell table:style-name="ce48" office:value-type="float" office:value="298574" calcext:value-type="float">
            <text:p><text:s text:c="3"/>298,574</text:p>
          </table:table-cell>
          <table:table-cell table:style-name="ce48" office:value-type="float" office:value="278873" calcext:value-type="float">
            <text:p><text:s text:c="3"/>278,873</text:p>
          </table:table-cell>
          <table:table-cell table:style-name="ce48" office:value-type="float" office:value="10986" calcext:value-type="float">
            <text:p><text:s text:c="3"/>10,986</text:p>
          </table:table-cell>
          <table:table-cell table:style-name="ce48" office:value-type="float" office:value="10044" calcext:value-type="float">
            <text:p><text:s text:c="3"/>10,044</text:p>
          </table:table-cell>
          <table:table-cell table:style-name="ce48" office:value-type="float" office:value="942" calcext:value-type="float">
            <text:p><text:s text:c="3"/>942</text:p>
          </table:table-cell>
          <table:table-cell table:style-name="ce48" office:value-type="float" office:value="8715" calcext:value-type="float">
            <text:p><text:s text:c="3"/>8,715</text:p>
          </table:table-cell>
          <table:table-cell table:style-name="ce48" office:value-type="float" office:value="5466" calcext:value-type="float">
            <text:p><text:s text:c="3"/>5,466</text:p>
          </table:table-cell>
          <table:table-cell table:style-name="ce90" office:value-type="float" office:value="3249" calcext:value-type="float">
            <text:p><text:s text:c="3"/>3,249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2" office:value-type="float" office:value="149287" calcext:value-type="float">
            <text:p><text:s text:c="3"/>149,287</text:p>
          </table:table-cell>
          <table:table-cell table:style-name="ce42" office:value-type="float" office:value="144766" calcext:value-type="float">
            <text:p><text:s text:c="3"/>144,766</text:p>
          </table:table-cell>
          <table:table-cell table:style-name="ce42" office:value-type="float" office:value="1178" calcext:value-type="float">
            <text:p><text:s text:c="3"/>1,178</text:p>
          </table:table-cell>
          <table:table-cell table:style-name="ce42" office:value-type="float" office:value="727" calcext:value-type="float">
            <text:p><text:s text:c="3"/>727</text:p>
          </table:table-cell>
          <table:table-cell table:style-name="ce42" office:value-type="float" office:value="451" calcext:value-type="float">
            <text:p><text:s text:c="3"/>451</text:p>
          </table:table-cell>
          <table:table-cell table:style-name="ce42" office:value-type="float" office:value="3343" calcext:value-type="float">
            <text:p><text:s text:c="3"/>3,343</text:p>
          </table:table-cell>
          <table:table-cell table:style-name="ce42" office:value-type="float" office:value="706" calcext:value-type="float">
            <text:p><text:s text:c="3"/>706</text:p>
          </table:table-cell>
          <table:table-cell table:style-name="ce72" office:value-type="float" office:value="2637" calcext:value-type="float">
            <text:p><text:s text:c="3"/>2,637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49287" calcext:value-type="float">
            <text:p><text:s text:c="3"/>149,287</text:p>
          </table:table-cell>
          <table:table-cell table:style-name="ce43" office:value-type="float" office:value="134107" calcext:value-type="float">
            <text:p><text:s text:c="3"/>134,107</text:p>
          </table:table-cell>
          <table:table-cell table:style-name="ce43" office:value-type="float" office:value="9808" calcext:value-type="float">
            <text:p><text:s text:c="3"/>9,808</text:p>
          </table:table-cell>
          <table:table-cell table:style-name="ce43" office:value-type="float" office:value="9317" calcext:value-type="float">
            <text:p><text:s text:c="3"/>9,317</text:p>
          </table:table-cell>
          <table:table-cell table:style-name="ce43" office:value-type="float" office:value="491" calcext:value-type="float">
            <text:p><text:s text:c="3"/>491</text:p>
          </table:table-cell>
          <table:table-cell table:style-name="ce43" office:value-type="float" office:value="5372" calcext:value-type="float">
            <text:p><text:s text:c="3"/>5,372</text:p>
          </table:table-cell>
          <table:table-cell table:style-name="ce43" office:value-type="float" office:value="4760" calcext:value-type="float">
            <text:p><text:s text:c="3"/>4,760</text:p>
          </table:table-cell>
          <table:table-cell table:style-name="ce73" office:value-type="float" office:value="612" calcext:value-type="float">
            <text:p><text:s text:c="3"/>612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32910" calcext:value-type="float">
            <text:p><text:s text:c="3"/>32,910</text:p>
          </table:table-cell>
          <table:table-cell table:style-name="ce64" office:value-type="float" office:value="31115" calcext:value-type="float">
            <text:p><text:s text:c="3"/>31,115</text:p>
          </table:table-cell>
          <table:table-cell table:style-name="ce64" office:value-type="float" office:value="1095" calcext:value-type="float">
            <text:p><text:s text:c="3"/>1,095</text:p>
          </table:table-cell>
          <table:table-cell table:style-name="ce64" office:value-type="float" office:value="1035" calcext:value-type="float">
            <text:p><text:s text:c="3"/>1,035</text:p>
          </table:table-cell>
          <table:table-cell table:style-name="ce64" office:value-type="float" office:value="60" calcext:value-type="float">
            <text:p><text:s text:c="3"/>60</text:p>
          </table:table-cell>
          <table:table-cell table:style-name="ce64" office:value-type="float" office:value="700" calcext:value-type="float">
            <text:p><text:s text:c="3"/>700</text:p>
          </table:table-cell>
          <table:table-cell table:style-name="ce64" office:value-type="float" office:value="418" calcext:value-type="float">
            <text:p><text:s text:c="3"/>418</text:p>
          </table:table-cell>
          <table:table-cell table:style-name="ce91" office:value-type="float" office:value="282" calcext:value-type="float">
            <text:p><text:s text:c="3"/>282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16455" calcext:value-type="float">
            <text:p><text:s text:c="3"/>16,455</text:p>
          </table:table-cell>
          <table:table-cell table:style-name="ce65" office:value-type="float" office:value="16081" calcext:value-type="float">
            <text:p><text:s text:c="3"/>16,081</text:p>
          </table:table-cell>
          <table:table-cell table:style-name="ce50" office:value-type="float" office:value="100" calcext:value-type="float">
            <text:p><text:s text:c="3"/>100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50" office:value-type="float" office:value="31" calcext:value-type="float">
            <text:p><text:s text:c="3"/>31</text:p>
          </table:table-cell>
          <table:table-cell table:style-name="ce65" office:value-type="float" office:value="274" calcext:value-type="float">
            <text:p><text:s text:c="3"/>274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92" office:value-type="float" office:value="224" calcext:value-type="float">
            <text:p><text:s text:c="3"/>224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6455" calcext:value-type="float">
            <text:p><text:s text:c="3"/>16,455</text:p>
          </table:table-cell>
          <table:table-cell table:style-name="ce66" office:value-type="float" office:value="15034" calcext:value-type="float">
            <text:p><text:s text:c="3"/>15,034</text:p>
          </table:table-cell>
          <table:table-cell table:style-name="ce51" office:value-type="float" office:value="995" calcext:value-type="float">
            <text:p><text:s text:c="3"/>995</text:p>
          </table:table-cell>
          <table:table-cell table:style-name="ce51" office:value-type="float" office:value="966" calcext:value-type="float">
            <text:p><text:s text:c="3"/>966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66" office:value-type="float" office:value="426" calcext:value-type="float">
            <text:p><text:s text:c="3"/>426</text:p>
          </table:table-cell>
          <table:table-cell table:style-name="ce51" office:value-type="float" office:value="368" calcext:value-type="float">
            <text:p><text:s text:c="3"/>368</text:p>
          </table:table-cell>
          <table:table-cell table:style-name="ce93" office:value-type="float" office:value="58" calcext:value-type="float">
            <text:p><text:s text:c="3"/>58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19232" calcext:value-type="float">
            <text:p><text:s text:c="3"/>19,232</text:p>
          </table:table-cell>
          <table:table-cell table:style-name="ce64" office:value-type="float" office:value="17811" calcext:value-type="float">
            <text:p><text:s text:c="3"/>17,811</text:p>
          </table:table-cell>
          <table:table-cell table:style-name="ce64" office:value-type="float" office:value="853" calcext:value-type="float">
            <text:p><text:s text:c="3"/>853</text:p>
          </table:table-cell>
          <table:table-cell table:style-name="ce64" office:value-type="float" office:value="791" calcext:value-type="float">
            <text:p><text:s text:c="3"/>791</text:p>
          </table:table-cell>
          <table:table-cell table:style-name="ce64" office:value-type="float" office:value="62" calcext:value-type="float">
            <text:p><text:s text:c="3"/>62</text:p>
          </table:table-cell>
          <table:table-cell table:style-name="ce64" office:value-type="float" office:value="568" calcext:value-type="float">
            <text:p><text:s text:c="3"/>568</text:p>
          </table:table-cell>
          <table:table-cell table:style-name="ce64" office:value-type="float" office:value="300" calcext:value-type="float">
            <text:p><text:s text:c="3"/>300</text:p>
          </table:table-cell>
          <table:table-cell table:style-name="ce91" office:value-type="float" office:value="268" calcext:value-type="float">
            <text:p><text:s text:c="3"/>268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9616" calcext:value-type="float">
            <text:p><text:s text:c="3"/>9,616</text:p>
          </table:table-cell>
          <table:table-cell table:style-name="ce65" office:value-type="float" office:value="9252" calcext:value-type="float">
            <text:p><text:s text:c="3"/>9,252</text:p>
          </table:table-cell>
          <table:table-cell table:style-name="ce50" office:value-type="float" office:value="91" calcext:value-type="float">
            <text:p><text:s text:c="3"/>91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34" calcext:value-type="float">
            <text:p><text:s text:c="3"/>34</text:p>
          </table:table-cell>
          <table:table-cell table:style-name="ce65" office:value-type="float" office:value="273" calcext:value-type="float">
            <text:p><text:s text:c="3"/>273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92" office:value-type="float" office:value="223" calcext:value-type="float">
            <text:p><text:s text:c="3"/>223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9616" calcext:value-type="float">
            <text:p><text:s text:c="3"/>9,616</text:p>
          </table:table-cell>
          <table:table-cell table:style-name="ce66" office:value-type="float" office:value="8559" calcext:value-type="float">
            <text:p><text:s text:c="3"/>8,559</text:p>
          </table:table-cell>
          <table:table-cell table:style-name="ce51" office:value-type="float" office:value="762" calcext:value-type="float">
            <text:p><text:s text:c="3"/>762</text:p>
          </table:table-cell>
          <table:table-cell table:style-name="ce51" office:value-type="float" office:value="734" calcext:value-type="float">
            <text:p><text:s text:c="3"/>734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66" office:value-type="float" office:value="295" calcext:value-type="float">
            <text:p><text:s text:c="3"/>295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93" office:value-type="float" office:value="45" calcext:value-type="float">
            <text:p><text:s text:c="3"/>45</text:p>
          </table:table-cell>
          <table:table-cell table:style-name="ce101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26000" calcext:value-type="float">
            <text:p><text:s text:c="3"/>26,000</text:p>
          </table:table-cell>
          <table:table-cell table:style-name="ce64" office:value-type="float" office:value="24273" calcext:value-type="float">
            <text:p><text:s text:c="3"/>24,273</text:p>
          </table:table-cell>
          <table:table-cell table:style-name="ce64" office:value-type="float" office:value="909" calcext:value-type="float">
            <text:p><text:s text:c="3"/>909</text:p>
          </table:table-cell>
          <table:table-cell table:style-name="ce64" office:value-type="float" office:value="821" calcext:value-type="float">
            <text:p><text:s text:c="3"/>821</text:p>
          </table:table-cell>
          <table:table-cell table:style-name="ce64" office:value-type="float" office:value="88" calcext:value-type="float">
            <text:p><text:s text:c="3"/>88</text:p>
          </table:table-cell>
          <table:table-cell table:style-name="ce64" office:value-type="float" office:value="818" calcext:value-type="float">
            <text:p><text:s text:c="3"/>818</text:p>
          </table:table-cell>
          <table:table-cell table:style-name="ce64" office:value-type="float" office:value="519" calcext:value-type="float">
            <text:p><text:s text:c="3"/>519</text:p>
          </table:table-cell>
          <table:table-cell table:style-name="ce91" office:value-type="float" office:value="299" calcext:value-type="float">
            <text:p><text:s text:c="3"/>299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13000" calcext:value-type="float">
            <text:p><text:s text:c="3"/>13,000</text:p>
          </table:table-cell>
          <table:table-cell table:style-name="ce65" office:value-type="float" office:value="12614" calcext:value-type="float">
            <text:p><text:s text:c="3"/>12,614</text:p>
          </table:table-cell>
          <table:table-cell table:style-name="ce50" office:value-type="float" office:value="94" calcext:value-type="float">
            <text:p><text:s text:c="3"/>94</text:p>
          </table:table-cell>
          <table:table-cell table:style-name="ce50" office:value-type="float" office:value="54" calcext:value-type="float">
            <text:p><text:s text:c="3"/>54</text:p>
          </table:table-cell>
          <table:table-cell table:style-name="ce50" office:value-type="float" office:value="40" calcext:value-type="float">
            <text:p><text:s text:c="3"/>40</text:p>
          </table:table-cell>
          <table:table-cell table:style-name="ce65" office:value-type="float" office:value="292" calcext:value-type="float">
            <text:p><text:s text:c="3"/>292</text:p>
          </table:table-cell>
          <table:table-cell table:style-name="ce50" office:value-type="float" office:value="56" calcext:value-type="float">
            <text:p><text:s text:c="3"/>56</text:p>
          </table:table-cell>
          <table:table-cell table:style-name="ce92" office:value-type="float" office:value="236" calcext:value-type="float">
            <text:p><text:s text:c="3"/>236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0" office:value-type="float" office:value="13000" calcext:value-type="float">
            <text:p><text:s text:c="3"/>13,000</text:p>
          </table:table-cell>
          <table:table-cell table:style-name="ce65" office:value-type="float" office:value="11659" calcext:value-type="float">
            <text:p><text:s text:c="3"/>11,659</text:p>
          </table:table-cell>
          <table:table-cell table:style-name="ce50" office:value-type="float" office:value="815" calcext:value-type="float">
            <text:p><text:s text:c="3"/>815</text:p>
          </table:table-cell>
          <table:table-cell table:style-name="ce50" office:value-type="float" office:value="767" calcext:value-type="float">
            <text:p><text:s text:c="3"/>767</text:p>
          </table:table-cell>
          <table:table-cell table:style-name="ce50" office:value-type="float" office:value="48" calcext:value-type="float">
            <text:p><text:s text:c="3"/>48</text:p>
          </table:table-cell>
          <table:table-cell table:style-name="ce65" office:value-type="float" office:value="526" calcext:value-type="float">
            <text:p><text:s text:c="3"/>526</text:p>
          </table:table-cell>
          <table:table-cell table:style-name="ce50" office:value-type="float" office:value="463" calcext:value-type="float">
            <text:p><text:s text:c="3"/>463</text:p>
          </table:table-cell>
          <table:table-cell table:style-name="ce92" office:value-type="float" office:value="63" calcext:value-type="float">
            <text:p><text:s text:c="3"/>63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19414" calcext:value-type="float">
            <text:p><text:s text:c="3"/>19,414</text:p>
          </table:table-cell>
          <table:table-cell table:style-name="ce64" office:value-type="float" office:value="17806" calcext:value-type="float">
            <text:p><text:s text:c="3"/>17,806</text:p>
          </table:table-cell>
          <table:table-cell table:style-name="ce64" office:value-type="float" office:value="892" calcext:value-type="float">
            <text:p><text:s text:c="3"/>892</text:p>
          </table:table-cell>
          <table:table-cell table:style-name="ce64" office:value-type="float" office:value="817" calcext:value-type="float">
            <text:p><text:s text:c="3"/>817</text:p>
          </table:table-cell>
          <table:table-cell table:style-name="ce64" office:value-type="float" office:value="75" calcext:value-type="float">
            <text:p><text:s text:c="3"/>75</text:p>
          </table:table-cell>
          <table:table-cell table:style-name="ce64" office:value-type="float" office:value="716" calcext:value-type="float">
            <text:p><text:s text:c="3"/>716</text:p>
          </table:table-cell>
          <table:table-cell table:style-name="ce64" office:value-type="float" office:value="451" calcext:value-type="float">
            <text:p><text:s text:c="3"/>451</text:p>
          </table:table-cell>
          <table:table-cell table:style-name="ce91" office:value-type="float" office:value="265" calcext:value-type="float">
            <text:p><text:s text:c="3"/>265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9707" calcext:value-type="float">
            <text:p><text:s text:c="3"/>9,707</text:p>
          </table:table-cell>
          <table:table-cell table:style-name="ce65" office:value-type="float" office:value="9332" calcext:value-type="float">
            <text:p><text:s text:c="3"/>9,332</text:p>
          </table:table-cell>
          <table:table-cell table:style-name="ce50" office:value-type="float" office:value="89" calcext:value-type="float">
            <text:p><text:s text:c="3"/>89</text:p>
          </table:table-cell>
          <table:table-cell table:style-name="ce50" office:value-type="float" office:value="51" calcext:value-type="float">
            <text:p><text:s text:c="3"/>51</text:p>
          </table:table-cell>
          <table:table-cell table:style-name="ce50" office:value-type="float" office:value="38" calcext:value-type="float">
            <text:p><text:s text:c="3"/>38</text:p>
          </table:table-cell>
          <table:table-cell table:style-name="ce65" office:value-type="float" office:value="286" calcext:value-type="float">
            <text:p><text:s text:c="3"/>286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92" office:value-type="float" office:value="227" calcext:value-type="float">
            <text:p><text:s text:c="3"/>227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0" office:value-type="float" office:value="9707" calcext:value-type="float">
            <text:p><text:s text:c="3"/>9,707</text:p>
          </table:table-cell>
          <table:table-cell table:style-name="ce65" office:value-type="float" office:value="8474" calcext:value-type="float">
            <text:p><text:s text:c="3"/>8,474</text:p>
          </table:table-cell>
          <table:table-cell table:style-name="ce50" office:value-type="float" office:value="803" calcext:value-type="float">
            <text:p><text:s text:c="3"/>803</text:p>
          </table:table-cell>
          <table:table-cell table:style-name="ce50" office:value-type="float" office:value="766" calcext:value-type="float">
            <text:p><text:s text:c="3"/>766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65" office:value-type="float" office:value="430" calcext:value-type="float">
            <text:p><text:s text:c="3"/>430</text:p>
          </table:table-cell>
          <table:table-cell table:style-name="ce50" office:value-type="float" office:value="392" calcext:value-type="float">
            <text:p><text:s text:c="3"/>392</text:p>
          </table:table-cell>
          <table:table-cell table:style-name="ce92" office:value-type="float" office:value="38" calcext:value-type="float">
            <text:p><text:s text:c="3"/>38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36616" calcext:value-type="float">
            <text:p><text:s text:c="3"/>36,616</text:p>
          </table:table-cell>
          <table:table-cell table:style-name="ce64" office:value-type="float" office:value="34973" calcext:value-type="float">
            <text:p><text:s text:c="3"/>34,973</text:p>
          </table:table-cell>
          <table:table-cell table:style-name="ce64" office:value-type="float" office:value="908" calcext:value-type="float">
            <text:p><text:s text:c="3"/>908</text:p>
          </table:table-cell>
          <table:table-cell table:style-name="ce64" office:value-type="float" office:value="814" calcext:value-type="float">
            <text:p><text:s text:c="3"/>814</text:p>
          </table:table-cell>
          <table:table-cell table:style-name="ce64" office:value-type="float" office:value="94" calcext:value-type="float">
            <text:p><text:s text:c="3"/>94</text:p>
          </table:table-cell>
          <table:table-cell table:style-name="ce64" office:value-type="float" office:value="735" calcext:value-type="float">
            <text:p><text:s text:c="3"/>735</text:p>
          </table:table-cell>
          <table:table-cell table:style-name="ce64" office:value-type="float" office:value="468" calcext:value-type="float">
            <text:p><text:s text:c="3"/>468</text:p>
          </table:table-cell>
          <table:table-cell table:style-name="ce91" office:value-type="float" office:value="267" calcext:value-type="float">
            <text:p><text:s text:c="3"/>267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18308" calcext:value-type="float">
            <text:p><text:s text:c="3"/>18,308</text:p>
          </table:table-cell>
          <table:table-cell table:style-name="ce65" office:value-type="float" office:value="17957" calcext:value-type="float">
            <text:p><text:s text:c="3"/>17,957</text:p>
          </table:table-cell>
          <table:table-cell table:style-name="ce50" office:value-type="float" office:value="80" calcext:value-type="float">
            <text:p><text:s text:c="3"/>80</text:p>
          </table:table-cell>
          <table:table-cell table:style-name="ce50" office:value-type="float" office:value="41" calcext:value-type="float">
            <text:p><text:s text:c="3"/>41</text:p>
          </table:table-cell>
          <table:table-cell table:style-name="ce50" office:value-type="float" office:value="39" calcext:value-type="float">
            <text:p><text:s text:c="3"/>39</text:p>
          </table:table-cell>
          <table:table-cell table:style-name="ce65" office:value-type="float" office:value="271" calcext:value-type="float">
            <text:p><text:s text:c="3"/>271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92" office:value-type="float" office:value="209" calcext:value-type="float">
            <text:p><text:s text:c="3"/>209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0" office:value-type="float" office:value="18308" calcext:value-type="float">
            <text:p><text:s text:c="3"/>18,308</text:p>
          </table:table-cell>
          <table:table-cell table:style-name="ce65" office:value-type="float" office:value="17016" calcext:value-type="float">
            <text:p><text:s text:c="3"/>17,016</text:p>
          </table:table-cell>
          <table:table-cell table:style-name="ce50" office:value-type="float" office:value="828" calcext:value-type="float">
            <text:p><text:s text:c="3"/>828</text:p>
          </table:table-cell>
          <table:table-cell table:style-name="ce50" office:value-type="float" office:value="773" calcext:value-type="float">
            <text:p><text:s text:c="3"/>773</text:p>
          </table:table-cell>
          <table:table-cell table:style-name="ce50" office:value-type="float" office:value="55" calcext:value-type="float">
            <text:p><text:s text:c="3"/>55</text:p>
          </table:table-cell>
          <table:table-cell table:style-name="ce65" office:value-type="float" office:value="464" calcext:value-type="float">
            <text:p><text:s text:c="3"/>464</text:p>
          </table:table-cell>
          <table:table-cell table:style-name="ce50" office:value-type="float" office:value="406" calcext:value-type="float">
            <text:p><text:s text:c="3"/>406</text:p>
          </table:table-cell>
          <table:table-cell table:style-name="ce92" office:value-type="float" office:value="58" calcext:value-type="float">
            <text:p><text:s text:c="3"/>58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24690" calcext:value-type="float">
            <text:p><text:s text:c="3"/>24,690</text:p>
          </table:table-cell>
          <table:table-cell table:style-name="ce64" office:value-type="float" office:value="23141" calcext:value-type="float">
            <text:p><text:s text:c="3"/>23,141</text:p>
          </table:table-cell>
          <table:table-cell table:style-name="ce64" office:value-type="float" office:value="807" calcext:value-type="float">
            <text:p><text:s text:c="3"/>807</text:p>
          </table:table-cell>
          <table:table-cell table:style-name="ce64" office:value-type="float" office:value="747" calcext:value-type="float">
            <text:p><text:s text:c="3"/>747</text:p>
          </table:table-cell>
          <table:table-cell table:style-name="ce64" office:value-type="float" office:value="60" calcext:value-type="float">
            <text:p><text:s text:c="3"/>60</text:p>
          </table:table-cell>
          <table:table-cell table:style-name="ce64" office:value-type="float" office:value="742" calcext:value-type="float">
            <text:p><text:s text:c="3"/>742</text:p>
          </table:table-cell>
          <table:table-cell table:style-name="ce64" office:value-type="float" office:value="492" calcext:value-type="float">
            <text:p><text:s text:c="3"/>492</text:p>
          </table:table-cell>
          <table:table-cell table:style-name="ce91" office:value-type="float" office:value="250" calcext:value-type="float">
            <text:p><text:s text:c="3"/>250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12345" calcext:value-type="float">
            <text:p><text:s text:c="3"/>12,345</text:p>
          </table:table-cell>
          <table:table-cell table:style-name="ce65" office:value-type="float" office:value="12003" calcext:value-type="float">
            <text:p><text:s text:c="3"/>12,003</text:p>
          </table:table-cell>
          <table:table-cell table:style-name="ce50" office:value-type="float" office:value="89" calcext:value-type="float">
            <text:p><text:s text:c="3"/>89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50" office:value-type="float" office:value="27" calcext:value-type="float">
            <text:p><text:s text:c="3"/>27</text:p>
          </table:table-cell>
          <table:table-cell table:style-name="ce65" office:value-type="float" office:value="253" calcext:value-type="float">
            <text:p><text:s text:c="3"/>253</text:p>
          </table:table-cell>
          <table:table-cell table:style-name="ce50" office:value-type="float" office:value="54" calcext:value-type="float">
            <text:p><text:s text:c="3"/>54</text:p>
          </table:table-cell>
          <table:table-cell table:style-name="ce92" office:value-type="float" office:value="199" calcext:value-type="float">
            <text:p><text:s text:c="3"/>199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0" office:value-type="float" office:value="12345" calcext:value-type="float">
            <text:p><text:s text:c="3"/>12,345</text:p>
          </table:table-cell>
          <table:table-cell table:style-name="ce65" office:value-type="float" office:value="11138" calcext:value-type="float">
            <text:p><text:s text:c="3"/>11,138</text:p>
          </table:table-cell>
          <table:table-cell table:style-name="ce50" office:value-type="float" office:value="718" calcext:value-type="float">
            <text:p><text:s text:c="3"/>718</text:p>
          </table:table-cell>
          <table:table-cell table:style-name="ce50" office:value-type="float" office:value="685" calcext:value-type="float">
            <text:p><text:s text:c="3"/>685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65" office:value-type="float" office:value="489" calcext:value-type="float">
            <text:p><text:s text:c="3"/>489</text:p>
          </table:table-cell>
          <table:table-cell table:style-name="ce50" office:value-type="float" office:value="438" calcext:value-type="float">
            <text:p><text:s text:c="3"/>438</text:p>
          </table:table-cell>
          <table:table-cell table:style-name="ce92" office:value-type="float" office:value="51" calcext:value-type="float">
            <text:p><text:s text:c="3"/>51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19950" calcext:value-type="float">
            <text:p><text:s text:c="3"/>19,950</text:p>
          </table:table-cell>
          <table:table-cell table:style-name="ce64" office:value-type="float" office:value="18333" calcext:value-type="float">
            <text:p><text:s text:c="3"/>18,333</text:p>
          </table:table-cell>
          <table:table-cell table:style-name="ce64" office:value-type="float" office:value="894" calcext:value-type="float">
            <text:p><text:s text:c="3"/>894</text:p>
          </table:table-cell>
          <table:table-cell table:style-name="ce64" office:value-type="float" office:value="803" calcext:value-type="float">
            <text:p><text:s text:c="3"/>803</text:p>
          </table:table-cell>
          <table:table-cell table:style-name="ce64" office:value-type="float" office:value="91" calcext:value-type="float">
            <text:p><text:s text:c="3"/>91</text:p>
          </table:table-cell>
          <table:table-cell table:style-name="ce64" office:value-type="float" office:value="723" calcext:value-type="float">
            <text:p><text:s text:c="3"/>723</text:p>
          </table:table-cell>
          <table:table-cell table:style-name="ce64" office:value-type="float" office:value="453" calcext:value-type="float">
            <text:p><text:s text:c="3"/>453</text:p>
          </table:table-cell>
          <table:table-cell table:style-name="ce91" office:value-type="float" office:value="270" calcext:value-type="float">
            <text:p><text:s text:c="3"/>270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9975" calcext:value-type="float">
            <text:p><text:s text:c="3"/>9,975</text:p>
          </table:table-cell>
          <table:table-cell table:style-name="ce65" office:value-type="float" office:value="9570" calcext:value-type="float">
            <text:p><text:s text:c="3"/>9,570</text:p>
          </table:table-cell>
          <table:table-cell table:style-name="ce50" office:value-type="float" office:value="105" calcext:value-type="float">
            <text:p><text:s text:c="3"/>105</text:p>
          </table:table-cell>
          <table:table-cell table:style-name="ce50" office:value-type="float" office:value="65" calcext:value-type="float">
            <text:p><text:s text:c="3"/>65</text:p>
          </table:table-cell>
          <table:table-cell table:style-name="ce50" office:value-type="float" office:value="40" calcext:value-type="float">
            <text:p><text:s text:c="3"/>40</text:p>
          </table:table-cell>
          <table:table-cell table:style-name="ce65" office:value-type="float" office:value="300" calcext:value-type="float">
            <text:p><text:s text:c="3"/>300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92" office:value-type="float" office:value="231" calcext:value-type="float">
            <text:p><text:s text:c="3"/>231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0" office:value-type="float" office:value="9975" calcext:value-type="float">
            <text:p><text:s text:c="3"/>9,975</text:p>
          </table:table-cell>
          <table:table-cell table:style-name="ce65" office:value-type="float" office:value="8763" calcext:value-type="float">
            <text:p><text:s text:c="3"/>8,763</text:p>
          </table:table-cell>
          <table:table-cell table:style-name="ce50" office:value-type="float" office:value="789" calcext:value-type="float">
            <text:p><text:s text:c="3"/>789</text:p>
          </table:table-cell>
          <table:table-cell table:style-name="ce50" office:value-type="float" office:value="738" calcext:value-type="float">
            <text:p><text:s text:c="3"/>738</text:p>
          </table:table-cell>
          <table:table-cell table:style-name="ce50" office:value-type="float" office:value="51" calcext:value-type="float">
            <text:p><text:s text:c="3"/>51</text:p>
          </table:table-cell>
          <table:table-cell table:style-name="ce65" office:value-type="float" office:value="423" calcext:value-type="float">
            <text:p><text:s text:c="3"/>423</text:p>
          </table:table-cell>
          <table:table-cell table:style-name="ce50" office:value-type="float" office:value="384" calcext:value-type="float">
            <text:p><text:s text:c="3"/>384</text:p>
          </table:table-cell>
          <table:table-cell table:style-name="ce92" office:value-type="float" office:value="39" calcext:value-type="float">
            <text:p><text:s text:c="3"/>39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11638" calcext:value-type="float">
            <text:p><text:s text:c="3"/>11,638</text:p>
          </table:table-cell>
          <table:table-cell table:style-name="ce64" office:value-type="float" office:value="10173" calcext:value-type="float">
            <text:p><text:s text:c="3"/>10,173</text:p>
          </table:table-cell>
          <table:table-cell table:style-name="ce64" office:value-type="float" office:value="809" calcext:value-type="float">
            <text:p><text:s text:c="3"/>809</text:p>
          </table:table-cell>
          <table:table-cell table:style-name="ce64" office:value-type="float" office:value="738" calcext:value-type="float">
            <text:p><text:s text:c="3"/>738</text:p>
          </table:table-cell>
          <table:table-cell table:style-name="ce64" office:value-type="float" office:value="71" calcext:value-type="float">
            <text:p><text:s text:c="3"/>71</text:p>
          </table:table-cell>
          <table:table-cell table:style-name="ce64" office:value-type="float" office:value="656" calcext:value-type="float">
            <text:p><text:s text:c="3"/>656</text:p>
          </table:table-cell>
          <table:table-cell table:style-name="ce64" office:value-type="float" office:value="412" calcext:value-type="float">
            <text:p><text:s text:c="3"/>412</text:p>
          </table:table-cell>
          <table:table-cell table:style-name="ce91" office:value-type="float" office:value="244" calcext:value-type="float">
            <text:p><text:s text:c="3"/>244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5819" calcext:value-type="float">
            <text:p><text:s text:c="3"/>5,819</text:p>
          </table:table-cell>
          <table:table-cell table:style-name="ce65" office:value-type="float" office:value="5496" calcext:value-type="float">
            <text:p><text:s text:c="3"/>5,496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50" office:value-type="float" office:value="47" calcext:value-type="float">
            <text:p><text:s text:c="3"/>47</text:p>
          </table:table-cell>
          <table:table-cell table:style-name="ce50" office:value-type="float" office:value="28" calcext:value-type="float">
            <text:p><text:s text:c="3"/>28</text:p>
          </table:table-cell>
          <table:table-cell table:style-name="ce65" office:value-type="float" office:value="248" calcext:value-type="float">
            <text:p><text:s text:c="3"/>248</text:p>
          </table:table-cell>
          <table:table-cell table:style-name="ce50" office:value-type="float" office:value="49" calcext:value-type="float">
            <text:p><text:s text:c="3"/>49</text:p>
          </table:table-cell>
          <table:table-cell table:style-name="ce92" office:value-type="float" office:value="199" calcext:value-type="float">
            <text:p><text:s text:c="3"/>199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0" office:value-type="float" office:value="5819" calcext:value-type="float">
            <text:p><text:s text:c="3"/>5,819</text:p>
          </table:table-cell>
          <table:table-cell table:style-name="ce65" office:value-type="float" office:value="4677" calcext:value-type="float">
            <text:p><text:s text:c="3"/>4,677</text:p>
          </table:table-cell>
          <table:table-cell table:style-name="ce50" office:value-type="float" office:value="734" calcext:value-type="float">
            <text:p><text:s text:c="3"/>734</text:p>
          </table:table-cell>
          <table:table-cell table:style-name="ce50" office:value-type="float" office:value="691" calcext:value-type="float">
            <text:p><text:s text:c="3"/>691</text:p>
          </table:table-cell>
          <table:table-cell table:style-name="ce50" office:value-type="float" office:value="43" calcext:value-type="float">
            <text:p><text:s text:c="3"/>43</text:p>
          </table:table-cell>
          <table:table-cell table:style-name="ce65" office:value-type="float" office:value="408" calcext:value-type="float">
            <text:p><text:s text:c="3"/>408</text:p>
          </table:table-cell>
          <table:table-cell table:style-name="ce50" office:value-type="float" office:value="363" calcext:value-type="float">
            <text:p><text:s text:c="3"/>363</text:p>
          </table:table-cell>
          <table:table-cell table:style-name="ce92" office:value-type="float" office:value="45" calcext:value-type="float">
            <text:p><text:s text:c="3"/>45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27674" calcext:value-type="float">
            <text:p><text:s text:c="3"/>27,674</text:p>
          </table:table-cell>
          <table:table-cell table:style-name="ce64" office:value-type="float" office:value="25915" calcext:value-type="float">
            <text:p><text:s text:c="3"/>25,915</text:p>
          </table:table-cell>
          <table:table-cell table:style-name="ce64" office:value-type="float" office:value="1059" calcext:value-type="float">
            <text:p><text:s text:c="3"/>1,059</text:p>
          </table:table-cell>
          <table:table-cell table:style-name="ce64" office:value-type="float" office:value="963" calcext:value-type="float">
            <text:p><text:s text:c="3"/>963</text:p>
          </table:table-cell>
          <table:table-cell table:style-name="ce64" office:value-type="float" office:value="96" calcext:value-type="float">
            <text:p><text:s text:c="3"/>96</text:p>
          </table:table-cell>
          <table:table-cell table:style-name="ce64" office:value-type="float" office:value="700" calcext:value-type="float">
            <text:p><text:s text:c="3"/>700</text:p>
          </table:table-cell>
          <table:table-cell table:style-name="ce64" office:value-type="float" office:value="452" calcext:value-type="float">
            <text:p><text:s text:c="3"/>452</text:p>
          </table:table-cell>
          <table:table-cell table:style-name="ce91" office:value-type="float" office:value="248" calcext:value-type="float">
            <text:p><text:s text:c="3"/>248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13837" calcext:value-type="float">
            <text:p><text:s text:c="3"/>13,837</text:p>
          </table:table-cell>
          <table:table-cell table:style-name="ce65" office:value-type="float" office:value="13458" calcext:value-type="float">
            <text:p><text:s text:c="3"/>13,458</text:p>
          </table:table-cell>
          <table:table-cell table:style-name="ce50" office:value-type="float" office:value="116" calcext:value-type="float">
            <text:p><text:s text:c="3"/>116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50" office:value-type="float" office:value="41" calcext:value-type="float">
            <text:p><text:s text:c="3"/>41</text:p>
          </table:table-cell>
          <table:table-cell table:style-name="ce65" office:value-type="float" office:value="263" calcext:value-type="float">
            <text:p><text:s text:c="3"/>263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92" office:value-type="float" office:value="202" calcext:value-type="float">
            <text:p><text:s text:c="3"/>202</text:p>
          </table:table-cell>
          <table:table-cell table:style-name="ce101"/>
          <table:table-cell table:number-columns-repeated="1013"/>
        </table:table-row>
        <table:table-row table:style-name="ro9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0" office:value-type="float" office:value="13837" calcext:value-type="float">
            <text:p><text:s text:c="3"/>13,837</text:p>
          </table:table-cell>
          <table:table-cell table:style-name="ce65" office:value-type="float" office:value="12457" calcext:value-type="float">
            <text:p><text:s text:c="3"/>12,457</text:p>
          </table:table-cell>
          <table:table-cell table:style-name="ce50" office:value-type="float" office:value="943" calcext:value-type="float">
            <text:p><text:s text:c="3"/>943</text:p>
          </table:table-cell>
          <table:table-cell table:style-name="ce50" office:value-type="float" office:value="888" calcext:value-type="float">
            <text:p><text:s text:c="3"/>888</text:p>
          </table:table-cell>
          <table:table-cell table:style-name="ce50" office:value-type="float" office:value="55" calcext:value-type="float">
            <text:p><text:s text:c="3"/>55</text:p>
          </table:table-cell>
          <table:table-cell table:style-name="ce65" office:value-type="float" office:value="437" calcext:value-type="float">
            <text:p><text:s text:c="3"/>437</text:p>
          </table:table-cell>
          <table:table-cell table:style-name="ce50" office:value-type="float" office:value="391" calcext:value-type="float">
            <text:p><text:s text:c="3"/>391</text:p>
          </table:table-cell>
          <table:table-cell table:style-name="ce92" office:value-type="float" office:value="46" calcext:value-type="float">
            <text:p><text:s text:c="3"/>46</text:p>
          </table:table-cell>
          <table:table-cell table:style-name="ce101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1<text:span text:style-name="T4">0 月</text:span>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25656" calcext:value-type="float">
            <text:p><text:s text:c="3"/>25,656</text:p>
          </table:table-cell>
          <table:table-cell table:style-name="ce64" office:value-type="float" office:value="23979" calcext:value-type="float">
            <text:p><text:s text:c="3"/>23,979</text:p>
          </table:table-cell>
          <table:table-cell table:style-name="ce64" office:value-type="float" office:value="920" calcext:value-type="float">
            <text:p><text:s text:c="3"/>920</text:p>
          </table:table-cell>
          <table:table-cell table:style-name="ce64" office:value-type="float" office:value="853" calcext:value-type="float">
            <text:p><text:s text:c="3"/>853</text:p>
          </table:table-cell>
          <table:table-cell table:style-name="ce64" office:value-type="float" office:value="67" calcext:value-type="float">
            <text:p><text:s text:c="3"/>67</text:p>
          </table:table-cell>
          <table:table-cell table:style-name="ce64" office:value-type="float" office:value="757" calcext:value-type="float">
            <text:p><text:s text:c="3"/>757</text:p>
          </table:table-cell>
          <table:table-cell table:style-name="ce64" office:value-type="float" office:value="487" calcext:value-type="float">
            <text:p><text:s text:c="3"/>487</text:p>
          </table:table-cell>
          <table:table-cell table:style-name="ce91" office:value-type="float" office:value="270" calcext:value-type="float">
            <text:p><text:s text:c="3"/>270</text:p>
          </table:table-cell>
          <table:table-cell table:style-name="ce101"/>
          <table:table-cell table:number-columns-repeated="1013"/>
        </table:table-row>
        <table:table-row table:style-name="ro9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12828" calcext:value-type="float">
            <text:p><text:s text:c="3"/>12,828</text:p>
          </table:table-cell>
          <table:table-cell table:style-name="ce65" office:value-type="float" office:value="12456" calcext:value-type="float">
            <text:p><text:s text:c="3"/>12,456</text:p>
          </table:table-cell>
          <table:table-cell table:style-name="ce50" office:value-type="float" office:value="111" calcext:value-type="float">
            <text:p><text:s text:c="3"/>111</text:p>
          </table:table-cell>
          <table:table-cell table:style-name="ce50" office:value-type="float" office:value="71" calcext:value-type="float">
            <text:p><text:s text:c="3"/>71</text:p>
          </table:table-cell>
          <table:table-cell table:style-name="ce50" office:value-type="float" office:value="40" calcext:value-type="float">
            <text:p><text:s text:c="3"/>40</text:p>
          </table:table-cell>
          <table:table-cell table:style-name="ce65" office:value-type="float" office:value="261" calcext:value-type="float">
            <text:p><text:s text:c="3"/>261</text:p>
          </table:table-cell>
          <table:table-cell table:style-name="ce50" office:value-type="float" office:value="53" calcext:value-type="float">
            <text:p><text:s text:c="3"/>53</text:p>
          </table:table-cell>
          <table:table-cell table:style-name="ce92" office:value-type="float" office:value="208" calcext:value-type="float">
            <text:p><text:s text:c="3"/>208</text:p>
          </table:table-cell>
          <table:table-cell table:style-name="ce101"/>
          <table:table-cell table:number-columns-repeated="1013"/>
        </table:table-row>
        <table:table-row table:style-name="ro9">
          <table:covered-table-cell table:style-name="ce3"/>
          <table:table-cell table:style-name="ce37" office:value-type="string" calcext:value-type="string">
            <text:p>女</text:p>
          </table:table-cell>
          <table:table-cell table:style-name="ce50" office:value-type="float" office:value="12828" calcext:value-type="float">
            <text:p><text:s text:c="3"/>12,828</text:p>
          </table:table-cell>
          <table:table-cell table:style-name="ce65" office:value-type="float" office:value="11523" calcext:value-type="float">
            <text:p><text:s text:c="3"/>11,523</text:p>
          </table:table-cell>
          <table:table-cell table:style-name="ce50" office:value-type="float" office:value="809" calcext:value-type="float">
            <text:p><text:s text:c="3"/>809</text:p>
          </table:table-cell>
          <table:table-cell table:style-name="ce50" office:value-type="float" office:value="782" calcext:value-type="float">
            <text:p><text:s text:c="3"/>782</text:p>
          </table:table-cell>
          <table:table-cell table:style-name="ce50" office:value-type="float" office:value="27" calcext:value-type="float">
            <text:p><text:s text:c="3"/>27</text:p>
          </table:table-cell>
          <table:table-cell table:style-name="ce65" office:value-type="float" office:value="496" calcext:value-type="float">
            <text:p><text:s text:c="3"/>496</text:p>
          </table:table-cell>
          <table:table-cell table:style-name="ce50" office:value-type="float" office:value="434" calcext:value-type="float">
            <text:p><text:s text:c="3"/>434</text:p>
          </table:table-cell>
          <table:table-cell table:style-name="ce92" office:value-type="float" office:value="62" calcext:value-type="float">
            <text:p><text:s text:c="3"/>62</text:p>
          </table:table-cell>
          <table:table-cell table:style-name="ce101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1<text:span text:style-name="T4">1 月</text:span>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21160" calcext:value-type="float">
            <text:p><text:s text:c="3"/>21,160</text:p>
          </table:table-cell>
          <table:table-cell table:style-name="ce64" office:value-type="float" office:value="19635" calcext:value-type="float">
            <text:p><text:s text:c="3"/>19,635</text:p>
          </table:table-cell>
          <table:table-cell table:style-name="ce64" office:value-type="float" office:value="843" calcext:value-type="float">
            <text:p><text:s text:c="3"/>843</text:p>
          </table:table-cell>
          <table:table-cell table:style-name="ce64" office:value-type="float" office:value="779" calcext:value-type="float">
            <text:p><text:s text:c="3"/>779</text:p>
          </table:table-cell>
          <table:table-cell table:style-name="ce64" office:value-type="float" office:value="64" calcext:value-type="float">
            <text:p><text:s text:c="3"/>64</text:p>
          </table:table-cell>
          <table:table-cell table:style-name="ce64" office:value-type="float" office:value="682" calcext:value-type="float">
            <text:p><text:s text:c="3"/>682</text:p>
          </table:table-cell>
          <table:table-cell table:style-name="ce64" office:value-type="float" office:value="432" calcext:value-type="float">
            <text:p><text:s text:c="3"/>432</text:p>
          </table:table-cell>
          <table:table-cell table:style-name="ce91" office:value-type="float" office:value="250" calcext:value-type="float">
            <text:p><text:s text:c="3"/>250</text:p>
          </table:table-cell>
          <table:table-cell table:style-name="ce101"/>
          <table:table-cell table:number-columns-repeated="1013"/>
        </table:table-row>
        <table:table-row table:style-name="ro9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10580" calcext:value-type="float">
            <text:p><text:s text:c="3"/>10,580</text:p>
          </table:table-cell>
          <table:table-cell table:style-name="ce65" office:value-type="float" office:value="10208" calcext:value-type="float">
            <text:p><text:s text:c="3"/>10,208</text:p>
          </table:table-cell>
          <table:table-cell table:style-name="ce50" office:value-type="float" office:value="101" calcext:value-type="float">
            <text:p><text:s text:c="3"/>101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50" office:value-type="float" office:value="32" calcext:value-type="float">
            <text:p><text:s text:c="3"/>32</text:p>
          </table:table-cell>
          <table:table-cell table:style-name="ce65" office:value-type="float" office:value="271" calcext:value-type="float">
            <text:p><text:s text:c="3"/>271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92" office:value-type="float" office:value="208" calcext:value-type="float">
            <text:p><text:s text:c="3"/>208</text:p>
          </table:table-cell>
          <table:table-cell table:style-name="ce101"/>
          <table:table-cell table:number-columns-repeated="1013"/>
        </table:table-row>
        <table:table-row table:style-name="ro9">
          <table:covered-table-cell table:style-name="ce17"/>
          <table:table-cell table:style-name="ce37" office:value-type="string" calcext:value-type="string">
            <text:p>女</text:p>
          </table:table-cell>
          <table:table-cell table:style-name="ce50" office:value-type="float" office:value="10580" calcext:value-type="float">
            <text:p><text:s text:c="3"/>10,580</text:p>
          </table:table-cell>
          <table:table-cell table:style-name="ce65" office:value-type="float" office:value="9427" calcext:value-type="float">
            <text:p><text:s text:c="3"/>9,427</text:p>
          </table:table-cell>
          <table:table-cell table:style-name="ce50" office:value-type="float" office:value="742" calcext:value-type="float">
            <text:p><text:s text:c="3"/>742</text:p>
          </table:table-cell>
          <table:table-cell table:style-name="ce50" office:value-type="float" office:value="710" calcext:value-type="float">
            <text:p><text:s text:c="3"/>710</text:p>
          </table:table-cell>
          <table:table-cell table:style-name="ce50" office:value-type="float" office:value="32" calcext:value-type="float">
            <text:p><text:s text:c="3"/>32</text:p>
          </table:table-cell>
          <table:table-cell table:style-name="ce65" office:value-type="float" office:value="411" calcext:value-type="float">
            <text:p><text:s text:c="3"/>411</text:p>
          </table:table-cell>
          <table:table-cell table:style-name="ce50" office:value-type="float" office:value="369" calcext:value-type="float">
            <text:p><text:s text:c="3"/>369</text:p>
          </table:table-cell>
          <table:table-cell table:style-name="ce92" office:value-type="float" office:value="42" calcext:value-type="float">
            <text:p><text:s text:c="3"/>42</text:p>
          </table:table-cell>
          <table:table-cell table:style-name="ce101"/>
          <table:table-cell table:number-columns-repeated="1013"/>
        </table:table-row>
        <table:table-row table:style-name="ro9">
          <table:table-cell table:style-name="ce18" office:value-type="string" calcext:value-type="string" table:number-columns-spanned="1" table:number-rows-spanned="3">
            <text:p>1<text:span text:style-name="T4">2 月</text:span></text:p>
          </table:table-cell>
          <table:table-cell table:style-name="ce33" office:value-type="string" calcext:value-type="string">
            <text:p>計</text:p>
          </table:table-cell>
          <table:table-cell table:style-name="ce49" office:value-type="float" office:value="33634" calcext:value-type="float">
            <text:p><text:s text:c="3"/>33,634</text:p>
          </table:table-cell>
          <table:table-cell table:style-name="ce64" office:value-type="float" office:value="31719" calcext:value-type="float">
            <text:p><text:s text:c="3"/>31,719</text:p>
          </table:table-cell>
          <table:table-cell table:style-name="ce64" office:value-type="float" office:value="997" calcext:value-type="float">
            <text:p><text:s text:c="3"/>997</text:p>
          </table:table-cell>
          <table:table-cell table:style-name="ce64" office:value-type="float" office:value="883" calcext:value-type="float">
            <text:p><text:s text:c="3"/>883</text:p>
          </table:table-cell>
          <table:table-cell table:style-name="ce64" office:value-type="float" office:value="114" calcext:value-type="float">
            <text:p><text:s text:c="3"/>114</text:p>
          </table:table-cell>
          <table:table-cell table:style-name="ce64" office:value-type="float" office:value="918" calcext:value-type="float">
            <text:p><text:s text:c="3"/>918</text:p>
          </table:table-cell>
          <table:table-cell table:style-name="ce64" office:value-type="float" office:value="582" calcext:value-type="float">
            <text:p><text:s text:c="3"/>582</text:p>
          </table:table-cell>
          <table:table-cell table:style-name="ce91" office:value-type="float" office:value="336" calcext:value-type="float">
            <text:p><text:s text:c="3"/>336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0" office:value-type="float" office:value="16817" calcext:value-type="float">
            <text:p><text:s text:c="3"/>16,817</text:p>
          </table:table-cell>
          <table:table-cell table:style-name="ce65" office:value-type="float" office:value="16339" calcext:value-type="float">
            <text:p><text:s text:c="3"/>16,339</text:p>
          </table:table-cell>
          <table:table-cell table:style-name="ce50" office:value-type="float" office:value="127" calcext:value-type="float">
            <text:p><text:s text:c="3"/>127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65" office:value-type="float" office:value="351" calcext:value-type="float">
            <text:p><text:s text:c="3"/>351</text:p>
          </table:table-cell>
          <table:table-cell table:style-name="ce50" office:value-type="float" office:value="80" calcext:value-type="float">
            <text:p><text:s text:c="3"/>80</text:p>
          </table:table-cell>
          <table:table-cell table:style-name="ce92" office:value-type="float" office:value="271" calcext:value-type="float">
            <text:p><text:s text:c="3"/>271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女</text:p>
          </table:table-cell>
          <table:table-cell table:style-name="ce50" office:value-type="float" office:value="16817" calcext:value-type="float">
            <text:p><text:s text:c="3"/>16,817</text:p>
          </table:table-cell>
          <table:table-cell table:style-name="ce65" office:value-type="float" office:value="15380" calcext:value-type="float">
            <text:p><text:s text:c="3"/>15,380</text:p>
          </table:table-cell>
          <table:table-cell table:style-name="ce50" office:value-type="float" office:value="870" calcext:value-type="float">
            <text:p><text:s text:c="3"/>870</text:p>
          </table:table-cell>
          <table:table-cell table:style-name="ce50" office:value-type="float" office:value="817" calcext:value-type="float">
            <text:p><text:s text:c="3"/>817</text:p>
          </table:table-cell>
          <table:table-cell table:style-name="ce50" office:value-type="float" office:value="53" calcext:value-type="float">
            <text:p><text:s text:c="3"/>53</text:p>
          </table:table-cell>
          <table:table-cell table:style-name="ce65" office:value-type="float" office:value="567" calcext:value-type="float">
            <text:p><text:s text:c="3"/>567</text:p>
          </table:table-cell>
          <table:table-cell table:style-name="ce50" office:value-type="float" office:value="502" calcext:value-type="float">
            <text:p><text:s text:c="3"/>502</text:p>
          </table:table-cell>
          <table:table-cell table:style-name="ce92" office:value-type="float" office:value="65" calcext:value-type="float">
            <text:p><text:s text:c="3"/>65</text:p>
          </table:table-cell>
          <table:table-cell table:style-name="ce101"/>
          <table:table-cell table:number-columns-repeated="1013"/>
        </table:table-row>
        <table:table-row table:style-name="ro7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38" office:value-type="string" calcext:value-type="string">
            <text:p>計</text:p>
          </table:table-cell>
          <table:table-cell table:style-name="ce52" office:value-type="float" office:value="8.69" calcext:value-type="float">
            <text:p><text:s/>8.69</text:p>
          </table:table-cell>
          <table:table-cell table:style-name="ce52" office:value-type="float" office:value="8.49" calcext:value-type="float">
            <text:p><text:s/>8.49</text:p>
          </table:table-cell>
          <table:table-cell table:style-name="ce52" office:value-type="float" office:value="5.17" calcext:value-type="float">
            <text:p><text:s/>5.17</text:p>
          </table:table-cell>
          <table:table-cell table:style-name="ce52" office:value-type="float" office:value="1.26" calcext:value-type="float">
            <text:p><text:s/>1.26</text:p>
          </table:table-cell>
          <table:table-cell table:style-name="ce52" office:value-type="float" office:value="50" calcext:value-type="float">
            <text:p><text:s/>50.00</text:p>
          </table:table-cell>
          <table:table-cell table:style-name="ce52" office:value-type="float" office:value="21.11" calcext:value-type="float">
            <text:p><text:s/>21.11</text:p>
          </table:table-cell>
          <table:table-cell table:style-name="ce52" office:value-type="float" office:value="27.91" calcext:value-type="float">
            <text:p><text:s/>27.91</text:p>
          </table:table-cell>
          <table:table-cell table:style-name="ce94" office:value-type="float" office:value="10.89" calcext:value-type="float">
            <text:p><text:s/>10.89</text:p>
          </table:table-cell>
          <table:table-cell table:style-name="ce101"/>
          <table:table-cell table:number-columns-repeated="1013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8.69" calcext:value-type="float">
            <text:p><text:s/>8.69</text:p>
          </table:table-cell>
          <table:table-cell table:style-name="ce53" office:value-type="float" office:value="8.15" calcext:value-type="float">
            <text:p><text:s/>8.15</text:p>
          </table:table-cell>
          <table:table-cell table:style-name="ce53" office:value-type="float" office:value="69.33" calcext:value-type="float">
            <text:p><text:s/>69.33</text:p>
          </table:table-cell>
          <table:table-cell table:style-name="ce53" office:value-type="float" office:value="43.48" calcext:value-type="float">
            <text:p><text:s/>43.48</text:p>
          </table:table-cell>
          <table:table-cell table:style-name="ce53" office:value-type="float" office:value="110.34" calcext:value-type="float">
            <text:p><text:s/>110.34</text:p>
          </table:table-cell>
          <table:table-cell table:style-name="ce53" office:value-type="float" office:value="21.45" calcext:value-type="float">
            <text:p><text:s/>21.45</text:p>
          </table:table-cell>
          <table:table-cell table:style-name="ce53" office:value-type="float" office:value="45.45" calcext:value-type="float">
            <text:p><text:s/>45.45</text:p>
          </table:table-cell>
          <table:table-cell table:style-name="ce95" office:value-type="float" office:value="15.81" calcext:value-type="float">
            <text:p><text:s/>15.81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4" office:value-type="float" office:value="8.69" calcext:value-type="float">
            <text:p><text:s/>8.69</text:p>
          </table:table-cell>
          <table:table-cell table:style-name="ce54" office:value-type="float" office:value="8.85" calcext:value-type="float">
            <text:p><text:s/>8.85</text:p>
          </table:table-cell>
          <table:table-cell table:style-name="ce54" office:value-type="float" office:value="-0.34" calcext:value-type="float">
            <text:p><text:s text:c="3"/>－0.34</text:p>
          </table:table-cell>
          <table:table-cell table:style-name="ce54" office:value-type="float" office:value="-1.09" calcext:value-type="float">
            <text:p><text:s text:c="3"/>－1.09</text:p>
          </table:table-cell>
          <table:table-cell table:style-name="ce54" office:value-type="float" office:value="12.77" calcext:value-type="float">
            <text:p><text:s/>12.77</text:p>
          </table:table-cell>
          <table:table-cell table:style-name="ce54" office:value-type="float" office:value="20.9" calcext:value-type="float">
            <text:p><text:s/>20.90</text:p>
          </table:table-cell>
          <table:table-cell table:style-name="ce54" office:value-type="float" office:value="25.5" calcext:value-type="float">
            <text:p><text:s/>25.50</text:p>
          </table:table-cell>
          <table:table-cell table:style-name="ce96" office:value-type="float" office:value="-5.8" calcext:value-type="float">
            <text:p><text:s text:c="3"/>－5.80</text:p>
          </table:table-cell>
          <table:table-cell table:number-columns-repeated="1014"/>
        </table:table-row>
        <table:table-row table:style-name="ro7">
          <table:table-cell table:style-name="ce20" office:value-type="string" calcext:value-type="string" table:number-columns-spanned="1" table:number-rows-spanned="3">
            <text:p><text:s/>較本年上月　増減 (%) △</text:p>
          </table:table-cell>
          <table:table-cell table:style-name="ce28" office:value-type="string" calcext:value-type="string">
            <text:p>計</text:p>
          </table:table-cell>
          <table:table-cell table:style-name="ce55" office:value-type="float" office:value="58.95" calcext:value-type="float">
            <text:p><text:s/>58.95</text:p>
          </table:table-cell>
          <table:table-cell table:style-name="ce55" office:value-type="float" office:value="61.54" calcext:value-type="float">
            <text:p><text:s/>61.54</text:p>
          </table:table-cell>
          <table:table-cell table:style-name="ce55" office:value-type="float" office:value="18.27" calcext:value-type="float">
            <text:p><text:s/>18.27</text:p>
          </table:table-cell>
          <table:table-cell table:style-name="ce55" office:value-type="float" office:value="13.35" calcext:value-type="float">
            <text:p><text:s/>13.35</text:p>
          </table:table-cell>
          <table:table-cell table:style-name="ce55" office:value-type="float" office:value="78.13" calcext:value-type="float">
            <text:p><text:s/>78.13</text:p>
          </table:table-cell>
          <table:table-cell table:style-name="ce55" office:value-type="float" office:value="34.6" calcext:value-type="float">
            <text:p><text:s/>34.60</text:p>
          </table:table-cell>
          <table:table-cell table:style-name="ce55" office:value-type="float" office:value="34.72" calcext:value-type="float">
            <text:p><text:s/>34.72</text:p>
          </table:table-cell>
          <table:table-cell table:style-name="ce97" office:value-type="float" office:value="34.4" calcext:value-type="float">
            <text:p><text:s/>34.40</text:p>
          </table:table-cell>
          <table:table-cell table:number-columns-repeated="1014"/>
        </table:table-row>
        <table:table-row table:style-name="ro7">
          <table:covered-table-cell table:style-name="ce4"/>
          <table:table-cell table:style-name="ce34" office:value-type="string" calcext:value-type="string">
            <text:p>男</text:p>
          </table:table-cell>
          <table:table-cell table:style-name="ce53" office:value-type="float" office:value="58.95" calcext:value-type="float">
            <text:p><text:s/>58.95</text:p>
          </table:table-cell>
          <table:table-cell table:style-name="ce53" office:value-type="float" office:value="60.06" calcext:value-type="float">
            <text:p><text:s/>60.06</text:p>
          </table:table-cell>
          <table:table-cell table:style-name="ce53" office:value-type="float" office:value="25.74" calcext:value-type="float">
            <text:p><text:s/>25.74</text:p>
          </table:table-cell>
          <table:table-cell table:style-name="ce53" office:value-type="float" office:value="-4.35" calcext:value-type="float">
            <text:p><text:s text:c="3"/>－4.35</text:p>
          </table:table-cell>
          <table:table-cell table:style-name="ce53" office:value-type="float" office:value="90.63" calcext:value-type="float">
            <text:p><text:s/>90.63</text:p>
          </table:table-cell>
          <table:table-cell table:style-name="ce53" office:value-type="float" office:value="29.52" calcext:value-type="float">
            <text:p><text:s/>29.52</text:p>
          </table:table-cell>
          <table:table-cell table:style-name="ce53" office:value-type="float" office:value="26.98" calcext:value-type="float">
            <text:p><text:s/>26.98</text:p>
          </table:table-cell>
          <table:table-cell table:style-name="ce95" office:value-type="float" office:value="30.29" calcext:value-type="float">
            <text:p><text:s/>30.29</text:p>
          </table:table-cell>
          <table:table-cell table:style-name="ce102"/>
          <table:table-cell table:number-columns-repeated="1013"/>
        </table:table-row>
        <table:table-row table:style-name="ro7">
          <table:covered-table-cell table:style-name="ce5"/>
          <table:table-cell table:style-name="ce39" office:value-type="string" calcext:value-type="string">
            <text:p>女</text:p>
          </table:table-cell>
          <table:table-cell table:style-name="ce54" office:value-type="float" office:value="58.95" calcext:value-type="float">
            <text:p><text:s/>58.95</text:p>
          </table:table-cell>
          <table:table-cell table:style-name="ce54" office:value-type="float" office:value="63.15" calcext:value-type="float">
            <text:p><text:s/>63.15</text:p>
          </table:table-cell>
          <table:table-cell table:style-name="ce54" office:value-type="float" office:value="17.25" calcext:value-type="float">
            <text:p><text:s/>17.25</text:p>
          </table:table-cell>
          <table:table-cell table:style-name="ce54" office:value-type="float" office:value="15.07" calcext:value-type="float">
            <text:p><text:s/>15.07</text:p>
          </table:table-cell>
          <table:table-cell table:style-name="ce54" office:value-type="float" office:value="65.63" calcext:value-type="float">
            <text:p><text:s/>65.63</text:p>
          </table:table-cell>
          <table:table-cell table:style-name="ce54" office:value-type="float" office:value="37.96" calcext:value-type="float">
            <text:p><text:s/>37.96</text:p>
          </table:table-cell>
          <table:table-cell table:style-name="ce54" office:value-type="float" office:value="36.04" calcext:value-type="float">
            <text:p><text:s/>36.04</text:p>
          </table:table-cell>
          <table:table-cell table:style-name="ce96" office:value-type="float" office:value="54.76" calcext:value-type="float">
            <text:p><text:s/>54.76</text:p>
          </table:table-cell>
          <table:table-cell table:style-name="ce102"/>
          <table:table-cell table:number-columns-repeated="1013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69" table:number-columns-repeated="2"/>
          <table:table-cell table:style-name="ce74"/>
          <table:table-cell table:style-name="ce76" table:number-columns-repeated="2"/>
          <table:table-cell table:style-name="ce98" office:value-type="string" calcext:value-type="string">
            <text:p>內政部戶政司 民國104年1月6日編製</text:p>
          </table:table-cell>
          <table:table-cell table:style-name="ce103" table:number-columns-repeated="3"/>
          <table:table-cell table:number-columns-repeated="1011"/>
        </table:table-row>
        <table:table-row table:style-name="ro5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 table:style-name="ce40" table:number-columns-repeated="6"/>
          <table:table-cell table:number-columns-repeated="1017"/>
        </table:table-row>
        <table:table-row table:style-name="ro5">
          <table:table-cell table:style-name="ce22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1" table:number-rows-repeated="1048468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年月別 '.$A$1" table:expression="[$'年月別 '.$A$1:.$B$1048576];[$'年月別 '.$A$1:.$AMJ$6]"/>
        </table:named-expressions>
      </table:table>
      <table:table table:name="縣市別" table:style-name="ta2">
        <table:table-column table:style-name="co5" table:default-cell-style-name="ce25"/>
        <table:table-column table:style-name="co2" table:default-cell-style-name="ce25"/>
        <table:table-column table:style-name="co3" table:number-columns-repeated="8" table:default-cell-style-name="ce25"/>
        <table:table-column table:style-name="co4" table:number-columns-repeated="247" table:default-cell-style-name="ce25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6"/>
          <table:table-cell table:style-name="ce99" table:number-columns-repeated="1014"/>
        </table:table-row>
        <table:table-row table:style-name="ro12">
          <table:table-cell table:style-name="ce2" table:number-columns-repeated="3"/>
          <table:table-cell table:style-name="ce114" office:value-type="string" office:string-value="中 華 民 國 103 年 12 月 份" calcext:value-type="string" table:number-columns-spanned="4" table:number-rows-spanned="1">
            <text:p><text:s/>中 華 民 國 103 年 12 月 份 </text:p>
          </table:table-cell>
          <table:covered-table-cell table:number-columns-repeated="3" table:style-name="ce114"/>
          <table:table-cell table:style-name="ce2" table:number-columns-repeated="2"/>
          <table:table-cell table:style-name="ce81" office:value-type="string" calcext:value-type="string">
            <text:p><text:s/>單位︰人</text:p>
          </table:table-cell>
          <table:table-cell table:style-name="ce99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27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7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5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7"/>
          <table:covered-table-cell table:style-name="ce82"/>
          <table:table-cell table:style-name="ce100" table:number-columns-repeated="1014"/>
        </table:table-row>
        <table:table-row table:style-name="ro12">
          <table:covered-table-cell table:style-name="ce4"/>
          <table:covered-table-cell table:number-columns-repeated="2" table:style-name="ce28"/>
          <table:table-cell table:style-name="ce57" office:value-type="string" calcext:value-type="string" table:number-columns-spanned="1" table:number-rows-spanned="3">
            <text:p>本國籍</text:p>
          </table:table-cell>
          <table:table-cell table:style-name="ce57" office:value-type="string" calcext:value-type="string" table:number-columns-spanned="3" table:number-rows-spanned="1">
            <text:p>大陸、港澳地區</text:p>
          </table:table-cell>
          <table:covered-table-cell table:style-name="ce70"/>
          <table:covered-table-cell table:style-name="ce71"/>
          <table:table-cell table:style-name="ce75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100" table:number-columns-repeated="1014"/>
        </table:table-row>
        <table:table-row table:style-name="ro12">
          <table:covered-table-cell table:style-name="ce4"/>
          <table:covered-table-cell table:number-columns-repeated="3" table:style-name="ce28"/>
          <table:table-cell table:style-name="ce6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8" office:value-type="string" calcext:value-type="string" table:number-columns-spanned="1" table:number-rows-spanned="2">
            <text:p>大陸地區</text:p>
          </table:table-cell>
          <table:table-cell table:style-name="ce68" office:value-type="string" calcext:value-type="string" table:number-columns-spanned="1" table:number-rows-spanned="2">
            <text:p>港澳地區</text:p>
          </table:table-cell>
          <table:table-cell table:style-name="ce6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5" office:value-type="string" calcext:value-type="string" table:number-columns-spanned="1" table:number-rows-spanned="2">
            <text:p>東南亞</text:p>
          </table:table-cell>
          <table:table-cell table:style-name="ce75" office:value-type="string" calcext:value-type="string" table:number-columns-spanned="1" table:number-rows-spanned="2">
            <text:p>其他</text:p>
          </table:table-cell>
          <table:table-cell table:style-name="ce100" table:number-columns-repeated="1014"/>
        </table:table-row>
        <table:table-row table:style-name="ro7">
          <table:covered-table-cell table:style-name="ce5"/>
          <table:covered-table-cell table:number-columns-repeated="7" table:style-name="ce29"/>
          <table:covered-table-cell table:number-columns-repeated="2" table:style-name="ce77"/>
          <table:table-cell table:style-name="ce100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33634" calcext:value-type="float">
            <text:p><text:s text:c="3"/>33,634</text:p>
          </table:table-cell>
          <table:table-cell table:style-name="ce58" office:value-type="float" office:value="31719" calcext:value-type="float">
            <text:p><text:s text:c="3"/>31,719</text:p>
          </table:table-cell>
          <table:table-cell table:style-name="ce58" office:value-type="float" office:value="997" calcext:value-type="float">
            <text:p><text:s text:c="3"/>997</text:p>
          </table:table-cell>
          <table:table-cell table:style-name="ce58" office:value-type="float" office:value="883" calcext:value-type="float">
            <text:p><text:s text:c="3"/>883</text:p>
          </table:table-cell>
          <table:table-cell table:style-name="ce58" office:value-type="float" office:value="114" calcext:value-type="float">
            <text:p><text:s text:c="3"/>114</text:p>
          </table:table-cell>
          <table:table-cell table:style-name="ce118" office:value-type="float" office:value="918" calcext:value-type="float">
            <text:p><text:s text:c="3"/>918</text:p>
          </table:table-cell>
          <table:table-cell table:style-name="ce118" office:value-type="float" office:value="582" calcext:value-type="float">
            <text:p><text:s text:c="3"/>582</text:p>
          </table:table-cell>
          <table:table-cell table:style-name="ce119" office:value-type="float" office:value="336" calcext:value-type="float">
            <text:p><text:s text:c="3"/>336</text:p>
          </table:table-cell>
          <table:table-cell table:style-name="ce100" table:number-columns-repeated="1014"/>
        </table:table-row>
        <table:table-row table:style-name="ro13">
          <table:covered-table-cell table:style-name="ce11"/>
          <table:table-cell table:style-name="ce112" office:value-type="string" calcext:value-type="string">
            <text:p>男</text:p>
          </table:table-cell>
          <table:table-cell table:style-name="ce44" office:value-type="float" office:value="16817" calcext:value-type="float">
            <text:p><text:s text:c="3"/>16,817</text:p>
          </table:table-cell>
          <table:table-cell table:style-name="ce58" office:value-type="float" office:value="16339" calcext:value-type="float">
            <text:p><text:s text:c="3"/>16,339</text:p>
          </table:table-cell>
          <table:table-cell table:style-name="ce58" office:value-type="float" office:value="127" calcext:value-type="float">
            <text:p><text:s text:c="3"/>127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351" calcext:value-type="float">
            <text:p><text:s text:c="3"/>351</text:p>
          </table:table-cell>
          <table:table-cell table:style-name="ce58" office:value-type="float" office:value="80" calcext:value-type="float">
            <text:p><text:s text:c="3"/>80</text:p>
          </table:table-cell>
          <table:table-cell table:style-name="ce120" office:value-type="float" office:value="271" calcext:value-type="float">
            <text:p><text:s text:c="3"/>271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16817" calcext:value-type="float">
            <text:p><text:s text:c="3"/>16,817</text:p>
          </table:table-cell>
          <table:table-cell table:style-name="ce59" office:value-type="float" office:value="15380" calcext:value-type="float">
            <text:p><text:s text:c="3"/>15,380</text:p>
          </table:table-cell>
          <table:table-cell table:style-name="ce59" office:value-type="float" office:value="870" calcext:value-type="float">
            <text:p><text:s text:c="3"/>870</text:p>
          </table:table-cell>
          <table:table-cell table:style-name="ce59" office:value-type="float" office:value="817" calcext:value-type="float">
            <text:p><text:s text:c="3"/>817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567" calcext:value-type="float">
            <text:p><text:s text:c="3"/>567</text:p>
          </table:table-cell>
          <table:table-cell table:style-name="ce59" office:value-type="float" office:value="502" calcext:value-type="float">
            <text:p><text:s text:c="3"/>502</text:p>
          </table:table-cell>
          <table:table-cell table:style-name="ce121" office:value-type="float" office:value="65" calcext:value-type="float">
            <text:p><text:s text:c="3"/>65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6260" calcext:value-type="float">
            <text:p><text:s text:c="3"/>6,260</text:p>
          </table:table-cell>
          <table:table-cell table:style-name="ce44" office:value-type="float" office:value="5855" calcext:value-type="float">
            <text:p><text:s text:c="3"/>5,855</text:p>
          </table:table-cell>
          <table:table-cell table:style-name="ce44" office:value-type="float" office:value="217" calcext:value-type="float">
            <text:p><text:s text:c="3"/>217</text:p>
          </table:table-cell>
          <table:table-cell table:style-name="ce44" office:value-type="float" office:value="187" calcext:value-type="float">
            <text:p><text:s text:c="3"/>187</text:p>
          </table:table-cell>
          <table:table-cell table:style-name="ce44" office:value-type="float" office:value="30" calcext:value-type="float">
            <text:p><text:s text:c="3"/>30</text:p>
          </table:table-cell>
          <table:table-cell table:style-name="ce44" office:value-type="float" office:value="188" calcext:value-type="float">
            <text:p><text:s text:c="3"/>188</text:p>
          </table:table-cell>
          <table:table-cell table:style-name="ce44" office:value-type="float" office:value="114" calcext:value-type="float">
            <text:p><text:s text:c="3"/>114</text:p>
          </table:table-cell>
          <table:table-cell table:style-name="ce72" office:value-type="float" office:value="74" calcext:value-type="float">
            <text:p><text:s text:c="3"/>7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12" office:value-type="string" calcext:value-type="string">
            <text:p>男</text:p>
          </table:table-cell>
          <table:table-cell table:style-name="ce44" office:value-type="float" office:value="3130" calcext:value-type="float">
            <text:p><text:s text:c="3"/>3,130</text:p>
          </table:table-cell>
          <table:table-cell table:style-name="ce62" office:value-type="float" office:value="3018" calcext:value-type="float">
            <text:p><text:s text:c="3"/>3,018</text:p>
          </table:table-cell>
          <table:table-cell table:style-name="ce42" office:value-type="float" office:value="33" calcext:value-type="float">
            <text:p><text:s text:c="3"/>33</text:p>
          </table:table-cell>
          <table:table-cell table:style-name="ce42" office:value-type="float" office:value="14" calcext:value-type="float">
            <text:p><text:s text:c="3"/>14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42" office:value-type="float" office:value="79" calcext:value-type="float">
            <text:p><text:s text:c="3"/>79</text:p>
          </table:table-cell>
          <table:table-cell table:style-name="ce42" office:value-type="float" office:value="21" calcext:value-type="float">
            <text:p><text:s text:c="3"/>21</text:p>
          </table:table-cell>
          <table:table-cell table:style-name="ce72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3130" calcext:value-type="float">
            <text:p><text:s text:c="3"/>3,130</text:p>
          </table:table-cell>
          <table:table-cell table:style-name="ce43" office:value-type="float" office:value="2837" calcext:value-type="float">
            <text:p><text:s text:c="3"/>2,837</text:p>
          </table:table-cell>
          <table:table-cell table:style-name="ce43" office:value-type="float" office:value="184" calcext:value-type="float">
            <text:p><text:s text:c="3"/>184</text:p>
          </table:table-cell>
          <table:table-cell table:style-name="ce43" office:value-type="float" office:value="173" calcext:value-type="float">
            <text:p><text:s text:c="3"/>173</text:p>
          </table:table-cell>
          <table:table-cell table:style-name="ce43" office:value-type="float" office:value="11" calcext:value-type="float">
            <text:p><text:s text:c="3"/>11</text:p>
          </table:table-cell>
          <table:table-cell table:style-name="ce43" office:value-type="float" office:value="109" calcext:value-type="float">
            <text:p><text:s text:c="3"/>109</text:p>
          </table:table-cell>
          <table:table-cell table:style-name="ce43" office:value-type="float" office:value="93" calcext:value-type="float">
            <text:p><text:s text:c="3"/>93</text:p>
          </table:table-cell>
          <table:table-cell table:style-name="ce73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4284" calcext:value-type="float">
            <text:p><text:s text:c="3"/>4,284</text:p>
          </table:table-cell>
          <table:table-cell table:style-name="ce44" office:value-type="float" office:value="4039" calcext:value-type="float">
            <text:p><text:s text:c="3"/>4,039</text:p>
          </table:table-cell>
          <table:table-cell table:style-name="ce44" office:value-type="float" office:value="137" calcext:value-type="float">
            <text:p><text:s text:c="3"/>137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22" calcext:value-type="float">
            <text:p><text:s text:c="3"/>22</text:p>
          </table:table-cell>
          <table:table-cell table:style-name="ce44" office:value-type="float" office:value="108" calcext:value-type="float">
            <text:p><text:s text:c="3"/>108</text:p>
          </table:table-cell>
          <table:table-cell table:style-name="ce44" office:value-type="float" office:value="38" calcext:value-type="float">
            <text:p><text:s text:c="3"/>38</text:p>
          </table:table-cell>
          <table:table-cell table:style-name="ce72" office:value-type="float" office:value="70" calcext:value-type="float">
            <text:p><text:s text:c="3"/>70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12" office:value-type="string" calcext:value-type="string">
            <text:p>男</text:p>
          </table:table-cell>
          <table:table-cell table:style-name="ce44" office:value-type="float" office:value="2142" calcext:value-type="float">
            <text:p><text:s text:c="3"/>2,142</text:p>
          </table:table-cell>
          <table:table-cell table:style-name="ce62" office:value-type="float" office:value="2056" calcext:value-type="float">
            <text:p><text:s text:c="3"/>2,056</text:p>
          </table:table-cell>
          <table:table-cell table:style-name="ce42" office:value-type="float" office:value="26" calcext:value-type="float">
            <text:p><text:s text:c="3"/>26</text:p>
          </table:table-cell>
          <table:table-cell table:style-name="ce42" office:value-type="float" office:value="17" calcext:value-type="float">
            <text:p><text:s text:c="3"/>17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42" office:value-type="float" office:value="60" calcext:value-type="float">
            <text:p><text:s text:c="3"/>60</text:p>
          </table:table-cell>
          <table:table-cell table:style-name="ce42" office:value-type="float" office:value="10" calcext:value-type="float">
            <text:p><text:s text:c="3"/>10</text:p>
          </table:table-cell>
          <table:table-cell table:style-name="ce7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2142" calcext:value-type="float">
            <text:p><text:s text:c="3"/>2,142</text:p>
          </table:table-cell>
          <table:table-cell table:style-name="ce43" office:value-type="float" office:value="1983" calcext:value-type="float">
            <text:p><text:s text:c="3"/>1,983</text:p>
          </table:table-cell>
          <table:table-cell table:style-name="ce43" office:value-type="float" office:value="111" calcext:value-type="float">
            <text:p><text:s text:c="3"/>111</text:p>
          </table:table-cell>
          <table:table-cell table:style-name="ce43" office:value-type="float" office:value="98" calcext:value-type="float">
            <text:p><text:s text:c="3"/>98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43" office:value-type="float" office:value="48" calcext:value-type="float">
            <text:p><text:s text:c="3"/>48</text:p>
          </table:table-cell>
          <table:table-cell table:style-name="ce43" office:value-type="float" office:value="28" calcext:value-type="float">
            <text:p><text:s text:c="3"/>28</text:p>
          </table:table-cell>
          <table:table-cell table:style-name="ce73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13">
          <table:table-cell table:style-name="ce104"/>
          <table:table-cell table:style-name="ce30" office:value-type="string" calcext:value-type="string">
            <text:p>計</text:p>
          </table:table-cell>
          <table:table-cell table:style-name="ce44" office:value-type="float" office:value="3100" calcext:value-type="float">
            <text:p><text:s text:c="3"/>3,100</text:p>
          </table:table-cell>
          <table:table-cell table:style-name="ce44" office:value-type="float" office:value="2893" calcext:value-type="float">
            <text:p><text:s text:c="3"/>2,893</text:p>
          </table:table-cell>
          <table:table-cell table:style-name="ce44" office:value-type="float" office:value="100" calcext:value-type="float">
            <text:p><text:s text:c="3"/>100</text:p>
          </table:table-cell>
          <table:table-cell table:style-name="ce44" office:value-type="float" office:value="92" calcext:value-type="float">
            <text:p><text:s text:c="3"/>92</text:p>
          </table:table-cell>
          <table:table-cell table:style-name="ce44" office:value-type="float" office:value="8" calcext:value-type="float">
            <text:p><text:s text:c="3"/>8</text:p>
          </table:table-cell>
          <table:table-cell table:style-name="ce44" office:value-type="float" office:value="107" calcext:value-type="float">
            <text:p><text:s text:c="3"/>107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72" office:value-type="float" office:value="31" calcext:value-type="float">
            <text:p><text:s text:c="3"/>31</text:p>
          </table:table-cell>
          <table:table-cell table:number-columns-repeated="1014"/>
        </table:table-row>
        <table:table-row table:style-name="ro13">
          <table:table-cell table:style-name="ce105" office:value-type="string" office:string-value="桃園市" calcext:value-type="string">
            <text:p><text:s/>桃園市 </text:p>
          </table:table-cell>
          <table:table-cell table:style-name="ce112" office:value-type="string" calcext:value-type="string">
            <text:p>男</text:p>
          </table:table-cell>
          <table:table-cell table:style-name="ce44" office:value-type="float" office:value="1550" calcext:value-type="float">
            <text:p><text:s text:c="3"/>1,550</text:p>
          </table:table-cell>
          <table:table-cell table:style-name="ce62" office:value-type="float" office:value="1501" calcext:value-type="float">
            <text:p><text:s text:c="3"/>1,501</text:p>
          </table:table-cell>
          <table:table-cell table:style-name="ce42" office:value-type="float" office:value="11" calcext:value-type="float">
            <text:p><text:s text:c="3"/>11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42" office:value-type="float" office:value="38" calcext:value-type="float">
            <text:p><text:s text:c="3"/>38</text:p>
          </table:table-cell>
          <table:table-cell table:style-name="ce42" office:value-type="float" office:value="11" calcext:value-type="float">
            <text:p><text:s text:c="3"/>11</text:p>
          </table:table-cell>
          <table:table-cell table:style-name="ce72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13">
          <table:table-cell table:style-name="ce106"/>
          <table:table-cell table:style-name="ce32" office:value-type="string" calcext:value-type="string">
            <text:p>女</text:p>
          </table:table-cell>
          <table:table-cell table:style-name="ce43" office:value-type="float" office:value="1550" calcext:value-type="float">
            <text:p><text:s text:c="3"/>1,550</text:p>
          </table:table-cell>
          <table:table-cell table:style-name="ce43" office:value-type="float" office:value="1392" calcext:value-type="float">
            <text:p><text:s text:c="3"/>1,392</text:p>
          </table:table-cell>
          <table:table-cell table:style-name="ce43" office:value-type="float" office:value="89" calcext:value-type="float">
            <text:p><text:s text:c="3"/>89</text:p>
          </table:table-cell>
          <table:table-cell table:style-name="ce43" office:value-type="float" office:value="85" calcext:value-type="float">
            <text:p><text:s text:c="3"/>85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69" calcext:value-type="float">
            <text:p><text:s text:c="3"/>69</text:p>
          </table:table-cell>
          <table:table-cell table:style-name="ce43" office:value-type="float" office:value="65" calcext:value-type="float">
            <text:p><text:s text:c="3"/>65</text:p>
          </table:table-cell>
          <table:table-cell table:style-name="ce7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4"/>
          <table:table-cell table:style-name="ce30" office:value-type="string" calcext:value-type="string">
            <text:p>計</text:p>
          </table:table-cell>
          <table:table-cell table:style-name="ce44" office:value-type="float" office:value="4134" calcext:value-type="float">
            <text:p><text:s text:c="3"/>4,134</text:p>
          </table:table-cell>
          <table:table-cell table:style-name="ce44" office:value-type="float" office:value="3907" calcext:value-type="float">
            <text:p><text:s text:c="3"/>3,907</text:p>
          </table:table-cell>
          <table:table-cell table:style-name="ce44" office:value-type="float" office:value="119" calcext:value-type="float">
            <text:p><text:s text:c="3"/>119</text:p>
          </table:table-cell>
          <table:table-cell table:style-name="ce44" office:value-type="float" office:value="111" calcext:value-type="float">
            <text:p><text:s text:c="3"/>111</text:p>
          </table:table-cell>
          <table:table-cell table:style-name="ce44" office:value-type="float" office:value="8" calcext:value-type="float">
            <text:p><text:s text:c="3"/>8</text:p>
          </table:table-cell>
          <table:table-cell table:style-name="ce44" office:value-type="float" office:value="108" calcext:value-type="float">
            <text:p><text:s text:c="3"/>108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72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13">
          <table:table-cell table:style-name="ce105" office:value-type="string" office:string-value="臺中市" calcext:value-type="string">
            <text:p><text:s/>臺中市 </text:p>
          </table:table-cell>
          <table:table-cell table:style-name="ce112" office:value-type="string" calcext:value-type="string">
            <text:p>男</text:p>
          </table:table-cell>
          <table:table-cell table:style-name="ce44" office:value-type="float" office:value="2067" calcext:value-type="float">
            <text:p><text:s text:c="3"/>2,067</text:p>
          </table:table-cell>
          <table:table-cell table:style-name="ce62" office:value-type="float" office:value="2014" calcext:value-type="float">
            <text:p><text:s text:c="3"/>2,014</text:p>
          </table:table-cell>
          <table:table-cell table:style-name="ce42" office:value-type="float" office:value="8" calcext:value-type="float">
            <text:p><text:s text:c="3"/>8</text:p>
          </table:table-cell>
          <table:table-cell table:style-name="ce42" office:value-type="float" office:value="5" calcext:value-type="float">
            <text:p><text:s text:c="3"/>5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42" office:value-type="float" office:value="45" calcext:value-type="float">
            <text:p><text:s text:c="3"/>45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72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13">
          <table:table-cell table:style-name="ce106"/>
          <table:table-cell table:style-name="ce32" office:value-type="string" calcext:value-type="string">
            <text:p>女</text:p>
          </table:table-cell>
          <table:table-cell table:style-name="ce43" office:value-type="float" office:value="2067" calcext:value-type="float">
            <text:p><text:s text:c="3"/>2,067</text:p>
          </table:table-cell>
          <table:table-cell table:style-name="ce43" office:value-type="float" office:value="1893" calcext:value-type="float">
            <text:p><text:s text:c="3"/>1,893</text:p>
          </table:table-cell>
          <table:table-cell table:style-name="ce43" office:value-type="float" office:value="111" calcext:value-type="float">
            <text:p><text:s text:c="3"/>111</text:p>
          </table:table-cell>
          <table:table-cell table:style-name="ce43" office:value-type="float" office:value="106" calcext:value-type="float">
            <text:p><text:s text:c="3"/>106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63" calcext:value-type="float">
            <text:p><text:s text:c="3"/>63</text:p>
          </table:table-cell>
          <table:table-cell table:style-name="ce43" office:value-type="float" office:value="54" calcext:value-type="float">
            <text:p><text:s text:c="3"/>54</text:p>
          </table:table-cell>
          <table:table-cell table:style-name="ce73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07"/>
          <table:table-cell table:style-name="ce30" office:value-type="string" calcext:value-type="string">
            <text:p>計</text:p>
          </table:table-cell>
          <table:table-cell table:style-name="ce44" office:value-type="float" office:value="2622" calcext:value-type="float">
            <text:p><text:s text:c="3"/>2,622</text:p>
          </table:table-cell>
          <table:table-cell table:style-name="ce44" office:value-type="float" office:value="2502" calcext:value-type="float">
            <text:p><text:s text:c="3"/>2,502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72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13">
          <table:table-cell table:style-name="ce105" office:value-type="string" office:string-value="臺南市" calcext:value-type="string">
            <text:p><text:s/>臺南市 </text:p>
          </table:table-cell>
          <table:table-cell table:style-name="ce112" office:value-type="string" calcext:value-type="string">
            <text:p>男</text:p>
          </table:table-cell>
          <table:table-cell table:style-name="ce44" office:value-type="float" office:value="1311" calcext:value-type="float">
            <text:p><text:s text:c="3"/>1,311</text:p>
          </table:table-cell>
          <table:table-cell table:style-name="ce62" office:value-type="float" office:value="1279" calcext:value-type="float">
            <text:p><text:s text:c="3"/>1,279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42" office:value-type="float" office:value="5" calcext:value-type="float">
            <text:p><text:s text:c="3"/>5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42" office:value-type="float" office:value="23" calcext:value-type="float">
            <text:p><text:s text:c="3"/>23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72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3">
          <table:table-cell table:style-name="ce106"/>
          <table:table-cell table:style-name="ce32" office:value-type="string" calcext:value-type="string">
            <text:p>女</text:p>
          </table:table-cell>
          <table:table-cell table:style-name="ce43" office:value-type="float" office:value="1311" calcext:value-type="float">
            <text:p><text:s text:c="3"/>1,311</text:p>
          </table:table-cell>
          <table:table-cell table:style-name="ce43" office:value-type="float" office:value="1223" calcext:value-type="float">
            <text:p><text:s text:c="3"/>1,223</text:p>
          </table:table-cell>
          <table:table-cell table:style-name="ce43" office:value-type="float" office:value="45" calcext:value-type="float">
            <text:p><text:s text:c="3"/>45</text:p>
          </table:table-cell>
          <table:table-cell table:style-name="ce43" office:value-type="float" office:value="43" calcext:value-type="float">
            <text:p><text:s text:c="3"/>43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43" calcext:value-type="float">
            <text:p><text:s text:c="3"/>43</text:p>
          </table:table-cell>
          <table:table-cell table:style-name="ce43" office:value-type="float" office:value="39" calcext:value-type="float">
            <text:p><text:s text:c="3"/>39</text:p>
          </table:table-cell>
          <table:table-cell table:style-name="ce7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7"/>
          <table:table-cell table:style-name="ce30" office:value-type="string" calcext:value-type="string">
            <text:p>計</text:p>
          </table:table-cell>
          <table:table-cell table:style-name="ce44" office:value-type="float" office:value="4002" calcext:value-type="float">
            <text:p><text:s text:c="3"/>4,002</text:p>
          </table:table-cell>
          <table:table-cell table:style-name="ce44" office:value-type="float" office:value="3789" calcext:value-type="float">
            <text:p><text:s text:c="3"/>3,789</text:p>
          </table:table-cell>
          <table:table-cell table:style-name="ce44" office:value-type="float" office:value="111" calcext:value-type="float">
            <text:p><text:s text:c="3"/>111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14" calcext:value-type="float">
            <text:p><text:s text:c="3"/>14</text:p>
          </table:table-cell>
          <table:table-cell table:style-name="ce44" office:value-type="float" office:value="102" calcext:value-type="float">
            <text:p><text:s text:c="3"/>102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72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13">
          <table:table-cell table:style-name="ce108" office:value-type="string" office:string-value="高雄市" calcext:value-type="string">
            <text:p><text:s/>高雄市 </text:p>
          </table:table-cell>
          <table:table-cell table:style-name="ce112" office:value-type="string" calcext:value-type="string">
            <text:p>男</text:p>
          </table:table-cell>
          <table:table-cell table:style-name="ce44" office:value-type="float" office:value="2001" calcext:value-type="float">
            <text:p><text:s text:c="3"/>2,001</text:p>
          </table:table-cell>
          <table:table-cell table:style-name="ce62" office:value-type="float" office:value="1941" calcext:value-type="float">
            <text:p><text:s text:c="3"/>1,941</text:p>
          </table:table-cell>
          <table:table-cell table:style-name="ce42" office:value-type="float" office:value="14" calcext:value-type="float">
            <text:p><text:s text:c="3"/>14</text:p>
          </table:table-cell>
          <table:table-cell table:number-columns-repeated="2" table:style-name="ce42" office:value-type="float" office:value="7" calcext:value-type="float">
            <text:p><text:s text:c="3"/>7</text:p>
          </table:table-cell>
          <table:table-cell table:style-name="ce42" office:value-type="float" office:value="46" calcext:value-type="float">
            <text:p><text:s text:c="3"/>46</text:p>
          </table:table-cell>
          <table:table-cell table:style-name="ce42" office:value-type="float" office:value="11" calcext:value-type="float">
            <text:p><text:s text:c="3"/>11</text:p>
          </table:table-cell>
          <table:table-cell table:style-name="ce72" office:value-type="float" office:value="35" calcext:value-type="float">
            <text:p><text:s text:c="3"/>35</text:p>
          </table:table-cell>
          <table:table-cell table:number-columns-repeated="1014"/>
        </table:table-row>
        <table:table-row table:style-name="ro13">
          <table:table-cell table:style-name="ce107"/>
          <table:table-cell table:style-name="ce32" office:value-type="string" calcext:value-type="string">
            <text:p>女</text:p>
          </table:table-cell>
          <table:table-cell table:style-name="ce43" office:value-type="float" office:value="2001" calcext:value-type="float">
            <text:p><text:s text:c="3"/>2,001</text:p>
          </table:table-cell>
          <table:table-cell table:style-name="ce43" office:value-type="float" office:value="1848" calcext:value-type="float">
            <text:p><text:s text:c="3"/>1,848</text:p>
          </table:table-cell>
          <table:table-cell table:style-name="ce43" office:value-type="float" office:value="97" calcext:value-type="float">
            <text:p><text:s text:c="3"/>97</text:p>
          </table:table-cell>
          <table:table-cell table:style-name="ce43" office:value-type="float" office:value="90" calcext:value-type="float">
            <text:p><text:s text:c="3"/>90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56" calcext:value-type="float">
            <text:p><text:s text:c="3"/>56</text:p>
          </table:table-cell>
          <table:table-cell table:style-name="ce43" office:value-type="float" office:value="51" calcext:value-type="float">
            <text:p><text:s text:c="3"/>51</text:p>
          </table:table-cell>
          <table:table-cell table:style-name="ce7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04"/>
          <table:table-cell table:style-name="ce33" office:value-type="string" calcext:value-type="string">
            <text:p>計</text:p>
          </table:table-cell>
          <table:table-cell table:style-name="ce44" office:value-type="float" office:value="9046" calcext:value-type="float">
            <text:p><text:s text:c="3"/>9,046</text:p>
          </table:table-cell>
          <table:table-cell table:style-name="ce44" office:value-type="float" office:value="8562" calcext:value-type="float">
            <text:p><text:s text:c="3"/>8,562</text:p>
          </table:table-cell>
          <table:table-cell table:style-name="ce44" office:value-type="float" office:value="247" calcext:value-type="float">
            <text:p><text:s text:c="3"/>247</text:p>
          </table:table-cell>
          <table:table-cell table:style-name="ce44" office:value-type="float" office:value="222" calcext:value-type="float">
            <text:p><text:s text:c="3"/>222</text:p>
          </table:table-cell>
          <table:table-cell table:style-name="ce44" office:value-type="float" office:value="25" calcext:value-type="float">
            <text:p><text:s text:c="3"/>25</text:p>
          </table:table-cell>
          <table:table-cell table:style-name="ce44" office:value-type="float" office:value="237" calcext:value-type="float">
            <text:p><text:s text:c="3"/>237</text:p>
          </table:table-cell>
          <table:table-cell table:style-name="ce44" office:value-type="float" office:value="184" calcext:value-type="float">
            <text:p><text:s text:c="3"/>184</text:p>
          </table:table-cell>
          <table:table-cell table:style-name="ce90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13">
          <table:table-cell table:style-name="ce108" office:value-type="string" office:string-value="臺灣省" calcext:value-type="string">
            <text:p><text:s/>臺灣省 </text:p>
          </table:table-cell>
          <table:table-cell table:style-name="ce37" office:value-type="string" calcext:value-type="string">
            <text:p>男</text:p>
          </table:table-cell>
          <table:table-cell table:style-name="ce44" office:value-type="float" office:value="4523" calcext:value-type="float">
            <text:p><text:s text:c="3"/>4,523</text:p>
          </table:table-cell>
          <table:table-cell table:style-name="ce115" office:value-type="float" office:value="4437" calcext:value-type="float">
            <text:p><text:s text:c="3"/>4,437</text:p>
          </table:table-cell>
          <table:table-cell table:style-name="ce115" office:value-type="float" office:value="26" calcext:value-type="float">
            <text:p><text:s text:c="3"/>26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style-name="ce115" office:value-type="float" office:value="15" calcext:value-type="float">
            <text:p><text:s text:c="3"/>15</text:p>
          </table:table-cell>
          <table:table-cell table:style-name="ce115" office:value-type="float" office:value="60" calcext:value-type="float">
            <text:p><text:s text:c="3"/>60</text:p>
          </table:table-cell>
          <table:table-cell table:style-name="ce115" office:value-type="float" office:value="14" calcext:value-type="float">
            <text:p><text:s text:c="3"/>14</text:p>
          </table:table-cell>
          <table:table-cell table:style-name="ce122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13">
          <table:table-cell table:style-name="ce106"/>
          <table:table-cell table:style-name="ce35" office:value-type="string" calcext:value-type="string">
            <text:p>女</text:p>
          </table:table-cell>
          <table:table-cell table:style-name="ce43" office:value-type="float" office:value="4523" calcext:value-type="float">
            <text:p><text:s text:c="3"/>4,523</text:p>
          </table:table-cell>
          <table:table-cell table:style-name="ce116" office:value-type="float" office:value="4125" calcext:value-type="float">
            <text:p><text:s text:c="3"/>4,125</text:p>
          </table:table-cell>
          <table:table-cell table:style-name="ce116" office:value-type="float" office:value="221" calcext:value-type="float">
            <text:p><text:s text:c="3"/>221</text:p>
          </table:table-cell>
          <table:table-cell table:style-name="ce116" office:value-type="float" office:value="211" calcext:value-type="float">
            <text:p><text:s text:c="3"/>211</text:p>
          </table:table-cell>
          <table:table-cell table:style-name="ce116" office:value-type="float" office:value="10" calcext:value-type="float">
            <text:p><text:s text:c="3"/>10</text:p>
          </table:table-cell>
          <table:table-cell table:style-name="ce116" office:value-type="float" office:value="177" calcext:value-type="float">
            <text:p><text:s text:c="3"/>177</text:p>
          </table:table-cell>
          <table:table-cell table:style-name="ce116" office:value-type="float" office:value="170" calcext:value-type="float">
            <text:p><text:s text:c="3"/>170</text:p>
          </table:table-cell>
          <table:table-cell table:style-name="ce12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09"/>
          <table:table-cell table:style-name="ce28" office:value-type="string" calcext:value-type="string">
            <text:p>計</text:p>
          </table:table-cell>
          <table:table-cell table:style-name="ce113" office:value-type="float" office:value="582" calcext:value-type="float">
            <text:p><text:s text:c="3"/>582</text:p>
          </table:table-cell>
          <table:table-cell table:style-name="ce113" office:value-type="float" office:value="558" calcext:value-type="float">
            <text:p><text:s text:c="3"/>558</text:p>
          </table:table-cell>
          <table:table-cell table:style-name="ce113" office:value-type="float" office:value="10" calcext:value-type="float">
            <text:p><text:s text:c="3"/>10</text:p>
          </table:table-cell>
          <table:table-cell table:style-name="ce113" office:value-type="float" office:value="8" calcext:value-type="float">
            <text:p><text:s text:c="3"/>8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113" office:value-type="float" office:value="14" calcext:value-type="float">
            <text:p><text:s text:c="3"/>14</text:p>
          </table:table-cell>
          <table:table-cell table:style-name="ce113" office:value-type="float" office:value="12" calcext:value-type="float">
            <text:p><text:s text:c="3"/>12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10" office:value-type="string" office:string-value="宜蘭縣" calcext:value-type="string">
            <text:p><text:s/>宜蘭縣 </text:p>
          </table:table-cell>
          <table:table-cell table:style-name="ce37" office:value-type="string" calcext:value-type="string">
            <text:p>男</text:p>
          </table:table-cell>
          <table:table-cell table:style-name="ce113" office:value-type="float" office:value="291" calcext:value-type="float">
            <text:p><text:s text:c="3"/>291</text:p>
          </table:table-cell>
          <table:table-cell table:style-name="ce117" office:value-type="float" office:value="289" calcext:value-type="float">
            <text:p><text:s text:c="3"/>289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style-name="ce50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11"/>
          <table:table-cell table:style-name="ce35" office:value-type="string" calcext:value-type="string">
            <text:p>女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13" office:value-type="float" office:value="730" calcext:value-type="float">
            <text:p><text:s text:c="3"/>730</text:p>
          </table:table-cell>
          <table:table-cell table:style-name="ce113" office:value-type="float" office:value="687" calcext:value-type="float">
            <text:p><text:s text:c="3"/>687</text:p>
          </table:table-cell>
          <table:table-cell table:style-name="ce113" office:value-type="float" office:value="24" calcext:value-type="float">
            <text:p><text:s text:c="3"/>24</text:p>
          </table:table-cell>
          <table:table-cell table:style-name="ce113" office:value-type="float" office:value="23" calcext:value-type="float">
            <text:p><text:s text:c="3"/>23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13" office:value-type="float" office:value="19" calcext:value-type="float">
            <text:p><text:s text:c="3"/>19</text:p>
          </table:table-cell>
          <table:table-cell table:style-name="ce113" office:value-type="float" office:value="13" calcext:value-type="float">
            <text:p><text:s text:c="3"/>1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3" office:value-type="float" office:value="365" calcext:value-type="float">
            <text:p><text:s text:c="3"/>365</text:p>
          </table:table-cell>
          <table:table-cell table:style-name="ce117" office:value-type="float" office:value="358" calcext:value-type="float">
            <text:p><text:s text:c="3"/>358</text:p>
          </table:table-cell>
          <table:table-cell table:number-columns-repeated="3" table:style-name="ce50" office:value-type="float" office:value="0" calcext:value-type="float">
            <text:p>—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2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329" calcext:value-type="float">
            <text:p><text:s text:c="3"/>329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13" office:value-type="float" office:value="812" calcext:value-type="float">
            <text:p><text:s text:c="3"/>812</text:p>
          </table:table-cell>
          <table:table-cell table:style-name="ce113" office:value-type="float" office:value="754" calcext:value-type="float">
            <text:p><text:s text:c="3"/>754</text:p>
          </table:table-cell>
          <table:table-cell table:style-name="ce113" office:value-type="float" office:value="33" calcext:value-type="float">
            <text:p><text:s text:c="3"/>33</text:p>
          </table:table-cell>
          <table:table-cell table:style-name="ce113" office:value-type="float" office:value="30" calcext:value-type="float">
            <text:p><text:s text:c="3"/>30</text:p>
          </table:table-cell>
          <table:table-cell table:style-name="ce113" office:value-type="float" office:value="3" calcext:value-type="float">
            <text:p><text:s text:c="3"/>3</text:p>
          </table:table-cell>
          <table:table-cell table:style-name="ce113" office:value-type="float" office:value="25" calcext:value-type="float">
            <text:p><text:s text:c="3"/>25</text:p>
          </table:table-cell>
          <table:table-cell table:style-name="ce113" office:value-type="float" office:value="21" calcext:value-type="float">
            <text:p><text:s text:c="3"/>21</text:p>
          </table:table-cell>
          <table:table-cell table:style-name="ce12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3" office:value-type="float" office:value="406" calcext:value-type="float">
            <text:p><text:s text:c="3"/>406</text:p>
          </table:table-cell>
          <table:table-cell table:style-name="ce117" office:value-type="float" office:value="397" calcext:value-type="float">
            <text:p><text:s text:c="3"/>397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2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406" calcext:value-type="float">
            <text:p><text:s text:c="3"/>406</text:p>
          </table:table-cell>
          <table:table-cell table:style-name="ce51" office:value-type="float" office:value="357" calcext:value-type="float">
            <text:p><text:s text:c="3"/>357</text:p>
          </table:table-cell>
          <table:table-cell table:number-columns-repeated="2" table:style-name="ce51" office:value-type="float" office:value="29" calcext:value-type="float">
            <text:p><text:s text:c="3"/>29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0" calcext:value-type="float">
            <text:p><text:s text:c="3"/>20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13" office:value-type="float" office:value="1596" calcext:value-type="float">
            <text:p><text:s text:c="3"/>1,596</text:p>
          </table:table-cell>
          <table:table-cell table:style-name="ce113" office:value-type="float" office:value="1514" calcext:value-type="float">
            <text:p><text:s text:c="3"/>1,514</text:p>
          </table:table-cell>
          <table:table-cell table:style-name="ce113" office:value-type="float" office:value="34" calcext:value-type="float">
            <text:p><text:s text:c="3"/>34</text:p>
          </table:table-cell>
          <table:table-cell table:style-name="ce113" office:value-type="float" office:value="31" calcext:value-type="float">
            <text:p><text:s text:c="3"/>31</text:p>
          </table:table-cell>
          <table:table-cell table:style-name="ce113" office:value-type="float" office:value="3" calcext:value-type="float">
            <text:p><text:s text:c="3"/>3</text:p>
          </table:table-cell>
          <table:table-cell table:style-name="ce113" office:value-type="float" office:value="48" calcext:value-type="float">
            <text:p><text:s text:c="3"/>48</text:p>
          </table:table-cell>
          <table:table-cell table:style-name="ce113" office:value-type="float" office:value="43" calcext:value-type="float">
            <text:p><text:s text:c="3"/>43</text:p>
          </table:table-cell>
          <table:table-cell table:style-name="ce12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3" office:value-type="float" office:value="798" calcext:value-type="float">
            <text:p><text:s text:c="3"/>798</text:p>
          </table:table-cell>
          <table:table-cell table:style-name="ce117" office:value-type="float" office:value="786" calcext:value-type="float">
            <text:p><text:s text:c="3"/>786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12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798" calcext:value-type="float">
            <text:p><text:s text:c="3"/>798</text:p>
          </table:table-cell>
          <table:table-cell table:style-name="ce51" office:value-type="float" office:value="728" calcext:value-type="float">
            <text:p><text:s text:c="3"/>728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39" calcext:value-type="float">
            <text:p><text:s text:c="3"/>39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13" office:value-type="float" office:value="614" calcext:value-type="float">
            <text:p><text:s text:c="3"/>614</text:p>
          </table:table-cell>
          <table:table-cell table:style-name="ce113" office:value-type="float" office:value="587" calcext:value-type="float">
            <text:p><text:s text:c="3"/>587</text:p>
          </table:table-cell>
          <table:table-cell table:style-name="ce113" office:value-type="float" office:value="13" calcext:value-type="float">
            <text:p><text:s text:c="3"/>13</text:p>
          </table:table-cell>
          <table:table-cell table:style-name="ce113" office:value-type="float" office:value="10" calcext:value-type="float">
            <text:p><text:s text:c="3"/>10</text:p>
          </table:table-cell>
          <table:table-cell table:style-name="ce113" office:value-type="float" office:value="3" calcext:value-type="float">
            <text:p><text:s text:c="3"/>3</text:p>
          </table:table-cell>
          <table:table-cell table:style-name="ce113" office:value-type="float" office:value="14" calcext:value-type="float">
            <text:p><text:s text:c="3"/>14</text:p>
          </table:table-cell>
          <table:table-cell table:style-name="ce113" office:value-type="float" office:value="10" calcext:value-type="float">
            <text:p><text:s text:c="3"/>10</text:p>
          </table:table-cell>
          <table:table-cell table:style-name="ce12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3" office:value-type="float" office:value="307" calcext:value-type="float">
            <text:p><text:s text:c="3"/>307</text:p>
          </table:table-cell>
          <table:table-cell table:style-name="ce117" office:value-type="float" office:value="300" calcext:value-type="float">
            <text:p><text:s text:c="3"/>300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2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307" calcext:value-type="float">
            <text:p><text:s text:c="3"/>307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13" office:value-type="float" office:value="828" calcext:value-type="float">
            <text:p><text:s text:c="3"/>828</text:p>
          </table:table-cell>
          <table:table-cell table:style-name="ce113" office:value-type="float" office:value="777" calcext:value-type="float">
            <text:p><text:s text:c="3"/>777</text:p>
          </table:table-cell>
          <table:table-cell table:style-name="ce113" office:value-type="float" office:value="29" calcext:value-type="float">
            <text:p><text:s text:c="3"/>29</text:p>
          </table:table-cell>
          <table:table-cell table:style-name="ce113" office:value-type="float" office:value="28" calcext:value-type="float">
            <text:p><text:s text:c="3"/>28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13" office:value-type="float" office:value="22" calcext:value-type="float">
            <text:p><text:s text:c="3"/>22</text:p>
          </table:table-cell>
          <table:table-cell table:style-name="ce113" office:value-type="float" office:value="17" calcext:value-type="float">
            <text:p><text:s text:c="3"/>1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3" office:value-type="float" office:value="414" calcext:value-type="float">
            <text:p><text:s text:c="3"/>414</text:p>
          </table:table-cell>
          <table:table-cell table:style-name="ce117" office:value-type="float" office:value="408" calcext:value-type="float">
            <text:p><text:s text:c="3"/>408</text:p>
          </table:table-cell>
          <table:table-cell table:style-name="ce50" office:value-type="float" office:value="2" calcext:value-type="float">
            <text:p><text:s text:c="3"/>2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0" calcext:value-type="float">
            <text:p>—</text:p>
          </table:table-cell>
          <table:table-cell table:style-name="ce12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414" calcext:value-type="float">
            <text:p><text:s text:c="3"/>414</text:p>
          </table:table-cell>
          <table:table-cell table:style-name="ce51" office:value-type="float" office:value="369" calcext:value-type="float">
            <text:p><text:s text:c="3"/>369</text:p>
          </table:table-cell>
          <table:table-cell table:number-columns-repeated="2" table:style-name="ce51" office:value-type="float" office:value="27" calcext:value-type="float">
            <text:p><text:s text:c="3"/>2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13" office:value-type="float" office:value="588" calcext:value-type="float">
            <text:p><text:s text:c="3"/>588</text:p>
          </table:table-cell>
          <table:table-cell table:style-name="ce113" office:value-type="float" office:value="549" calcext:value-type="float">
            <text:p><text:s text:c="3"/>549</text:p>
          </table:table-cell>
          <table:table-cell table:style-name="ce113" office:value-type="float" office:value="22" calcext:value-type="float">
            <text:p><text:s text:c="3"/>22</text:p>
          </table:table-cell>
          <table:table-cell table:style-name="ce113" office:value-type="float" office:value="19" calcext:value-type="float">
            <text:p><text:s text:c="3"/>19</text:p>
          </table:table-cell>
          <table:table-cell table:style-name="ce113" office:value-type="float" office:value="3" calcext:value-type="float">
            <text:p><text:s text:c="3"/>3</text:p>
          </table:table-cell>
          <table:table-cell table:style-name="ce113" office:value-type="float" office:value="17" calcext:value-type="float">
            <text:p><text:s text:c="3"/>17</text:p>
          </table:table-cell>
          <table:table-cell table:style-name="ce113" office:value-type="float" office:value="14" calcext:value-type="float">
            <text:p><text:s text:c="3"/>14</text:p>
          </table:table-cell>
          <table:table-cell table:style-name="ce12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3" office:value-type="float" office:value="294" calcext:value-type="float">
            <text:p><text:s text:c="3"/>294</text:p>
          </table:table-cell>
          <table:table-cell table:style-name="ce117" office:value-type="float" office:value="287" calcext:value-type="float">
            <text:p><text:s text:c="3"/>287</text:p>
          </table:table-cell>
          <table:table-cell table:style-name="ce50" office:value-type="float" office:value="4" calcext:value-type="float">
            <text:p><text:s text:c="3"/>4</text:p>
          </table:table-cell>
          <table:table-cell table:number-columns-repeated="2" table:style-name="ce50" office:value-type="float" office:value="2" calcext:value-type="float">
            <text:p><text:s text:c="3"/>2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294" calcext:value-type="float">
            <text:p><text:s text:c="3"/>294</text:p>
          </table:table-cell>
          <table:table-cell table:style-name="ce51" office:value-type="float" office:value="262" calcext:value-type="float">
            <text:p><text:s text:c="3"/>262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13" office:value-type="float" office:value="964" calcext:value-type="float">
            <text:p><text:s text:c="3"/>964</text:p>
          </table:table-cell>
          <table:table-cell table:style-name="ce113" office:value-type="float" office:value="916" calcext:value-type="float">
            <text:p><text:s text:c="3"/>916</text:p>
          </table:table-cell>
          <table:table-cell table:style-name="ce113" office:value-type="float" office:value="18" calcext:value-type="float">
            <text:p><text:s text:c="3"/>18</text:p>
          </table:table-cell>
          <table:table-cell table:style-name="ce113" office:value-type="float" office:value="16" calcext:value-type="float">
            <text:p><text:s text:c="3"/>16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113" office:value-type="float" office:value="30" calcext:value-type="float">
            <text:p><text:s text:c="3"/>30</text:p>
          </table:table-cell>
          <table:table-cell table:style-name="ce113" office:value-type="float" office:value="23" calcext:value-type="float">
            <text:p><text:s text:c="3"/>23</text:p>
          </table:table-cell>
          <table:table-cell table:style-name="ce12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3" office:value-type="float" office:value="482" calcext:value-type="float">
            <text:p><text:s text:c="3"/>482</text:p>
          </table:table-cell>
          <table:table-cell table:style-name="ce117" office:value-type="float" office:value="473" calcext:value-type="float">
            <text:p><text:s text:c="3"/>473</text:p>
          </table:table-cell>
          <table:table-cell table:number-columns-repeated="2" table:style-name="ce50" office:value-type="float" office:value="3" calcext:value-type="float">
            <text:p><text:s text:c="3"/>3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0" calcext:value-type="float">
            <text:p>—</text:p>
          </table:table-cell>
          <table:table-cell table:style-name="ce12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482" calcext:value-type="float">
            <text:p><text:s text:c="3"/>482</text:p>
          </table:table-cell>
          <table:table-cell table:style-name="ce51" office:value-type="float" office:value="443" calcext:value-type="float">
            <text:p><text:s text:c="3"/>443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13" office:value-type="float" office:value="218" calcext:value-type="float">
            <text:p><text:s text:c="3"/>218</text:p>
          </table:table-cell>
          <table:table-cell table:style-name="ce113" office:value-type="float" office:value="213" calcext:value-type="float">
            <text:p><text:s text:c="3"/>213</text:p>
          </table:table-cell>
          <table:table-cell table:number-columns-repeated="2" table:style-name="ce113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3" calcext:value-type="float">
            <text:p><text:s text:c="3"/>3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0" office:value-type="float" office:value="109" calcext:value-type="float">
            <text:p><text:s text:c="3"/>109</text:p>
          </table:table-cell>
          <table:table-cell table:style-name="ce117" office:value-type="float" office:value="107" calcext:value-type="float">
            <text:p><text:s text:c="3"/>107</text:p>
          </table:table-cell>
          <table:table-cell table:number-columns-repeated="3" table:style-name="ce50" office:value-type="float" office:value="0" calcext:value-type="float">
            <text:p>—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106" calcext:value-type="float">
            <text:p><text:s text:c="3"/>106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13" office:value-type="float" office:value="396" calcext:value-type="float">
            <text:p><text:s text:c="3"/>396</text:p>
          </table:table-cell>
          <table:table-cell table:style-name="ce113" office:value-type="float" office:value="381" calcext:value-type="float">
            <text:p><text:s text:c="3"/>381</text:p>
          </table:table-cell>
          <table:table-cell table:number-columns-repeated="2" table:style-name="ce113" office:value-type="float" office:value="5" calcext:value-type="float">
            <text:p><text:s text:c="3"/>5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0" calcext:value-type="float">
            <text:p><text:s text:c="3"/>10</text:p>
          </table:table-cell>
          <table:table-cell table:style-name="ce113" office:value-type="float" office:value="7" calcext:value-type="float">
            <text:p><text:s text:c="3"/>7</text:p>
          </table:table-cell>
          <table:table-cell table:style-name="ce12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3" office:value-type="float" office:value="198" calcext:value-type="float">
            <text:p><text:s text:c="3"/>198</text:p>
          </table:table-cell>
          <table:table-cell table:style-name="ce117" office:value-type="float" office:value="194" calcext:value-type="float">
            <text:p><text:s text:c="3"/>194</text:p>
          </table:table-cell>
          <table:table-cell table:number-columns-repeated="3" table:style-name="ce50" office:value-type="float" office:value="0" calcext:value-type="float">
            <text:p>—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2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187" calcext:value-type="float">
            <text:p><text:s text:c="3"/>187</text:p>
          </table:table-cell>
          <table:table-cell table:number-columns-repeated="2"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13" office:value-type="float" office:value="120" calcext:value-type="float">
            <text:p><text:s text:c="3"/>120</text:p>
          </table:table-cell>
          <table:table-cell table:style-name="ce113" office:value-type="float" office:value="119" calcext:value-type="float">
            <text:p><text:s text:c="3"/>119</text:p>
          </table:table-cell>
          <table:table-cell table:number-columns-repeated="2" table:style-name="ce113" office:value-type="float" office:value="1" calcext:value-type="float">
            <text:p><text:s text:c="3"/>1</text:p>
          </table:table-cell>
          <table:table-cell table:number-columns-repeated="3" table:style-name="ce113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117" office:value-type="float" office:value="60" calcext:value-type="float">
            <text:p><text:s text:c="3"/>60</text:p>
          </table:table-cell>
          <table:table-cell table:number-columns-repeated="5" table:style-name="ce50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13" office:value-type="float" office:value="506" calcext:value-type="float">
            <text:p><text:s text:c="3"/>506</text:p>
          </table:table-cell>
          <table:table-cell table:style-name="ce113" office:value-type="float" office:value="479" calcext:value-type="float">
            <text:p><text:s text:c="3"/>479</text:p>
          </table:table-cell>
          <table:table-cell table:style-name="ce113" office:value-type="float" office:value="18" calcext:value-type="float">
            <text:p><text:s text:c="3"/>18</text:p>
          </table:table-cell>
          <table:table-cell table:style-name="ce113" office:value-type="float" office:value="17" calcext:value-type="float">
            <text:p><text:s text:c="3"/>17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13" office:value-type="float" office:value="9" calcext:value-type="float">
            <text:p><text:s text:c="3"/>9</text:p>
          </table:table-cell>
          <table:table-cell table:style-name="ce113" office:value-type="float" office:value="7" calcext:value-type="float">
            <text:p><text:s text:c="3"/>7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0" office:value-type="float" office:value="253" calcext:value-type="float">
            <text:p><text:s text:c="3"/>253</text:p>
          </table:table-cell>
          <table:table-cell table:style-name="ce117" office:value-type="float" office:value="250" calcext:value-type="float">
            <text:p><text:s text:c="3"/>250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253" calcext:value-type="float">
            <text:p><text:s text:c="3"/>253</text:p>
          </table:table-cell>
          <table:table-cell table:style-name="ce51" office:value-type="float" office:value="229" calcext:value-type="float">
            <text:p><text:s text:c="3"/>229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13" office:value-type="float" office:value="722" calcext:value-type="float">
            <text:p><text:s text:c="3"/>722</text:p>
          </table:table-cell>
          <table:table-cell table:style-name="ce113" office:value-type="float" office:value="680" calcext:value-type="float">
            <text:p><text:s text:c="3"/>680</text:p>
          </table:table-cell>
          <table:table-cell table:style-name="ce113" office:value-type="float" office:value="27" calcext:value-type="float">
            <text:p><text:s text:c="3"/>27</text:p>
          </table:table-cell>
          <table:table-cell table:style-name="ce113" office:value-type="float" office:value="22" calcext:value-type="float">
            <text:p><text:s text:c="3"/>22</text:p>
          </table:table-cell>
          <table:table-cell table:style-name="ce113" office:value-type="float" office:value="5" calcext:value-type="float">
            <text:p><text:s text:c="3"/>5</text:p>
          </table:table-cell>
          <table:table-cell table:style-name="ce113" office:value-type="float" office:value="15" calcext:value-type="float">
            <text:p><text:s text:c="3"/>15</text:p>
          </table:table-cell>
          <table:table-cell table:style-name="ce113" office:value-type="float" office:value="8" calcext:value-type="float">
            <text:p><text:s text:c="3"/>8</text:p>
          </table:table-cell>
          <table:table-cell table:style-name="ce12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0" office:value-type="float" office:value="361" calcext:value-type="float">
            <text:p><text:s text:c="3"/>361</text:p>
          </table:table-cell>
          <table:table-cell table:style-name="ce117" office:value-type="float" office:value="349" calcext:value-type="float">
            <text:p><text:s text:c="3"/>349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2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7" calcext:value-type="float">
            <text:p><text:s text:c="3"/>7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13" office:value-type="float" office:value="370" calcext:value-type="float">
            <text:p><text:s text:c="3"/>370</text:p>
          </table:table-cell>
          <table:table-cell table:style-name="ce113" office:value-type="float" office:value="348" calcext:value-type="float">
            <text:p><text:s text:c="3"/>348</text:p>
          </table:table-cell>
          <table:table-cell table:style-name="ce113" office:value-type="float" office:value="11" calcext:value-type="float">
            <text:p><text:s text:c="3"/>11</text:p>
          </table:table-cell>
          <table:table-cell table:style-name="ce113" office:value-type="float" office:value="10" calcext:value-type="float">
            <text:p><text:s text:c="3"/>10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13" office:value-type="float" office:value="11" calcext:value-type="float">
            <text:p><text:s text:c="3"/>11</text:p>
          </table:table-cell>
          <table:table-cell table:style-name="ce113" office:value-type="float" office:value="8" calcext:value-type="float">
            <text:p><text:s text:c="3"/>8</text:p>
          </table:table-cell>
          <table:table-cell table:style-name="ce12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0" office:value-type="float" office:value="185" calcext:value-type="float">
            <text:p><text:s text:c="3"/>185</text:p>
          </table:table-cell>
          <table:table-cell table:style-name="ce117" office:value-type="float" office:value="179" calcext:value-type="float">
            <text:p><text:s text:c="3"/>179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185" calcext:value-type="float">
            <text:p><text:s text:c="3"/>185</text:p>
          </table:table-cell>
          <table:table-cell table:style-name="ce51" office:value-type="float" office:value="169" calcext:value-type="float">
            <text:p><text:s text:c="3"/>169</text:p>
          </table:table-cell>
          <table:table-cell table:number-columns-repeated="2" table:style-name="ce51" office:value-type="float" office:value="10" calcext:value-type="float">
            <text:p><text:s text:c="3"/>10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0" office:value-type="string" calcext:value-type="string">
            <text:p>計</text:p>
          </table:table-cell>
          <table:table-cell table:style-name="ce44" office:value-type="float" office:value="186" calcext:value-type="float">
            <text:p><text:s text:c="3"/>186</text:p>
          </table:table-cell>
          <table:table-cell table:style-name="ce44" office:value-type="float" office:value="172" calcext:value-type="float">
            <text:p><text:s text:c="3"/>172</text:p>
          </table:table-cell>
          <table:table-cell table:style-name="ce44" office:value-type="float" office:value="12" calcext:value-type="float">
            <text:p><text:s text:c="3"/>12</text:p>
          </table:table-cell>
          <table:table-cell table:style-name="ce44" office:value-type="float" office:value="11" calcext:value-type="float">
            <text:p><text:s text:c="3"/>11</text:p>
          </table:table-cell>
          <table:table-cell table:style-name="ce44" office:value-type="float" office:value="1" calcext:value-type="float">
            <text:p><text:s text:c="3"/>1</text:p>
          </table:table-cell>
          <table:table-cell table:number-columns-repeated="2" table:style-name="ce44" office:value-type="float" office:value="2" calcext:value-type="float">
            <text:p><text:s text:c="3"/>2</text:p>
          </table:table-cell>
          <table:table-cell table:style-name="ce72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112" office:value-type="string" calcext:value-type="string">
            <text:p>男</text:p>
          </table:table-cell>
          <table:table-cell table:number-columns-repeated="2" table:style-name="ce44" office:value-type="float" office:value="93" calcext:value-type="float">
            <text:p><text:s text:c="3"/>93</text:p>
          </table:table-cell>
          <table:table-cell table:style-name="ce42" office:value-type="float" office:value="0" calcext:value-type="float">
            <text:p>—</text:p>
          </table:table-cell>
          <table:table-cell table:number-columns-repeated="4" table:style-name="ce44" office:value-type="float" office:value="0" calcext:value-type="float">
            <text:p>—</text:p>
          </table:table-cell>
          <table:table-cell table:style-name="ce72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3" office:value-type="float" office:value="93" calcext:value-type="float">
            <text:p><text:s text:c="3"/>93</text:p>
          </table:table-cell>
          <table:table-cell table:style-name="ce43" office:value-type="float" office:value="79" calcext:value-type="float">
            <text:p><text:s text:c="3"/>79</text:p>
          </table:table-cell>
          <table:table-cell table:style-name="ce43" office:value-type="float" office:value="12" calcext:value-type="float">
            <text:p><text:s text:c="3"/>12</text:p>
          </table:table-cell>
          <table:table-cell table:style-name="ce43" office:value-type="float" office:value="11" calcext:value-type="float">
            <text:p><text:s text:c="3"/>11</text:p>
          </table:table-cell>
          <table:table-cell table:style-name="ce43" office:value-type="float" office:value="1" calcext:value-type="float">
            <text:p><text:s text:c="3"/>1</text:p>
          </table:table-cell>
          <table:table-cell table:number-columns-repeated="2" table:style-name="ce43" office:value-type="float" office:value="2" calcext:value-type="float">
            <text:p><text:s text:c="3"/>2</text:p>
          </table:table-cell>
          <table:table-cell table:style-name="ce7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13" office:value-type="float" office:value="168" calcext:value-type="float">
            <text:p><text:s text:c="3"/>168</text:p>
          </table:table-cell>
          <table:table-cell table:style-name="ce113" office:value-type="float" office:value="157" calcext:value-type="float">
            <text:p><text:s text:c="3"/>157</text:p>
          </table:table-cell>
          <table:table-cell table:style-name="ce113" office:value-type="float" office:value="10" calcext:value-type="float">
            <text:p><text:s text:c="3"/>10</text:p>
          </table:table-cell>
          <table:table-cell table:style-name="ce113" office:value-type="float" office:value="9" calcext:value-type="float">
            <text:p><text:s text:c="3"/>9</text:p>
          </table:table-cell>
          <table:table-cell table:number-columns-repeated="3" table:style-name="ce113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3" office:value-type="float" office:value="84" calcext:value-type="float">
            <text:p><text:s text:c="3"/>84</text:p>
          </table:table-cell>
          <table:table-cell table:style-name="ce117" office:value-type="float" office:value="84" calcext:value-type="float">
            <text:p><text:s text:c="3"/>84</text:p>
          </table:table-cell>
          <table:table-cell table:number-columns-repeated="5" table:style-name="ce50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3" calcext:value-type="float">
            <text:p><text:s text:c="3"/>73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9" calcext:value-type="float">
            <text:p><text:s text:c="3"/>9</text:p>
          </table:table-cell>
          <table:table-cell table:number-columns-repeated="3" table:style-name="ce51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style-name="ce113" office:value-type="float" office:value="18" calcext:value-type="float">
            <text:p><text:s text:c="3"/>18</text:p>
          </table:table-cell>
          <table:table-cell table:style-name="ce113" office:value-type="float" office:value="15" calcext:value-type="float">
            <text:p><text:s text:c="3"/>15</text:p>
          </table:table-cell>
          <table:table-cell table:number-columns-repeated="2" table:style-name="ce113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" table:style-name="ce113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13" office:value-type="float" office:value="9" calcext:value-type="float">
            <text:p><text:s text:c="3"/>9</text:p>
          </table:table-cell>
          <table:table-cell table:style-name="ce117" office:value-type="float" office:value="9" calcext:value-type="float">
            <text:p><text:s text:c="3"/>9</text:p>
          </table:table-cell>
          <table:table-cell table:number-columns-repeated="5" table:style-name="ce50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69" table:number-columns-repeated="2"/>
          <table:table-cell table:style-name="ce74"/>
          <table:table-cell table:style-name="ce76" table:number-columns-repeated="2"/>
          <table:table-cell table:style-name="ce98" office:value-type="string" calcext:value-type="string">
            <text:p>內政部戶政司 民國104年1月6日編製</text:p>
          </table:table-cell>
          <table:table-cell table:number-columns-repeated="1014"/>
        </table:table-row>
        <table:table-row table:style-name="ro5">
          <table:table-cell table:style-name="ce22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4" table:number-columns-repeated="2"/>
          <table:table-cell table:number-columns-repeated="1020"/>
        </table:table-row>
        <table:table-row table:style-name="ro5">
          <table:table-cell table:style-name="ce22" office:value-type="string" calcext:value-type="string">
            <text:p><text:s text:c="6"/>3.桃園縣於103年12月25日改制為直轄市。</text:p>
          </table:table-cell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1" table:number-rows-repeated="10484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6" table:default-cell-style-name="ce25"/>
          <table:table-column table:style-name="co2" table:default-cell-style-name="ce25"/>
        </table:table-header-columns>
        <table:table-column table:style-name="co7" table:default-cell-style-name="ce25"/>
        <table:table-column table:style-name="co8" table:number-columns-repeated="2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1" table:number-columns-repeated="3" table:default-cell-style-name="ce25"/>
        <table:table-column table:style-name="co13" table:number-columns-repeated="9" table:default-cell-style-name="ce25"/>
        <table:table-column table:style-name="co4" table:number-columns-repeated="236" table:default-cell-style-name="ce25"/>
        <table:table-column table:style-name="co4" table:number-columns-repeated="767" table:default-cell-style-name="Default"/>
        <table:table-header-rows>
          <table:table-row table:style-name="ro1">
            <table:table-cell table:style-name="ce126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27"/>
            <table:covered-table-cell table:style-name="ce163"/>
            <table:table-cell table:style-name="ce99" table:number-columns-repeated="1003"/>
          </table:table-row>
          <table:table-row table:style-name="ro14">
            <table:table-cell table:style-name="ce2" table:number-columns-repeated="11"/>
            <table:table-cell table:style-name="ce99" table:number-columns-repeated="9"/>
            <table:table-cell table:style-name="ce164" office:value-type="string" calcext:value-type="string">
              <text:p>單位︰人</text:p>
            </table:table-cell>
            <table:table-cell table:style-name="ce99" table:number-columns-repeated="1003"/>
          </table:table-row>
          <table:table-row table:style-name="ro12">
            <table:table-cell table:style-name="ce18"/>
            <table:table-cell table:style-name="ce128" table:number-columns-repeated="2"/>
            <table:table-cell table:style-name="ce57" office:value-type="string" calcext:value-type="string" table:number-columns-spanned="3" table:number-rows-spanned="1">
              <text:p>本　　　國　　　籍</text:p>
            </table:table-cell>
            <table:covered-table-cell table:style-name="ce82"/>
            <table:covered-table-cell table:style-name="ce16"/>
            <table:table-cell table:style-name="ce57" office:value-type="string" calcext:value-type="string" table:number-columns-spanned="3" table:number-rows-spanned="1">
              <text:p>大　陸　地　區</text:p>
            </table:table-cell>
            <table:covered-table-cell table:style-name="ce82"/>
            <table:covered-table-cell table:style-name="ce16"/>
            <table:table-cell table:style-name="ce57" office:value-type="string" calcext:value-type="string" table:number-columns-spanned="3" table:number-rows-spanned="1">
              <text:p>港　澳　地　區</text:p>
            </table:table-cell>
            <table:covered-table-cell table:style-name="ce82"/>
            <table:covered-table-cell table:style-name="ce16"/>
            <table:table-cell table:style-name="ce156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59"/>
            <table:table-cell table:style-name="ce100" table:number-columns-repeated="1003"/>
          </table:table-row>
          <table:table-row table:style-name="ro4">
            <table:table-cell table:style-name="ce17" office:value-type="string" calcext:value-type="string">
              <text:p>年 <text:s/>月 <text:s/>別</text:p>
            </table:table-cell>
            <table:table-cell table:style-name="ce129" office:value-type="string" calcext:value-type="string">
              <text:p>性別</text:p>
            </table:table-cell>
            <table:table-cell table:style-name="ce129" office:value-type="string" calcext:value-type="string">
              <text:p>總<text:span text:style-name="T4">　計</text:span></text:p>
            </table:table-cell>
            <table:table-cell table:style-name="ce57" office:value-type="string" calcext:value-type="string" table:number-columns-spanned="1" table:number-rows-spanned="2">
              <text:p>合計</text:p>
            </table:table-cell>
            <table:table-cell table:style-name="ce57" office:value-type="string" calcext:value-type="string" table:number-columns-spanned="1" table:number-rows-spanned="2">
              <text:p>已設籍</text:p>
            </table:table-cell>
            <table:table-cell table:style-name="ce57" office:value-type="string" calcext:value-type="string" table:number-columns-spanned="1" table:number-rows-spanned="2">
              <text:p>未設籍</text:p>
            </table:table-cell>
            <table:table-cell table:style-name="ce57" office:value-type="string" calcext:value-type="string" table:number-columns-spanned="1" table:number-rows-spanned="2">
              <text:p>合計</text:p>
            </table:table-cell>
            <table:table-cell table:style-name="ce57" office:value-type="string" calcext:value-type="string" table:number-columns-spanned="1" table:number-rows-spanned="2">
              <text:p>已設籍</text:p>
            </table:table-cell>
            <table:table-cell table:style-name="ce57" office:value-type="string" calcext:value-type="string" table:number-columns-spanned="1" table:number-rows-spanned="2">
              <text:p>未設籍</text:p>
            </table:table-cell>
            <table:table-cell table:style-name="ce57" office:value-type="string" calcext:value-type="string" table:number-columns-spanned="1" table:number-rows-spanned="2">
              <text:p>合計</text:p>
            </table:table-cell>
            <table:table-cell table:style-name="ce57" office:value-type="string" calcext:value-type="string" table:number-columns-spanned="1" table:number-rows-spanned="2">
              <text:p>已設籍</text:p>
            </table:table-cell>
            <table:table-cell table:style-name="ce57" office:value-type="string" calcext:value-type="string" table:number-columns-spanned="1" table:number-rows-spanned="2">
              <text:p>未設籍</text:p>
            </table:table-cell>
            <table:table-cell table:style-name="ce57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82"/>
            <table:covered-table-cell table:style-name="ce16"/>
            <table:table-cell table:style-name="ce160" office:value-type="string" calcext:value-type="string" table:number-columns-spanned="3" table:number-rows-spanned="1">
              <text:p>東南亞</text:p>
            </table:table-cell>
            <table:covered-table-cell table:style-name="ce159"/>
            <table:covered-table-cell table:style-name="ce161"/>
            <table:table-cell table:style-name="ce156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59"/>
            <table:table-cell table:style-name="ce100" table:number-columns-repeated="1003"/>
          </table:table-row>
          <table:table-row table:style-name="ro3">
            <table:table-cell table:style-name="ce3"/>
            <table:table-cell table:style-name="ce27" table:number-columns-repeated="2"/>
            <table:covered-table-cell table:number-columns-repeated="9" table:style-name="ce27"/>
            <table:table-cell table:style-name="ce57" office:value-type="string" calcext:value-type="string">
              <text:p>計</text:p>
            </table:table-cell>
            <table:table-cell table:style-name="ce57" office:value-type="string" calcext:value-type="string">
              <text:p>已設籍</text:p>
            </table:table-cell>
            <table:table-cell table:style-name="ce57" office:value-type="string" calcext:value-type="string">
              <text:p>未設籍</text:p>
            </table:table-cell>
            <table:table-cell table:style-name="ce57" office:value-type="string" calcext:value-type="string">
              <text:p>小計</text:p>
            </table:table-cell>
            <table:table-cell table:style-name="ce57" office:value-type="string" calcext:value-type="string">
              <text:p>已設籍</text:p>
            </table:table-cell>
            <table:table-cell table:style-name="ce57" office:value-type="string" calcext:value-type="string">
              <text:p>未設籍</text:p>
            </table:table-cell>
            <table:table-cell table:style-name="ce57" office:value-type="string" calcext:value-type="string">
              <text:p>小計</text:p>
            </table:table-cell>
            <table:table-cell table:style-name="ce57" office:value-type="string" calcext:value-type="string">
              <text:p>已設籍</text:p>
            </table:table-cell>
            <table:table-cell table:style-name="ce165" office:value-type="string" calcext:value-type="string">
              <text:p>未設籍</text:p>
            </table:table-cell>
            <table:table-cell table:style-name="ce100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30" office:value-type="string" calcext:value-type="string">
            <text:p>計</text:p>
          </table:table-cell>
          <table:table-cell table:style-name="ce133" office:value-type="float" office:value="270082" calcext:value-type="float">
            <text:p><text:s text:c="3"/>270,082</text:p>
          </table:table-cell>
          <table:table-cell table:style-name="ce133" office:value-type="float" office:value="245382" calcext:value-type="float">
            <text:p><text:s text:c="3"/>245,382</text:p>
          </table:table-cell>
          <table:table-cell table:style-name="ce133" office:value-type="float" office:value="245339" calcext:value-type="float">
            <text:p><text:s text:c="3"/>245,339</text:p>
          </table:table-cell>
          <table:table-cell table:style-name="ce133" office:value-type="float" office:value="43" calcext:value-type="float">
            <text:p><text:s text:c="3"/>43</text:p>
          </table:table-cell>
          <table:table-cell table:style-name="ce133" office:value-type="float" office:value="14721" calcext:value-type="float">
            <text:p><text:s text:c="3"/>14,721</text:p>
          </table:table-cell>
          <table:table-cell table:style-name="ce133" office:value-type="float" office:value="244" calcext:value-type="float">
            <text:p><text:s text:c="3"/>244</text:p>
          </table:table-cell>
          <table:table-cell table:style-name="ce133" office:value-type="float" office:value="14477" calcext:value-type="float">
            <text:p><text:s text:c="3"/>14,477</text:p>
          </table:table-cell>
          <table:table-cell table:style-name="ce133" office:value-type="float" office:value="425" calcext:value-type="float">
            <text:p><text:s text:c="3"/>425</text:p>
          </table:table-cell>
          <table:table-cell table:style-name="ce133" office:value-type="float" office:value="18" calcext:value-type="float">
            <text:p><text:s text:c="3"/>18</text:p>
          </table:table-cell>
          <table:table-cell table:style-name="ce133" office:value-type="float" office:value="407" calcext:value-type="float">
            <text:p><text:s text:c="3"/>407</text:p>
          </table:table-cell>
          <table:table-cell table:style-name="ce133" office:value-type="float" office:value="9554" calcext:value-type="float">
            <text:p><text:s text:c="3"/>9,554</text:p>
          </table:table-cell>
          <table:table-cell table:style-name="ce133" office:value-type="float" office:value="162" calcext:value-type="float">
            <text:p><text:s text:c="3"/>162</text:p>
          </table:table-cell>
          <table:table-cell table:style-name="ce133" office:value-type="float" office:value="9392" calcext:value-type="float">
            <text:p><text:s text:c="3"/>9,392</text:p>
          </table:table-cell>
          <table:table-cell table:style-name="ce133" office:value-type="float" office:value="6952" calcext:value-type="float">
            <text:p><text:s text:c="3"/>6,952</text:p>
          </table:table-cell>
          <table:table-cell table:style-name="ce133" office:value-type="float" office:value="159" calcext:value-type="float">
            <text:p><text:s text:c="3"/>159</text:p>
          </table:table-cell>
          <table:table-cell table:style-name="ce133" office:value-type="float" office:value="6793" calcext:value-type="float">
            <text:p><text:s text:c="3"/>6,793</text:p>
          </table:table-cell>
          <table:table-cell table:style-name="ce133" office:value-type="float" office:value="2602" calcext:value-type="float">
            <text:p><text:s text:c="3"/>2,602</text:p>
          </table:table-cell>
          <table:table-cell table:style-name="ce133" office:value-type="float" office:value="3" calcext:value-type="float">
            <text:p><text:s text:c="3"/>3</text:p>
          </table:table-cell>
          <table:table-cell table:style-name="ce166" office:value-type="float" office:value="2599" calcext:value-type="float">
            <text:p><text:s text:c="3"/>2,599</text:p>
          </table:table-cell>
          <table:table-cell table:style-name="ce100" table:number-columns-repeated="1003"/>
        </table:table-row>
        <table:table-row table:style-name="ro12">
          <table:covered-table-cell table:style-name="ce11"/>
          <table:table-cell table:style-name="ce112" office:value-type="string" calcext:value-type="string">
            <text:p>男</text:p>
          </table:table-cell>
          <table:table-cell table:style-name="ce134" office:value-type="float" office:value="135041" calcext:value-type="float">
            <text:p><text:s text:c="3"/>135,041</text:p>
          </table:table-cell>
          <table:table-cell table:style-name="ce140" office:value-type="float" office:value="131900" calcext:value-type="float">
            <text:p><text:s text:c="3"/>131,900</text:p>
          </table:table-cell>
          <table:table-cell table:style-name="ce42" office:value-type="float" office:value="131879" calcext:value-type="float">
            <text:p><text:s text:c="3"/>131,879</text:p>
          </table:table-cell>
          <table:table-cell table:style-name="ce42" office:value-type="float" office:value="21" calcext:value-type="float">
            <text:p><text:s text:c="3"/>21</text:p>
          </table:table-cell>
          <table:table-cell table:style-name="ce42" office:value-type="float" office:value="371" calcext:value-type="float">
            <text:p><text:s text:c="3"/>371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42" office:value-type="float" office:value="362" calcext:value-type="float">
            <text:p><text:s text:c="3"/>362</text:p>
          </table:table-cell>
          <table:table-cell table:style-name="ce42" office:value-type="float" office:value="180" calcext:value-type="float">
            <text:p><text:s text:c="3"/>180</text:p>
          </table:table-cell>
          <table:table-cell table:style-name="ce42" office:value-type="float" office:value="11" calcext:value-type="float">
            <text:p><text:s text:c="3"/>11</text:p>
          </table:table-cell>
          <table:table-cell table:style-name="ce42" office:value-type="float" office:value="169" calcext:value-type="float">
            <text:p><text:s text:c="3"/>169</text:p>
          </table:table-cell>
          <table:table-cell table:style-name="ce157" office:value-type="float" office:value="2590" calcext:value-type="float">
            <text:p><text:s text:c="3"/>2,590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2582" calcext:value-type="float">
            <text:p><text:s text:c="3"/>2,582</text:p>
          </table:table-cell>
          <table:table-cell table:style-name="ce157" office:value-type="float" office:value="452" calcext:value-type="float">
            <text:p><text:s text:c="3"/>452</text:p>
          </table:table-cell>
          <table:table-cell table:style-name="ce157" office:value-type="float" office:value="6" calcext:value-type="float">
            <text:p><text:s text:c="3"/>6</text:p>
          </table:table-cell>
          <table:table-cell table:style-name="ce157" office:value-type="float" office:value="446" calcext:value-type="float">
            <text:p><text:s text:c="3"/>446</text:p>
          </table:table-cell>
          <table:table-cell table:style-name="ce157" office:value-type="float" office:value="2138" calcext:value-type="float">
            <text:p><text:s text:c="3"/>2,138</text:p>
          </table:table-cell>
          <table:table-cell table:style-name="ce157" office:value-type="float" office:value="2" calcext:value-type="float">
            <text:p><text:s text:c="3"/>2</text:p>
          </table:table-cell>
          <table:table-cell table:style-name="ce167" office:value-type="float" office:value="2136" calcext:value-type="float">
            <text:p><text:s text:c="3"/>2,136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35" office:value-type="float" office:value="135041" calcext:value-type="float">
            <text:p><text:s text:c="3"/>135,041</text:p>
          </table:table-cell>
          <table:table-cell table:style-name="ce141" office:value-type="float" office:value="113482" calcext:value-type="float">
            <text:p><text:s text:c="3"/>113,482</text:p>
          </table:table-cell>
          <table:table-cell table:style-name="ce43" office:value-type="float" office:value="113460" calcext:value-type="float">
            <text:p><text:s text:c="3"/>113,460</text:p>
          </table:table-cell>
          <table:table-cell table:style-name="ce43" office:value-type="float" office:value="22" calcext:value-type="float">
            <text:p><text:s text:c="3"/>22</text:p>
          </table:table-cell>
          <table:table-cell table:style-name="ce43" office:value-type="float" office:value="14350" calcext:value-type="float">
            <text:p><text:s text:c="3"/>14,350</text:p>
          </table:table-cell>
          <table:table-cell table:style-name="ce43" office:value-type="float" office:value="235" calcext:value-type="float">
            <text:p><text:s text:c="3"/>235</text:p>
          </table:table-cell>
          <table:table-cell table:style-name="ce43" office:value-type="float" office:value="14115" calcext:value-type="float">
            <text:p><text:s text:c="3"/>14,115</text:p>
          </table:table-cell>
          <table:table-cell table:style-name="ce43" office:value-type="float" office:value="245" calcext:value-type="float">
            <text:p><text:s text:c="3"/>245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238" calcext:value-type="float">
            <text:p><text:s text:c="3"/>238</text:p>
          </table:table-cell>
          <table:table-cell table:style-name="ce158" office:value-type="float" office:value="6964" calcext:value-type="float">
            <text:p><text:s text:c="3"/>6,964</text:p>
          </table:table-cell>
          <table:table-cell table:style-name="ce158" office:value-type="float" office:value="154" calcext:value-type="float">
            <text:p><text:s text:c="3"/>154</text:p>
          </table:table-cell>
          <table:table-cell table:style-name="ce158" office:value-type="float" office:value="6810" calcext:value-type="float">
            <text:p><text:s text:c="3"/>6,810</text:p>
          </table:table-cell>
          <table:table-cell table:style-name="ce158" office:value-type="float" office:value="6500" calcext:value-type="float">
            <text:p><text:s text:c="3"/>6,500</text:p>
          </table:table-cell>
          <table:table-cell table:style-name="ce158" office:value-type="float" office:value="153" calcext:value-type="float">
            <text:p><text:s text:c="3"/>153</text:p>
          </table:table-cell>
          <table:table-cell table:style-name="ce158" office:value-type="float" office:value="6347" calcext:value-type="float">
            <text:p><text:s text:c="3"/>6,347</text:p>
          </table:table-cell>
          <table:table-cell table:style-name="ce158" office:value-type="float" office:value="464" calcext:value-type="float">
            <text:p><text:s text:c="3"/>464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68" office:value-type="float" office:value="463" calcext:value-type="float">
            <text:p><text:s text:c="3"/>463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30" office:value-type="string" calcext:value-type="string">
            <text:p>計</text:p>
          </table:table-cell>
          <table:table-cell table:style-name="ce136" office:value-type="float" office:value="309732" calcext:value-type="float">
            <text:p><text:s text:c="3"/>309,732</text:p>
          </table:table-cell>
          <table:table-cell table:style-name="ce133" office:value-type="float" office:value="288003" calcext:value-type="float">
            <text:p><text:s text:c="3"/>288,003</text:p>
          </table:table-cell>
          <table:table-cell table:style-name="ce133" office:value-type="float" office:value="287968" calcext:value-type="float">
            <text:p><text:s text:c="3"/>287,968</text:p>
          </table:table-cell>
          <table:table-cell table:style-name="ce133" office:value-type="float" office:value="35" calcext:value-type="float">
            <text:p><text:s text:c="3"/>35</text:p>
          </table:table-cell>
          <table:table-cell table:style-name="ce133" office:value-type="float" office:value="12274" calcext:value-type="float">
            <text:p><text:s text:c="3"/>12,274</text:p>
          </table:table-cell>
          <table:table-cell table:style-name="ce133" office:value-type="float" office:value="360" calcext:value-type="float">
            <text:p><text:s text:c="3"/>360</text:p>
          </table:table-cell>
          <table:table-cell table:style-name="ce133" office:value-type="float" office:value="11914" calcext:value-type="float">
            <text:p><text:s text:c="3"/>11,914</text:p>
          </table:table-cell>
          <table:table-cell table:style-name="ce133" office:value-type="float" office:value="498" calcext:value-type="float">
            <text:p><text:s text:c="3"/>498</text:p>
          </table:table-cell>
          <table:table-cell table:style-name="ce133" office:value-type="float" office:value="18" calcext:value-type="float">
            <text:p><text:s text:c="3"/>18</text:p>
          </table:table-cell>
          <table:table-cell table:style-name="ce133" office:value-type="float" office:value="480" calcext:value-type="float">
            <text:p><text:s text:c="3"/>480</text:p>
          </table:table-cell>
          <table:table-cell table:style-name="ce133" office:value-type="float" office:value="8957" calcext:value-type="float">
            <text:p><text:s text:c="3"/>8,957</text:p>
          </table:table-cell>
          <table:table-cell table:style-name="ce133" office:value-type="float" office:value="341" calcext:value-type="float">
            <text:p><text:s text:c="3"/>341</text:p>
          </table:table-cell>
          <table:table-cell table:style-name="ce133" office:value-type="float" office:value="8616" calcext:value-type="float">
            <text:p><text:s text:c="3"/>8,616</text:p>
          </table:table-cell>
          <table:table-cell table:style-name="ce133" office:value-type="float" office:value="6009" calcext:value-type="float">
            <text:p><text:s text:c="3"/>6,009</text:p>
          </table:table-cell>
          <table:table-cell table:style-name="ce133" office:value-type="float" office:value="340" calcext:value-type="float">
            <text:p><text:s text:c="3"/>340</text:p>
          </table:table-cell>
          <table:table-cell table:style-name="ce133" office:value-type="float" office:value="5669" calcext:value-type="float">
            <text:p><text:s text:c="3"/>5,669</text:p>
          </table:table-cell>
          <table:table-cell table:style-name="ce133" office:value-type="float" office:value="2948" calcext:value-type="float">
            <text:p><text:s text:c="3"/>2,948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66" office:value-type="float" office:value="2947" calcext:value-type="float">
            <text:p><text:s text:c="3"/>2,947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12" office:value-type="string" calcext:value-type="string">
            <text:p>男</text:p>
          </table:table-cell>
          <table:table-cell table:style-name="ce137" office:value-type="float" office:value="154866" calcext:value-type="float">
            <text:p><text:s text:c="3"/>154,866</text:p>
          </table:table-cell>
          <table:table-cell table:style-name="ce137" office:value-type="float" office:value="151350" calcext:value-type="float">
            <text:p><text:s text:c="3"/>151,350</text:p>
          </table:table-cell>
          <table:table-cell table:style-name="ce46" office:value-type="float" office:value="151334" calcext:value-type="float">
            <text:p><text:s text:c="3"/>151,334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371" calcext:value-type="float">
            <text:p><text:s text:c="3"/>371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46" office:value-type="float" office:value="358" calcext:value-type="float">
            <text:p><text:s text:c="3"/>358</text:p>
          </table:table-cell>
          <table:table-cell table:style-name="ce46" office:value-type="float" office:value="250" calcext:value-type="float">
            <text:p><text:s text:c="3"/>250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240" calcext:value-type="float">
            <text:p><text:s text:c="3"/>240</text:p>
          </table:table-cell>
          <table:table-cell table:style-name="ce46" office:value-type="float" office:value="2895" calcext:value-type="float">
            <text:p><text:s text:c="3"/>2,895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887" calcext:value-type="float">
            <text:p><text:s text:c="3"/>2,887</text:p>
          </table:table-cell>
          <table:table-cell table:style-name="ce46" office:value-type="float" office:value="468" calcext:value-type="float">
            <text:p><text:s text:c="3"/>468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460" calcext:value-type="float">
            <text:p><text:s text:c="3"/>460</text:p>
          </table:table-cell>
          <table:table-cell table:style-name="ce46" office:value-type="float" office:value="2427" calcext:value-type="float">
            <text:p><text:s text:c="3"/>2,427</text:p>
          </table:table-cell>
          <table:table-cell table:style-name="ce46" office:value-type="float" office:value="0" calcext:value-type="float">
            <text:p>—</text:p>
          </table:table-cell>
          <table:table-cell table:style-name="ce89" office:value-type="float" office:value="2427" calcext:value-type="float">
            <text:p><text:s text:c="3"/>2,427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37" office:value-type="float" office:value="154866" calcext:value-type="float">
            <text:p><text:s text:c="3"/>154,866</text:p>
          </table:table-cell>
          <table:table-cell table:style-name="ce137" office:value-type="float" office:value="136653" calcext:value-type="float">
            <text:p><text:s text:c="3"/>136,653</text:p>
          </table:table-cell>
          <table:table-cell table:style-name="ce46" office:value-type="float" office:value="136634" calcext:value-type="float">
            <text:p><text:s text:c="3"/>136,634</text:p>
          </table:table-cell>
          <table:table-cell table:style-name="ce46" office:value-type="float" office:value="19" calcext:value-type="float">
            <text:p><text:s text:c="3"/>19</text:p>
          </table:table-cell>
          <table:table-cell table:style-name="ce46" office:value-type="float" office:value="11903" calcext:value-type="float">
            <text:p><text:s text:c="3"/>11,903</text:p>
          </table:table-cell>
          <table:table-cell table:style-name="ce46" office:value-type="float" office:value="347" calcext:value-type="float">
            <text:p><text:s text:c="3"/>347</text:p>
          </table:table-cell>
          <table:table-cell table:style-name="ce46" office:value-type="float" office:value="11556" calcext:value-type="float">
            <text:p><text:s text:c="3"/>11,556</text:p>
          </table:table-cell>
          <table:table-cell table:style-name="ce46" office:value-type="float" office:value="248" calcext:value-type="float">
            <text:p><text:s text:c="3"/>248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240" calcext:value-type="float">
            <text:p><text:s text:c="3"/>240</text:p>
          </table:table-cell>
          <table:table-cell table:style-name="ce46" office:value-type="float" office:value="6062" calcext:value-type="float">
            <text:p><text:s text:c="3"/>6,062</text:p>
          </table:table-cell>
          <table:table-cell table:style-name="ce46" office:value-type="float" office:value="333" calcext:value-type="float">
            <text:p><text:s text:c="3"/>333</text:p>
          </table:table-cell>
          <table:table-cell table:style-name="ce46" office:value-type="float" office:value="5729" calcext:value-type="float">
            <text:p><text:s text:c="3"/>5,729</text:p>
          </table:table-cell>
          <table:table-cell table:style-name="ce46" office:value-type="float" office:value="5541" calcext:value-type="float">
            <text:p><text:s text:c="3"/>5,541</text:p>
          </table:table-cell>
          <table:table-cell table:style-name="ce46" office:value-type="float" office:value="332" calcext:value-type="float">
            <text:p><text:s text:c="3"/>332</text:p>
          </table:table-cell>
          <table:table-cell table:style-name="ce46" office:value-type="float" office:value="5209" calcext:value-type="float">
            <text:p><text:s text:c="3"/>5,209</text:p>
          </table:table-cell>
          <table:table-cell table:style-name="ce46" office:value-type="float" office:value="521" calcext:value-type="float">
            <text:p><text:s text:c="3"/>521</text:p>
          </table:table-cell>
          <table:table-cell table:style-name="ce46" office:value-type="float" office:value="1" calcext:value-type="float">
            <text:p><text:s text:c="3"/>1</text:p>
          </table:table-cell>
          <table:table-cell table:style-name="ce89" office:value-type="float" office:value="520" calcext:value-type="float">
            <text:p><text:s text:c="3"/>520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30" office:value-type="string" calcext:value-type="string">
            <text:p>計</text:p>
          </table:table-cell>
          <table:table-cell table:style-name="ce136" office:value-type="float" office:value="234198" calcext:value-type="float">
            <text:p><text:s text:c="3"/>234,198</text:p>
          </table:table-cell>
          <table:table-cell table:style-name="ce133" office:value-type="float" office:value="212284" calcext:value-type="float">
            <text:p><text:s text:c="3"/>212,284</text:p>
          </table:table-cell>
          <table:table-cell table:style-name="ce133" office:value-type="float" office:value="212233" calcext:value-type="float">
            <text:p><text:s text:c="3"/>212,233</text:p>
          </table:table-cell>
          <table:table-cell table:style-name="ce133" office:value-type="float" office:value="51" calcext:value-type="float">
            <text:p><text:s text:c="3"/>51</text:p>
          </table:table-cell>
          <table:table-cell table:style-name="ce133" office:value-type="float" office:value="12796" calcext:value-type="float">
            <text:p><text:s text:c="3"/>12,796</text:p>
          </table:table-cell>
          <table:table-cell table:style-name="ce133" office:value-type="float" office:value="559" calcext:value-type="float">
            <text:p><text:s text:c="3"/>559</text:p>
          </table:table-cell>
          <table:table-cell table:style-name="ce133" office:value-type="float" office:value="12237" calcext:value-type="float">
            <text:p><text:s text:c="3"/>12,237</text:p>
          </table:table-cell>
          <table:table-cell table:style-name="ce133" office:value-type="float" office:value="498" calcext:value-type="float">
            <text:p><text:s text:c="3"/>498</text:p>
          </table:table-cell>
          <table:table-cell table:style-name="ce133" office:value-type="float" office:value="13" calcext:value-type="float">
            <text:p><text:s text:c="3"/>13</text:p>
          </table:table-cell>
          <table:table-cell table:style-name="ce133" office:value-type="float" office:value="485" calcext:value-type="float">
            <text:p><text:s text:c="3"/>485</text:p>
          </table:table-cell>
          <table:table-cell table:style-name="ce133" office:value-type="float" office:value="8620" calcext:value-type="float">
            <text:p><text:s text:c="3"/>8,620</text:p>
          </table:table-cell>
          <table:table-cell table:style-name="ce133" office:value-type="float" office:value="447" calcext:value-type="float">
            <text:p><text:s text:c="3"/>447</text:p>
          </table:table-cell>
          <table:table-cell table:style-name="ce133" office:value-type="float" office:value="8173" calcext:value-type="float">
            <text:p><text:s text:c="3"/>8,173</text:p>
          </table:table-cell>
          <table:table-cell table:style-name="ce133" office:value-type="float" office:value="5696" calcext:value-type="float">
            <text:p><text:s text:c="3"/>5,696</text:p>
          </table:table-cell>
          <table:table-cell table:style-name="ce133" office:value-type="float" office:value="443" calcext:value-type="float">
            <text:p><text:s text:c="3"/>443</text:p>
          </table:table-cell>
          <table:table-cell table:style-name="ce133" office:value-type="float" office:value="5253" calcext:value-type="float">
            <text:p><text:s text:c="3"/>5,253</text:p>
          </table:table-cell>
          <table:table-cell table:style-name="ce133" office:value-type="float" office:value="2924" calcext:value-type="float">
            <text:p><text:s text:c="3"/>2,924</text:p>
          </table:table-cell>
          <table:table-cell table:style-name="ce133" office:value-type="float" office:value="4" calcext:value-type="float">
            <text:p><text:s text:c="3"/>4</text:p>
          </table:table-cell>
          <table:table-cell table:style-name="ce166" office:value-type="float" office:value="2920" calcext:value-type="float">
            <text:p><text:s text:c="3"/>2,920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12" office:value-type="string" calcext:value-type="string">
            <text:p>男</text:p>
          </table:table-cell>
          <table:table-cell table:style-name="ce138" office:value-type="float" office:value="117099" calcext:value-type="float">
            <text:p><text:s text:c="3"/>117,099</text:p>
          </table:table-cell>
          <table:table-cell table:style-name="ce138" office:value-type="float" office:value="113426" calcext:value-type="float">
            <text:p><text:s text:c="3"/>113,426</text:p>
          </table:table-cell>
          <table:table-cell table:style-name="ce138" office:value-type="float" office:value="113401" calcext:value-type="float">
            <text:p><text:s text:c="3"/>113,401</text:p>
          </table:table-cell>
          <table:table-cell table:style-name="ce138" office:value-type="float" office:value="25" calcext:value-type="float">
            <text:p><text:s text:c="3"/>25</text:p>
          </table:table-cell>
          <table:table-cell table:style-name="ce138" office:value-type="float" office:value="452" calcext:value-type="float">
            <text:p><text:s text:c="3"/>452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8" office:value-type="float" office:value="443" calcext:value-type="float">
            <text:p><text:s text:c="3"/>443</text:p>
          </table:table-cell>
          <table:table-cell table:style-name="ce138" office:value-type="float" office:value="239" calcext:value-type="float">
            <text:p><text:s text:c="3"/>239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233" calcext:value-type="float">
            <text:p><text:s text:c="3"/>233</text:p>
          </table:table-cell>
          <table:table-cell table:style-name="ce138" office:value-type="float" office:value="2982" calcext:value-type="float">
            <text:p><text:s text:c="3"/>2,982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8" office:value-type="float" office:value="2973" calcext:value-type="float">
            <text:p><text:s text:c="3"/>2,973</text:p>
          </table:table-cell>
          <table:table-cell table:style-name="ce138" office:value-type="float" office:value="502" calcext:value-type="float">
            <text:p><text:s text:c="3"/>502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8" office:value-type="float" office:value="495" calcext:value-type="float">
            <text:p><text:s text:c="3"/>495</text:p>
          </table:table-cell>
          <table:table-cell table:style-name="ce138" office:value-type="float" office:value="2480" calcext:value-type="float">
            <text:p><text:s text:c="3"/>2,480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69" office:value-type="float" office:value="2478" calcext:value-type="float">
            <text:p><text:s text:c="3"/>2,478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39" office:value-type="float" office:value="117099" calcext:value-type="float">
            <text:p><text:s text:c="3"/>117,099</text:p>
          </table:table-cell>
          <table:table-cell table:style-name="ce139" office:value-type="float" office:value="98858" calcext:value-type="float">
            <text:p><text:s text:c="3"/>98,858</text:p>
          </table:table-cell>
          <table:table-cell table:style-name="ce139" office:value-type="float" office:value="98832" calcext:value-type="float">
            <text:p><text:s text:c="3"/>98,832</text:p>
          </table:table-cell>
          <table:table-cell table:style-name="ce139" office:value-type="float" office:value="26" calcext:value-type="float">
            <text:p><text:s text:c="3"/>26</text:p>
          </table:table-cell>
          <table:table-cell table:style-name="ce139" office:value-type="float" office:value="12344" calcext:value-type="float">
            <text:p><text:s text:c="3"/>12,344</text:p>
          </table:table-cell>
          <table:table-cell table:style-name="ce139" office:value-type="float" office:value="550" calcext:value-type="float">
            <text:p><text:s text:c="3"/>550</text:p>
          </table:table-cell>
          <table:table-cell table:style-name="ce139" office:value-type="float" office:value="11794" calcext:value-type="float">
            <text:p><text:s text:c="3"/>11,794</text:p>
          </table:table-cell>
          <table:table-cell table:style-name="ce139" office:value-type="float" office:value="259" calcext:value-type="float">
            <text:p><text:s text:c="3"/>259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39" office:value-type="float" office:value="252" calcext:value-type="float">
            <text:p><text:s text:c="3"/>252</text:p>
          </table:table-cell>
          <table:table-cell table:style-name="ce139" office:value-type="float" office:value="5638" calcext:value-type="float">
            <text:p><text:s text:c="3"/>5,638</text:p>
          </table:table-cell>
          <table:table-cell table:style-name="ce139" office:value-type="float" office:value="438" calcext:value-type="float">
            <text:p><text:s text:c="3"/>438</text:p>
          </table:table-cell>
          <table:table-cell table:style-name="ce139" office:value-type="float" office:value="5200" calcext:value-type="float">
            <text:p><text:s text:c="3"/>5,200</text:p>
          </table:table-cell>
          <table:table-cell table:style-name="ce139" office:value-type="float" office:value="5194" calcext:value-type="float">
            <text:p><text:s text:c="3"/>5,194</text:p>
          </table:table-cell>
          <table:table-cell table:style-name="ce139" office:value-type="float" office:value="436" calcext:value-type="float">
            <text:p><text:s text:c="3"/>436</text:p>
          </table:table-cell>
          <table:table-cell table:style-name="ce139" office:value-type="float" office:value="4758" calcext:value-type="float">
            <text:p><text:s text:c="3"/>4,758</text:p>
          </table:table-cell>
          <table:table-cell table:style-name="ce139" office:value-type="float" office:value="444" calcext:value-type="float">
            <text:p><text:s text:c="3"/>444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70" office:value-type="float" office:value="442" calcext:value-type="float">
            <text:p><text:s text:c="3"/>442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30" office:value-type="string" calcext:value-type="string">
            <text:p>計</text:p>
          </table:table-cell>
          <table:table-cell table:style-name="ce136" office:value-type="float" office:value="277638" calcext:value-type="float">
            <text:p><text:s text:c="3"/>277,638</text:p>
          </table:table-cell>
          <table:table-cell table:style-name="ce133" office:value-type="float" office:value="256137" calcext:value-type="float">
            <text:p><text:s text:c="3"/>256,137</text:p>
          </table:table-cell>
          <table:table-cell table:style-name="ce133" office:value-type="float" office:value="256068" calcext:value-type="float">
            <text:p><text:s text:c="3"/>256,068</text:p>
          </table:table-cell>
          <table:table-cell table:style-name="ce133" office:value-type="float" office:value="69" calcext:value-type="float">
            <text:p><text:s text:c="3"/>69</text:p>
          </table:table-cell>
          <table:table-cell table:style-name="ce133" office:value-type="float" office:value="12807" calcext:value-type="float">
            <text:p><text:s text:c="3"/>12,807</text:p>
          </table:table-cell>
          <table:table-cell table:style-name="ce133" office:value-type="float" office:value="921" calcext:value-type="float">
            <text:p><text:s text:c="3"/>921</text:p>
          </table:table-cell>
          <table:table-cell table:style-name="ce133" office:value-type="float" office:value="11886" calcext:value-type="float">
            <text:p><text:s text:c="3"/>11,886</text:p>
          </table:table-cell>
          <table:table-cell table:style-name="ce133" office:value-type="float" office:value="525" calcext:value-type="float">
            <text:p><text:s text:c="3"/>525</text:p>
          </table:table-cell>
          <table:table-cell table:style-name="ce133" office:value-type="float" office:value="22" calcext:value-type="float">
            <text:p><text:s text:c="3"/>22</text:p>
          </table:table-cell>
          <table:table-cell table:style-name="ce133" office:value-type="float" office:value="503" calcext:value-type="float">
            <text:p><text:s text:c="3"/>503</text:p>
          </table:table-cell>
          <table:table-cell table:style-name="ce133" office:value-type="float" office:value="8169" calcext:value-type="float">
            <text:p><text:s text:c="3"/>8,169</text:p>
          </table:table-cell>
          <table:table-cell table:style-name="ce133" office:value-type="float" office:value="592" calcext:value-type="float">
            <text:p><text:s text:c="3"/>592</text:p>
          </table:table-cell>
          <table:table-cell table:style-name="ce133" office:value-type="float" office:value="7577" calcext:value-type="float">
            <text:p><text:s text:c="3"/>7,577</text:p>
          </table:table-cell>
          <table:table-cell table:style-name="ce133" office:value-type="float" office:value="5212" calcext:value-type="float">
            <text:p><text:s text:c="3"/>5,212</text:p>
          </table:table-cell>
          <table:table-cell table:style-name="ce133" office:value-type="float" office:value="587" calcext:value-type="float">
            <text:p><text:s text:c="3"/>587</text:p>
          </table:table-cell>
          <table:table-cell table:style-name="ce133" office:value-type="float" office:value="4625" calcext:value-type="float">
            <text:p><text:s text:c="3"/>4,625</text:p>
          </table:table-cell>
          <table:table-cell table:style-name="ce133" office:value-type="float" office:value="2957" calcext:value-type="float">
            <text:p><text:s text:c="3"/>2,957</text:p>
          </table:table-cell>
          <table:table-cell table:style-name="ce133" office:value-type="float" office:value="5" calcext:value-type="float">
            <text:p><text:s text:c="3"/>5</text:p>
          </table:table-cell>
          <table:table-cell table:style-name="ce166" office:value-type="float" office:value="2952" calcext:value-type="float">
            <text:p><text:s text:c="3"/>2,952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12" office:value-type="string" calcext:value-type="string">
            <text:p>男</text:p>
          </table:table-cell>
          <table:table-cell table:style-name="ce46" office:value-type="float" office:value="138819" calcext:value-type="float">
            <text:p><text:s text:c="3"/>138,819</text:p>
          </table:table-cell>
          <table:table-cell table:style-name="ce46" office:value-type="float" office:value="135027" calcext:value-type="float">
            <text:p><text:s text:c="3"/>135,027</text:p>
          </table:table-cell>
          <table:table-cell table:style-name="ce46" office:value-type="float" office:value="135001" calcext:value-type="float">
            <text:p><text:s text:c="3"/>135,001</text:p>
          </table:table-cell>
          <table:table-cell table:style-name="ce46" office:value-type="float" office:value="26" calcext:value-type="float">
            <text:p><text:s text:c="3"/>26</text:p>
          </table:table-cell>
          <table:table-cell table:style-name="ce46" office:value-type="float" office:value="562" calcext:value-type="float">
            <text:p><text:s text:c="3"/>562</text:p>
          </table:table-cell>
          <table:table-cell table:style-name="ce46" office:value-type="float" office:value="25" calcext:value-type="float">
            <text:p><text:s text:c="3"/>25</text:p>
          </table:table-cell>
          <table:table-cell table:style-name="ce46" office:value-type="float" office:value="537" calcext:value-type="float">
            <text:p><text:s text:c="3"/>537</text:p>
          </table:table-cell>
          <table:table-cell table:style-name="ce46" office:value-type="float" office:value="245" calcext:value-type="float">
            <text:p><text:s text:c="3"/>245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239" calcext:value-type="float">
            <text:p><text:s text:c="3"/>239</text:p>
          </table:table-cell>
          <table:table-cell table:style-name="ce46" office:value-type="float" office:value="2985" calcext:value-type="float">
            <text:p><text:s text:c="3"/>2,985</text:p>
          </table:table-cell>
          <table:table-cell table:style-name="ce46" office:value-type="float" office:value="20" calcext:value-type="float">
            <text:p><text:s text:c="3"/>20</text:p>
          </table:table-cell>
          <table:table-cell table:style-name="ce46" office:value-type="float" office:value="2965" calcext:value-type="float">
            <text:p><text:s text:c="3"/>2,965</text:p>
          </table:table-cell>
          <table:table-cell table:style-name="ce46" office:value-type="float" office:value="549" calcext:value-type="float">
            <text:p><text:s text:c="3"/>549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533" calcext:value-type="float">
            <text:p><text:s text:c="3"/>533</text:p>
          </table:table-cell>
          <table:table-cell table:style-name="ce46" office:value-type="float" office:value="2436" calcext:value-type="float">
            <text:p><text:s text:c="3"/>2,436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89" office:value-type="float" office:value="2432" calcext:value-type="float">
            <text:p><text:s text:c="3"/>2,432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138819" calcext:value-type="float">
            <text:p><text:s text:c="3"/>138,819</text:p>
          </table:table-cell>
          <table:table-cell table:style-name="ce47" office:value-type="float" office:value="121110" calcext:value-type="float">
            <text:p><text:s text:c="3"/>121,110</text:p>
          </table:table-cell>
          <table:table-cell table:style-name="ce47" office:value-type="float" office:value="121067" calcext:value-type="float">
            <text:p><text:s text:c="3"/>121,067</text:p>
          </table:table-cell>
          <table:table-cell table:style-name="ce47" office:value-type="float" office:value="43" calcext:value-type="float">
            <text:p><text:s text:c="3"/>43</text:p>
          </table:table-cell>
          <table:table-cell table:style-name="ce47" office:value-type="float" office:value="12245" calcext:value-type="float">
            <text:p><text:s text:c="3"/>12,245</text:p>
          </table:table-cell>
          <table:table-cell table:style-name="ce47" office:value-type="float" office:value="896" calcext:value-type="float">
            <text:p><text:s text:c="3"/>896</text:p>
          </table:table-cell>
          <table:table-cell table:style-name="ce47" office:value-type="float" office:value="11349" calcext:value-type="float">
            <text:p><text:s text:c="3"/>11,349</text:p>
          </table:table-cell>
          <table:table-cell table:style-name="ce47" office:value-type="float" office:value="280" calcext:value-type="float">
            <text:p><text:s text:c="3"/>280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264" calcext:value-type="float">
            <text:p><text:s text:c="3"/>264</text:p>
          </table:table-cell>
          <table:table-cell table:style-name="ce47" office:value-type="float" office:value="5184" calcext:value-type="float">
            <text:p><text:s text:c="3"/>5,184</text:p>
          </table:table-cell>
          <table:table-cell table:style-name="ce47" office:value-type="float" office:value="572" calcext:value-type="float">
            <text:p><text:s text:c="3"/>572</text:p>
          </table:table-cell>
          <table:table-cell table:style-name="ce47" office:value-type="float" office:value="4612" calcext:value-type="float">
            <text:p><text:s text:c="3"/>4,612</text:p>
          </table:table-cell>
          <table:table-cell table:style-name="ce47" office:value-type="float" office:value="4663" calcext:value-type="float">
            <text:p><text:s text:c="3"/>4,663</text:p>
          </table:table-cell>
          <table:table-cell table:style-name="ce47" office:value-type="float" office:value="571" calcext:value-type="float">
            <text:p><text:s text:c="3"/>571</text:p>
          </table:table-cell>
          <table:table-cell table:style-name="ce47" office:value-type="float" office:value="4092" calcext:value-type="float">
            <text:p><text:s text:c="3"/>4,092</text:p>
          </table:table-cell>
          <table:table-cell table:style-name="ce47" office:value-type="float" office:value="521" calcext:value-type="float">
            <text:p><text:s text:c="3"/>52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171" office:value-type="float" office:value="520" calcext:value-type="float">
            <text:p><text:s text:c="3"/>520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30" office:value-type="string" calcext:value-type="string">
            <text:p>計</text:p>
          </table:table-cell>
          <table:table-cell table:style-name="ce133" office:value-type="float" office:value="330654" calcext:value-type="float">
            <text:p><text:s text:c="3"/>330,654</text:p>
          </table:table-cell>
          <table:table-cell table:style-name="ce133" office:value-type="float" office:value="309138" calcext:value-type="float">
            <text:p><text:s text:c="3"/>309,138</text:p>
          </table:table-cell>
          <table:table-cell table:style-name="ce133" office:value-type="float" office:value="309054" calcext:value-type="float">
            <text:p><text:s text:c="3"/>309,054</text:p>
          </table:table-cell>
          <table:table-cell table:style-name="ce133" office:value-type="float" office:value="84" calcext:value-type="float">
            <text:p><text:s text:c="3"/>84</text:p>
          </table:table-cell>
          <table:table-cell table:style-name="ce133" office:value-type="float" office:value="12800" calcext:value-type="float">
            <text:p><text:s text:c="3"/>12,800</text:p>
          </table:table-cell>
          <table:table-cell table:style-name="ce133" office:value-type="float" office:value="1192" calcext:value-type="float">
            <text:p><text:s text:c="3"/>1,192</text:p>
          </table:table-cell>
          <table:table-cell table:style-name="ce133" office:value-type="float" office:value="11608" calcext:value-type="float">
            <text:p><text:s text:c="3"/>11,608</text:p>
          </table:table-cell>
          <table:table-cell table:style-name="ce133" office:value-type="float" office:value="663" calcext:value-type="float">
            <text:p><text:s text:c="3"/>663</text:p>
          </table:table-cell>
          <table:table-cell table:style-name="ce133" office:value-type="float" office:value="31" calcext:value-type="float">
            <text:p><text:s text:c="3"/>31</text:p>
          </table:table-cell>
          <table:table-cell table:style-name="ce133" office:value-type="float" office:value="632" calcext:value-type="float">
            <text:p><text:s text:c="3"/>632</text:p>
          </table:table-cell>
          <table:table-cell table:style-name="ce133" office:value-type="float" office:value="8053" calcext:value-type="float">
            <text:p><text:s text:c="3"/>8,053</text:p>
          </table:table-cell>
          <table:table-cell table:style-name="ce133" office:value-type="float" office:value="914" calcext:value-type="float">
            <text:p><text:s text:c="3"/>914</text:p>
          </table:table-cell>
          <table:table-cell table:style-name="ce133" office:value-type="float" office:value="7139" calcext:value-type="float">
            <text:p><text:s text:c="3"/>7,139</text:p>
          </table:table-cell>
          <table:table-cell table:style-name="ce133" office:value-type="float" office:value="4887" calcext:value-type="float">
            <text:p><text:s text:c="3"/>4,887</text:p>
          </table:table-cell>
          <table:table-cell table:style-name="ce133" office:value-type="float" office:value="905" calcext:value-type="float">
            <text:p><text:s text:c="3"/>905</text:p>
          </table:table-cell>
          <table:table-cell table:style-name="ce133" office:value-type="float" office:value="3982" calcext:value-type="float">
            <text:p><text:s text:c="3"/>3,982</text:p>
          </table:table-cell>
          <table:table-cell table:style-name="ce133" office:value-type="float" office:value="3166" calcext:value-type="float">
            <text:p><text:s text:c="3"/>3,166</text:p>
          </table:table-cell>
          <table:table-cell table:style-name="ce133" office:value-type="float" office:value="9" calcext:value-type="float">
            <text:p><text:s text:c="3"/>9</text:p>
          </table:table-cell>
          <table:table-cell table:style-name="ce166" office:value-type="float" office:value="3157" calcext:value-type="float">
            <text:p><text:s text:c="3"/>3,157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12" office:value-type="string" calcext:value-type="string">
            <text:p>男</text:p>
          </table:table-cell>
          <table:table-cell table:style-name="ce140" office:value-type="float" office:value="165327" calcext:value-type="float">
            <text:p><text:s text:c="3"/>165,327</text:p>
          </table:table-cell>
          <table:table-cell table:style-name="ce140" office:value-type="float" office:value="161237" calcext:value-type="float">
            <text:p><text:s text:c="3"/>161,237</text:p>
          </table:table-cell>
          <table:table-cell table:style-name="ce140" office:value-type="float" office:value="161189" calcext:value-type="float">
            <text:p><text:s text:c="3"/>161,189</text:p>
          </table:table-cell>
          <table:table-cell table:style-name="ce140" office:value-type="float" office:value="48" calcext:value-type="float">
            <text:p><text:s text:c="3"/>48</text:p>
          </table:table-cell>
          <table:table-cell table:style-name="ce140" office:value-type="float" office:value="686" calcext:value-type="float">
            <text:p><text:s text:c="3"/>686</text:p>
          </table:table-cell>
          <table:table-cell table:style-name="ce140" office:value-type="float" office:value="33" calcext:value-type="float">
            <text:p><text:s text:c="3"/>33</text:p>
          </table:table-cell>
          <table:table-cell table:style-name="ce140" office:value-type="float" office:value="653" calcext:value-type="float">
            <text:p><text:s text:c="3"/>653</text:p>
          </table:table-cell>
          <table:table-cell table:style-name="ce140" office:value-type="float" office:value="309" calcext:value-type="float">
            <text:p><text:s text:c="3"/>309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0" office:value-type="float" office:value="296" calcext:value-type="float">
            <text:p><text:s text:c="3"/>296</text:p>
          </table:table-cell>
          <table:table-cell table:style-name="ce140" office:value-type="float" office:value="3095" calcext:value-type="float">
            <text:p><text:s text:c="3"/>3,095</text:p>
          </table:table-cell>
          <table:table-cell table:style-name="ce140" office:value-type="float" office:value="28" calcext:value-type="float">
            <text:p><text:s text:c="3"/>28</text:p>
          </table:table-cell>
          <table:table-cell table:style-name="ce140" office:value-type="float" office:value="3067" calcext:value-type="float">
            <text:p><text:s text:c="3"/>3,067</text:p>
          </table:table-cell>
          <table:table-cell table:style-name="ce140" office:value-type="float" office:value="520" calcext:value-type="float">
            <text:p><text:s text:c="3"/>520</text:p>
          </table:table-cell>
          <table:table-cell table:style-name="ce140" office:value-type="float" office:value="22" calcext:value-type="float">
            <text:p><text:s text:c="3"/>22</text:p>
          </table:table-cell>
          <table:table-cell table:style-name="ce140" office:value-type="float" office:value="498" calcext:value-type="float">
            <text:p><text:s text:c="3"/>498</text:p>
          </table:table-cell>
          <table:table-cell table:style-name="ce140" office:value-type="float" office:value="2575" calcext:value-type="float">
            <text:p><text:s text:c="3"/>2,575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72" office:value-type="float" office:value="2569" calcext:value-type="float">
            <text:p><text:s text:c="3"/>2,569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41" office:value-type="float" office:value="165327" calcext:value-type="float">
            <text:p><text:s text:c="3"/>165,327</text:p>
          </table:table-cell>
          <table:table-cell table:style-name="ce141" office:value-type="float" office:value="147901" calcext:value-type="float">
            <text:p><text:s text:c="3"/>147,901</text:p>
          </table:table-cell>
          <table:table-cell table:style-name="ce141" office:value-type="float" office:value="147865" calcext:value-type="float">
            <text:p><text:s text:c="3"/>147,865</text:p>
          </table:table-cell>
          <table:table-cell table:style-name="ce141" office:value-type="float" office:value="36" calcext:value-type="float">
            <text:p><text:s text:c="3"/>36</text:p>
          </table:table-cell>
          <table:table-cell table:style-name="ce141" office:value-type="float" office:value="12114" calcext:value-type="float">
            <text:p><text:s text:c="3"/>12,114</text:p>
          </table:table-cell>
          <table:table-cell table:style-name="ce141" office:value-type="float" office:value="1159" calcext:value-type="float">
            <text:p><text:s text:c="3"/>1,159</text:p>
          </table:table-cell>
          <table:table-cell table:style-name="ce141" office:value-type="float" office:value="10955" calcext:value-type="float">
            <text:p><text:s text:c="3"/>10,955</text:p>
          </table:table-cell>
          <table:table-cell table:style-name="ce141" office:value-type="float" office:value="354" calcext:value-type="float">
            <text:p><text:s text:c="3"/>354</text:p>
          </table:table-cell>
          <table:table-cell table:style-name="ce141" office:value-type="float" office:value="18" calcext:value-type="float">
            <text:p><text:s text:c="3"/>18</text:p>
          </table:table-cell>
          <table:table-cell table:style-name="ce141" office:value-type="float" office:value="336" calcext:value-type="float">
            <text:p><text:s text:c="3"/>336</text:p>
          </table:table-cell>
          <table:table-cell table:style-name="ce141" office:value-type="float" office:value="4958" calcext:value-type="float">
            <text:p><text:s text:c="3"/>4,958</text:p>
          </table:table-cell>
          <table:table-cell table:style-name="ce141" office:value-type="float" office:value="886" calcext:value-type="float">
            <text:p><text:s text:c="3"/>886</text:p>
          </table:table-cell>
          <table:table-cell table:style-name="ce141" office:value-type="float" office:value="4072" calcext:value-type="float">
            <text:p><text:s text:c="3"/>4,072</text:p>
          </table:table-cell>
          <table:table-cell table:style-name="ce141" office:value-type="float" office:value="4367" calcext:value-type="float">
            <text:p><text:s text:c="3"/>4,367</text:p>
          </table:table-cell>
          <table:table-cell table:style-name="ce141" office:value-type="float" office:value="883" calcext:value-type="float">
            <text:p><text:s text:c="3"/>883</text:p>
          </table:table-cell>
          <table:table-cell table:style-name="ce141" office:value-type="float" office:value="3484" calcext:value-type="float">
            <text:p><text:s text:c="3"/>3,484</text:p>
          </table:table-cell>
          <table:table-cell table:style-name="ce141" office:value-type="float" office:value="591" calcext:value-type="float">
            <text:p><text:s text:c="3"/>591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73" office:value-type="float" office:value="588" calcext:value-type="float">
            <text:p><text:s text:c="3"/>588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30" office:value-type="string" calcext:value-type="string">
            <text:p>計</text:p>
          </table:table-cell>
          <table:table-cell table:style-name="ce136" office:value-type="float" office:value="286768" calcext:value-type="float">
            <text:p><text:s text:c="3"/>286,768</text:p>
          </table:table-cell>
          <table:table-cell table:style-name="ce133" office:value-type="float" office:value="266168" calcext:value-type="float">
            <text:p><text:s text:c="3"/>266,168</text:p>
          </table:table-cell>
          <table:table-cell table:style-name="ce133" office:value-type="float" office:value="266085" calcext:value-type="float">
            <text:p><text:s text:c="3"/>266,085</text:p>
          </table:table-cell>
          <table:table-cell table:style-name="ce133" office:value-type="float" office:value="83" calcext:value-type="float">
            <text:p><text:s text:c="3"/>83</text:p>
          </table:table-cell>
          <table:table-cell table:style-name="ce133" office:value-type="float" office:value="12034" calcext:value-type="float">
            <text:p><text:s text:c="3"/>12,034</text:p>
          </table:table-cell>
          <table:table-cell table:style-name="ce133" office:value-type="float" office:value="1199" calcext:value-type="float">
            <text:p><text:s text:c="3"/>1,199</text:p>
          </table:table-cell>
          <table:table-cell table:style-name="ce133" office:value-type="float" office:value="10835" calcext:value-type="float">
            <text:p><text:s text:c="3"/>10,835</text:p>
          </table:table-cell>
          <table:table-cell table:style-name="ce133" office:value-type="float" office:value="679" calcext:value-type="float">
            <text:p><text:s text:c="3"/>679</text:p>
          </table:table-cell>
          <table:table-cell table:style-name="ce133" office:value-type="float" office:value="30" calcext:value-type="float">
            <text:p><text:s text:c="3"/>30</text:p>
          </table:table-cell>
          <table:table-cell table:style-name="ce133" office:value-type="float" office:value="649" calcext:value-type="float">
            <text:p><text:s text:c="3"/>649</text:p>
          </table:table-cell>
          <table:table-cell table:style-name="ce133" office:value-type="float" office:value="7887" calcext:value-type="float">
            <text:p><text:s text:c="3"/>7,887</text:p>
          </table:table-cell>
          <table:table-cell table:style-name="ce133" office:value-type="float" office:value="950" calcext:value-type="float">
            <text:p><text:s text:c="3"/>950</text:p>
          </table:table-cell>
          <table:table-cell table:style-name="ce133" office:value-type="float" office:value="6937" calcext:value-type="float">
            <text:p><text:s text:c="3"/>6,937</text:p>
          </table:table-cell>
          <table:table-cell table:style-name="ce133" office:value-type="float" office:value="4784" calcext:value-type="float">
            <text:p><text:s text:c="3"/>4,784</text:p>
          </table:table-cell>
          <table:table-cell table:style-name="ce133" office:value-type="float" office:value="944" calcext:value-type="float">
            <text:p><text:s text:c="3"/>944</text:p>
          </table:table-cell>
          <table:table-cell table:style-name="ce133" office:value-type="float" office:value="3840" calcext:value-type="float">
            <text:p><text:s text:c="3"/>3,840</text:p>
          </table:table-cell>
          <table:table-cell table:style-name="ce133" office:value-type="float" office:value="3103" calcext:value-type="float">
            <text:p><text:s text:c="3"/>3,103</text:p>
          </table:table-cell>
          <table:table-cell table:style-name="ce133" office:value-type="float" office:value="6" calcext:value-type="float">
            <text:p><text:s text:c="3"/>6</text:p>
          </table:table-cell>
          <table:table-cell table:style-name="ce166" office:value-type="float" office:value="3097" calcext:value-type="float">
            <text:p><text:s text:c="3"/>3,097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12" office:value-type="string" calcext:value-type="string">
            <text:p>男</text:p>
          </table:table-cell>
          <table:table-cell table:style-name="ce142" office:value-type="float" office:value="143384" calcext:value-type="float">
            <text:p><text:s text:c="3"/>143,384</text:p>
          </table:table-cell>
          <table:table-cell table:style-name="ce142" office:value-type="float" office:value="139047" calcext:value-type="float">
            <text:p><text:s text:c="3"/>139,047</text:p>
          </table:table-cell>
          <table:table-cell table:style-name="ce142" office:value-type="float" office:value="139001" calcext:value-type="float">
            <text:p><text:s text:c="3"/>139,001</text:p>
          </table:table-cell>
          <table:table-cell table:style-name="ce142" office:value-type="float" office:value="46" calcext:value-type="float">
            <text:p><text:s text:c="3"/>46</text:p>
          </table:table-cell>
          <table:table-cell table:style-name="ce142" office:value-type="float" office:value="766" calcext:value-type="float">
            <text:p><text:s text:c="3"/>766</text:p>
          </table:table-cell>
          <table:table-cell table:style-name="ce142" office:value-type="float" office:value="47" calcext:value-type="float">
            <text:p><text:s text:c="3"/>47</text:p>
          </table:table-cell>
          <table:table-cell table:style-name="ce142" office:value-type="float" office:value="719" calcext:value-type="float">
            <text:p><text:s text:c="3"/>719</text:p>
          </table:table-cell>
          <table:table-cell table:style-name="ce142" office:value-type="float" office:value="350" calcext:value-type="float">
            <text:p><text:s text:c="3"/>350</text:p>
          </table:table-cell>
          <table:table-cell table:style-name="ce142" office:value-type="float" office:value="13" calcext:value-type="float">
            <text:p><text:s text:c="3"/>13</text:p>
          </table:table-cell>
          <table:table-cell table:style-name="ce142" office:value-type="float" office:value="337" calcext:value-type="float">
            <text:p><text:s text:c="3"/>337</text:p>
          </table:table-cell>
          <table:table-cell table:style-name="ce142" office:value-type="float" office:value="3221" calcext:value-type="float">
            <text:p><text:s text:c="3"/>3,221</text:p>
          </table:table-cell>
          <table:table-cell table:style-name="ce142" office:value-type="float" office:value="31" calcext:value-type="float">
            <text:p><text:s text:c="3"/>31</text:p>
          </table:table-cell>
          <table:table-cell table:style-name="ce142" office:value-type="float" office:value="3190" calcext:value-type="float">
            <text:p><text:s text:c="3"/>3,190</text:p>
          </table:table-cell>
          <table:table-cell table:style-name="ce142" office:value-type="float" office:value="664" calcext:value-type="float">
            <text:p><text:s text:c="3"/>664</text:p>
          </table:table-cell>
          <table:table-cell table:style-name="ce142" office:value-type="float" office:value="26" calcext:value-type="float">
            <text:p><text:s text:c="3"/>26</text:p>
          </table:table-cell>
          <table:table-cell table:style-name="ce142" office:value-type="float" office:value="638" calcext:value-type="float">
            <text:p><text:s text:c="3"/>638</text:p>
          </table:table-cell>
          <table:table-cell table:style-name="ce142" office:value-type="float" office:value="2557" calcext:value-type="float">
            <text:p><text:s text:c="3"/>2,557</text:p>
          </table:table-cell>
          <table:table-cell table:style-name="ce142" office:value-type="float" office:value="5" calcext:value-type="float">
            <text:p><text:s text:c="3"/>5</text:p>
          </table:table-cell>
          <table:table-cell table:style-name="ce174" office:value-type="float" office:value="2552" calcext:value-type="float">
            <text:p><text:s text:c="3"/>2,552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43" office:value-type="float" office:value="143384" calcext:value-type="float">
            <text:p><text:s text:c="3"/>143,384</text:p>
          </table:table-cell>
          <table:table-cell table:style-name="ce143" office:value-type="float" office:value="127121" calcext:value-type="float">
            <text:p><text:s text:c="3"/>127,121</text:p>
          </table:table-cell>
          <table:table-cell table:style-name="ce143" office:value-type="float" office:value="127084" calcext:value-type="float">
            <text:p><text:s text:c="3"/>127,084</text:p>
          </table:table-cell>
          <table:table-cell table:style-name="ce143" office:value-type="float" office:value="37" calcext:value-type="float">
            <text:p><text:s text:c="3"/>37</text:p>
          </table:table-cell>
          <table:table-cell table:style-name="ce143" office:value-type="float" office:value="11268" calcext:value-type="float">
            <text:p><text:s text:c="3"/>11,268</text:p>
          </table:table-cell>
          <table:table-cell table:style-name="ce143" office:value-type="float" office:value="1152" calcext:value-type="float">
            <text:p><text:s text:c="3"/>1,152</text:p>
          </table:table-cell>
          <table:table-cell table:style-name="ce143" office:value-type="float" office:value="10116" calcext:value-type="float">
            <text:p><text:s text:c="3"/>10,116</text:p>
          </table:table-cell>
          <table:table-cell table:style-name="ce143" office:value-type="float" office:value="329" calcext:value-type="float">
            <text:p><text:s text:c="3"/>329</text:p>
          </table:table-cell>
          <table:table-cell table:style-name="ce143" office:value-type="float" office:value="17" calcext:value-type="float">
            <text:p><text:s text:c="3"/>17</text:p>
          </table:table-cell>
          <table:table-cell table:style-name="ce143" office:value-type="float" office:value="312" calcext:value-type="float">
            <text:p><text:s text:c="3"/>312</text:p>
          </table:table-cell>
          <table:table-cell table:style-name="ce143" office:value-type="float" office:value="4666" calcext:value-type="float">
            <text:p><text:s text:c="3"/>4,666</text:p>
          </table:table-cell>
          <table:table-cell table:style-name="ce143" office:value-type="float" office:value="919" calcext:value-type="float">
            <text:p><text:s text:c="3"/>919</text:p>
          </table:table-cell>
          <table:table-cell table:style-name="ce143" office:value-type="float" office:value="3747" calcext:value-type="float">
            <text:p><text:s text:c="3"/>3,747</text:p>
          </table:table-cell>
          <table:table-cell table:style-name="ce143" office:value-type="float" office:value="4120" calcext:value-type="float">
            <text:p><text:s text:c="3"/>4,120</text:p>
          </table:table-cell>
          <table:table-cell table:style-name="ce143" office:value-type="float" office:value="918" calcext:value-type="float">
            <text:p><text:s text:c="3"/>918</text:p>
          </table:table-cell>
          <table:table-cell table:style-name="ce143" office:value-type="float" office:value="3202" calcext:value-type="float">
            <text:p><text:s text:c="3"/>3,202</text:p>
          </table:table-cell>
          <table:table-cell table:style-name="ce143" office:value-type="float" office:value="546" calcext:value-type="float">
            <text:p><text:s text:c="3"/>546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75" office:value-type="float" office:value="545" calcext:value-type="float">
            <text:p><text:s text:c="3"/>545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30" office:value-type="string" calcext:value-type="string">
            <text:p>計</text:p>
          </table:table-cell>
          <table:table-cell table:style-name="ce144" office:value-type="float" office:value="295272" calcext:value-type="float">
            <text:p><text:s text:c="3"/>295,272</text:p>
          </table:table-cell>
          <table:table-cell table:style-name="ce144" office:value-type="float" office:value="275780" calcext:value-type="float">
            <text:p><text:s text:c="3"/>275,780</text:p>
          </table:table-cell>
          <table:table-cell table:style-name="ce144" office:value-type="float" office:value="275701" calcext:value-type="float">
            <text:p><text:s text:c="3"/>275,701</text:p>
          </table:table-cell>
          <table:table-cell table:style-name="ce144" office:value-type="float" office:value="79" calcext:value-type="float">
            <text:p><text:s text:c="3"/>79</text:p>
          </table:table-cell>
          <table:table-cell table:style-name="ce144" office:value-type="float" office:value="10829" calcext:value-type="float">
            <text:p><text:s text:c="3"/>10,829</text:p>
          </table:table-cell>
          <table:table-cell table:style-name="ce144" office:value-type="float" office:value="1151" calcext:value-type="float">
            <text:p><text:s text:c="3"/>1,151</text:p>
          </table:table-cell>
          <table:table-cell table:style-name="ce144" office:value-type="float" office:value="9678" calcext:value-type="float">
            <text:p><text:s text:c="3"/>9,678</text:p>
          </table:table-cell>
          <table:table-cell table:style-name="ce144" office:value-type="float" office:value="713" calcext:value-type="float">
            <text:p><text:s text:c="3"/>713</text:p>
          </table:table-cell>
          <table:table-cell table:style-name="ce144" office:value-type="float" office:value="27" calcext:value-type="float">
            <text:p><text:s text:c="3"/>27</text:p>
          </table:table-cell>
          <table:table-cell table:style-name="ce144" office:value-type="float" office:value="686" calcext:value-type="float">
            <text:p><text:s text:c="3"/>686</text:p>
          </table:table-cell>
          <table:table-cell table:style-name="ce144" office:value-type="float" office:value="7950" calcext:value-type="float">
            <text:p><text:s text:c="3"/>7,950</text:p>
          </table:table-cell>
          <table:table-cell table:style-name="ce144" office:value-type="float" office:value="1033" calcext:value-type="float">
            <text:p><text:s text:c="3"/>1,033</text:p>
          </table:table-cell>
          <table:table-cell table:style-name="ce144" office:value-type="float" office:value="6917" calcext:value-type="float">
            <text:p><text:s text:c="3"/>6,917</text:p>
          </table:table-cell>
          <table:table-cell table:style-name="ce144" office:value-type="float" office:value="4823" calcext:value-type="float">
            <text:p><text:s text:c="3"/>4,823</text:p>
          </table:table-cell>
          <table:table-cell table:style-name="ce144" office:value-type="float" office:value="1027" calcext:value-type="float">
            <text:p><text:s text:c="3"/>1,027</text:p>
          </table:table-cell>
          <table:table-cell table:style-name="ce144" office:value-type="float" office:value="3796" calcext:value-type="float">
            <text:p><text:s text:c="3"/>3,796</text:p>
          </table:table-cell>
          <table:table-cell table:style-name="ce144" office:value-type="float" office:value="3127" calcext:value-type="float">
            <text:p><text:s text:c="3"/>3,127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76" office:value-type="float" office:value="3121" calcext:value-type="float">
            <text:p><text:s text:c="3"/>3,121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12" office:value-type="string" calcext:value-type="string">
            <text:p>男</text:p>
          </table:table-cell>
          <table:table-cell table:style-name="ce142" office:value-type="float" office:value="147636" calcext:value-type="float">
            <text:p><text:s text:c="3"/>147,636</text:p>
          </table:table-cell>
          <table:table-cell table:style-name="ce142" office:value-type="float" office:value="143446" calcext:value-type="float">
            <text:p><text:s text:c="3"/>143,446</text:p>
          </table:table-cell>
          <table:table-cell table:style-name="ce142" office:value-type="float" office:value="143401" calcext:value-type="float">
            <text:p><text:s text:c="3"/>143,401</text:p>
          </table:table-cell>
          <table:table-cell table:style-name="ce142" office:value-type="float" office:value="45" calcext:value-type="float">
            <text:p><text:s text:c="3"/>45</text:p>
          </table:table-cell>
          <table:table-cell table:style-name="ce142" office:value-type="float" office:value="738" calcext:value-type="float">
            <text:p><text:s text:c="3"/>738</text:p>
          </table:table-cell>
          <table:table-cell table:style-name="ce142" office:value-type="float" office:value="35" calcext:value-type="float">
            <text:p><text:s text:c="3"/>35</text:p>
          </table:table-cell>
          <table:table-cell table:style-name="ce142" office:value-type="float" office:value="703" calcext:value-type="float">
            <text:p><text:s text:c="3"/>703</text:p>
          </table:table-cell>
          <table:table-cell table:style-name="ce142" office:value-type="float" office:value="336" calcext:value-type="float">
            <text:p><text:s text:c="3"/>336</text:p>
          </table:table-cell>
          <table:table-cell table:style-name="ce142" office:value-type="float" office:value="8" calcext:value-type="float">
            <text:p><text:s text:c="3"/>8</text:p>
          </table:table-cell>
          <table:table-cell table:style-name="ce142" office:value-type="float" office:value="328" calcext:value-type="float">
            <text:p><text:s text:c="3"/>328</text:p>
          </table:table-cell>
          <table:table-cell table:style-name="ce142" office:value-type="float" office:value="3116" calcext:value-type="float">
            <text:p><text:s text:c="3"/>3,116</text:p>
          </table:table-cell>
          <table:table-cell table:style-name="ce142" office:value-type="float" office:value="28" calcext:value-type="float">
            <text:p><text:s text:c="3"/>28</text:p>
          </table:table-cell>
          <table:table-cell table:style-name="ce142" office:value-type="float" office:value="3088" calcext:value-type="float">
            <text:p><text:s text:c="3"/>3,088</text:p>
          </table:table-cell>
          <table:table-cell table:style-name="ce142" office:value-type="float" office:value="616" calcext:value-type="float">
            <text:p><text:s text:c="3"/>616</text:p>
          </table:table-cell>
          <table:table-cell table:style-name="ce142" office:value-type="float" office:value="23" calcext:value-type="float">
            <text:p><text:s text:c="3"/>23</text:p>
          </table:table-cell>
          <table:table-cell table:style-name="ce142" office:value-type="float" office:value="593" calcext:value-type="float">
            <text:p><text:s text:c="3"/>593</text:p>
          </table:table-cell>
          <table:table-cell table:style-name="ce142" office:value-type="float" office:value="2500" calcext:value-type="float">
            <text:p><text:s text:c="3"/>2,500</text:p>
          </table:table-cell>
          <table:table-cell table:style-name="ce142" office:value-type="float" office:value="5" calcext:value-type="float">
            <text:p><text:s text:c="3"/>5</text:p>
          </table:table-cell>
          <table:table-cell table:style-name="ce174" office:value-type="float" office:value="2495" calcext:value-type="float">
            <text:p><text:s text:c="3"/>2,495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43" office:value-type="float" office:value="147636" calcext:value-type="float">
            <text:p><text:s text:c="3"/>147,636</text:p>
          </table:table-cell>
          <table:table-cell table:style-name="ce143" office:value-type="float" office:value="132334" calcext:value-type="float">
            <text:p><text:s text:c="3"/>132,334</text:p>
          </table:table-cell>
          <table:table-cell table:style-name="ce143" office:value-type="float" office:value="132300" calcext:value-type="float">
            <text:p><text:s text:c="3"/>132,300</text:p>
          </table:table-cell>
          <table:table-cell table:style-name="ce143" office:value-type="float" office:value="34" calcext:value-type="float">
            <text:p><text:s text:c="3"/>34</text:p>
          </table:table-cell>
          <table:table-cell table:style-name="ce143" office:value-type="float" office:value="10091" calcext:value-type="float">
            <text:p><text:s text:c="3"/>10,091</text:p>
          </table:table-cell>
          <table:table-cell table:style-name="ce143" office:value-type="float" office:value="1116" calcext:value-type="float">
            <text:p><text:s text:c="3"/>1,116</text:p>
          </table:table-cell>
          <table:table-cell table:style-name="ce143" office:value-type="float" office:value="8975" calcext:value-type="float">
            <text:p><text:s text:c="3"/>8,975</text:p>
          </table:table-cell>
          <table:table-cell table:style-name="ce143" office:value-type="float" office:value="377" calcext:value-type="float">
            <text:p><text:s text:c="3"/>377</text:p>
          </table:table-cell>
          <table:table-cell table:style-name="ce143" office:value-type="float" office:value="19" calcext:value-type="float">
            <text:p><text:s text:c="3"/>19</text:p>
          </table:table-cell>
          <table:table-cell table:style-name="ce143" office:value-type="float" office:value="358" calcext:value-type="float">
            <text:p><text:s text:c="3"/>358</text:p>
          </table:table-cell>
          <table:table-cell table:style-name="ce143" office:value-type="float" office:value="4834" calcext:value-type="float">
            <text:p><text:s text:c="3"/>4,834</text:p>
          </table:table-cell>
          <table:table-cell table:style-name="ce143" office:value-type="float" office:value="1005" calcext:value-type="float">
            <text:p><text:s text:c="3"/>1,005</text:p>
          </table:table-cell>
          <table:table-cell table:style-name="ce143" office:value-type="float" office:value="3829" calcext:value-type="float">
            <text:p><text:s text:c="3"/>3,829</text:p>
          </table:table-cell>
          <table:table-cell table:style-name="ce143" office:value-type="float" office:value="4207" calcext:value-type="float">
            <text:p><text:s text:c="3"/>4,207</text:p>
          </table:table-cell>
          <table:table-cell table:style-name="ce143" office:value-type="float" office:value="1004" calcext:value-type="float">
            <text:p><text:s text:c="3"/>1,004</text:p>
          </table:table-cell>
          <table:table-cell table:style-name="ce143" office:value-type="float" office:value="3203" calcext:value-type="float">
            <text:p><text:s text:c="3"/>3,203</text:p>
          </table:table-cell>
          <table:table-cell table:style-name="ce143" office:value-type="float" office:value="627" calcext:value-type="float">
            <text:p><text:s text:c="3"/>627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75" office:value-type="float" office:value="626" calcext:value-type="float">
            <text:p><text:s text:c="3"/>626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2月</text:span></text:p>
          </table:table-cell>
          <table:table-cell table:style-name="ce129" office:value-type="string" calcext:value-type="string">
            <text:p>計</text:p>
          </table:table-cell>
          <table:table-cell table:style-name="ce145" office:value-type="float" office:value="30944" calcext:value-type="float">
            <text:p><text:s text:c="3"/>30,944</text:p>
          </table:table-cell>
          <table:table-cell table:style-name="ce145" office:value-type="float" office:value="29238" calcext:value-type="float">
            <text:p><text:s text:c="3"/>29,238</text:p>
          </table:table-cell>
          <table:table-cell table:style-name="ce145" office:value-type="float" office:value="29227" calcext:value-type="float">
            <text:p><text:s text:c="3"/>29,227</text:p>
          </table:table-cell>
          <table:table-cell table:style-name="ce145" office:value-type="float" office:value="11" calcext:value-type="float">
            <text:p><text:s text:c="3"/>11</text:p>
          </table:table-cell>
          <table:table-cell table:style-name="ce145" office:value-type="float" office:value="872" calcext:value-type="float">
            <text:p><text:s text:c="3"/>872</text:p>
          </table:table-cell>
          <table:table-cell table:style-name="ce145" office:value-type="float" office:value="99" calcext:value-type="float">
            <text:p><text:s text:c="3"/>99</text:p>
          </table:table-cell>
          <table:table-cell table:style-name="ce145" office:value-type="float" office:value="773" calcext:value-type="float">
            <text:p><text:s text:c="3"/>773</text:p>
          </table:table-cell>
          <table:table-cell table:style-name="ce145" office:value-type="float" office:value="76" calcext:value-type="float">
            <text:p><text:s text:c="3"/>76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45" office:value-type="float" office:value="73" calcext:value-type="float">
            <text:p><text:s text:c="3"/>73</text:p>
          </table:table-cell>
          <table:table-cell table:style-name="ce145" office:value-type="float" office:value="758" calcext:value-type="float">
            <text:p><text:s text:c="3"/>758</text:p>
          </table:table-cell>
          <table:table-cell table:style-name="ce145" office:value-type="float" office:value="110" calcext:value-type="float">
            <text:p><text:s text:c="3"/>110</text:p>
          </table:table-cell>
          <table:table-cell table:style-name="ce145" office:value-type="float" office:value="648" calcext:value-type="float">
            <text:p><text:s text:c="3"/>648</text:p>
          </table:table-cell>
          <table:table-cell table:style-name="ce145" office:value-type="float" office:value="455" calcext:value-type="float">
            <text:p><text:s text:c="3"/>455</text:p>
          </table:table-cell>
          <table:table-cell table:style-name="ce145" office:value-type="float" office:value="107" calcext:value-type="float">
            <text:p><text:s text:c="3"/>107</text:p>
          </table:table-cell>
          <table:table-cell table:style-name="ce145" office:value-type="float" office:value="348" calcext:value-type="float">
            <text:p><text:s text:c="3"/>348</text:p>
          </table:table-cell>
          <table:table-cell table:style-name="ce145" office:value-type="float" office:value="303" calcext:value-type="float">
            <text:p><text:s text:c="3"/>303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77" office:value-type="float" office:value="300" calcext:value-type="float">
            <text:p><text:s text:c="3"/>300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6" office:value-type="float" office:value="15472" calcext:value-type="float">
            <text:p><text:s text:c="3"/>15,472</text:p>
          </table:table-cell>
          <table:table-cell table:style-name="ce146" office:value-type="float" office:value="15108" calcext:value-type="float">
            <text:p><text:s text:c="3"/>15,108</text:p>
          </table:table-cell>
          <table:table-cell table:style-name="ce50" office:value-type="float" office:value="15101" calcext:value-type="float">
            <text:p><text:s text:c="3"/>15,101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46" calcext:value-type="float">
            <text:p><text:s text:c="3"/>46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45" calcext:value-type="float">
            <text:p><text:s text:c="3"/>45</text:p>
          </table:table-cell>
          <table:table-cell table:style-name="ce65" office:value-type="float" office:value="29" calcext:value-type="float">
            <text:p><text:s text:c="3"/>29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54" office:value-type="float" office:value="28" calcext:value-type="float">
            <text:p><text:s text:c="3"/>28</text:p>
          </table:table-cell>
          <table:table-cell table:style-name="ce146" office:value-type="float" office:value="289" calcext:value-type="float">
            <text:p><text:s text:c="3"/>289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283" calcext:value-type="float">
            <text:p><text:s text:c="3"/>283</text:p>
          </table:table-cell>
          <table:table-cell table:style-name="ce146" office:value-type="float" office:value="55" calcext:value-type="float">
            <text:p><text:s text:c="3"/>55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46" office:value-type="float" office:value="51" calcext:value-type="float">
            <text:p><text:s text:c="3"/>51</text:p>
          </table:table-cell>
          <table:table-cell table:style-name="ce146" office:value-type="float" office:value="234" calcext:value-type="float">
            <text:p><text:s text:c="3"/>234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78" office:value-type="float" office:value="232" calcext:value-type="float">
            <text:p><text:s text:c="3"/>232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15472" calcext:value-type="float">
            <text:p><text:s text:c="3"/>15,472</text:p>
          </table:table-cell>
          <table:table-cell table:style-name="ce147" office:value-type="float" office:value="14130" calcext:value-type="float">
            <text:p><text:s text:c="3"/>14,130</text:p>
          </table:table-cell>
          <table:table-cell table:style-name="ce51" office:value-type="float" office:value="14126" calcext:value-type="float">
            <text:p><text:s text:c="3"/>14,12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826" calcext:value-type="float">
            <text:p><text:s text:c="3"/>826</text:p>
          </table:table-cell>
          <table:table-cell table:style-name="ce51" office:value-type="float" office:value="98" calcext:value-type="float">
            <text:p><text:s text:c="3"/>98</text:p>
          </table:table-cell>
          <table:table-cell table:style-name="ce51" office:value-type="float" office:value="728" calcext:value-type="float">
            <text:p><text:s text:c="3"/>728</text:p>
          </table:table-cell>
          <table:table-cell table:style-name="ce66" office:value-type="float" office:value="47" calcext:value-type="float">
            <text:p><text:s text:c="3"/>4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55" office:value-type="float" office:value="45" calcext:value-type="float">
            <text:p><text:s text:c="3"/>45</text:p>
          </table:table-cell>
          <table:table-cell table:style-name="ce147" office:value-type="float" office:value="469" calcext:value-type="float">
            <text:p><text:s text:c="3"/>469</text:p>
          </table:table-cell>
          <table:table-cell table:style-name="ce147" office:value-type="float" office:value="104" calcext:value-type="float">
            <text:p><text:s text:c="3"/>104</text:p>
          </table:table-cell>
          <table:table-cell table:style-name="ce147" office:value-type="float" office:value="365" calcext:value-type="float">
            <text:p><text:s text:c="3"/>365</text:p>
          </table:table-cell>
          <table:table-cell table:style-name="ce147" office:value-type="float" office:value="400" calcext:value-type="float">
            <text:p><text:s text:c="3"/>400</text:p>
          </table:table-cell>
          <table:table-cell table:style-name="ce147" office:value-type="float" office:value="103" calcext:value-type="float">
            <text:p><text:s text:c="3"/>103</text:p>
          </table:table-cell>
          <table:table-cell table:style-name="ce147" office:value-type="float" office:value="297" calcext:value-type="float">
            <text:p><text:s text:c="3"/>297</text:p>
          </table:table-cell>
          <table:table-cell table:style-name="ce147" office:value-type="float" office:value="69" calcext:value-type="float">
            <text:p><text:s text:c="3"/>69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79" office:value-type="float" office:value="68" calcext:value-type="float">
            <text:p><text:s text:c="3"/>68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3年</text:p>
            <text:p>截至12月止</text:p>
          </table:table-cell>
          <table:table-cell table:style-name="ce129" office:value-type="string" calcext:value-type="string">
            <text:p>計</text:p>
          </table:table-cell>
          <table:table-cell table:style-name="ce48" office:value-type="float" office:value="298574" calcext:value-type="float">
            <text:p><text:s text:c="3"/>298,574</text:p>
          </table:table-cell>
          <table:table-cell table:style-name="ce48" office:value-type="float" office:value="278873" calcext:value-type="float">
            <text:p><text:s text:c="3"/>278,873</text:p>
          </table:table-cell>
          <table:table-cell table:style-name="ce48" office:value-type="float" office:value="278762" calcext:value-type="float">
            <text:p><text:s text:c="3"/>278,762</text:p>
          </table:table-cell>
          <table:table-cell table:style-name="ce48" office:value-type="float" office:value="111" calcext:value-type="float">
            <text:p><text:s text:c="3"/>111</text:p>
          </table:table-cell>
          <table:table-cell table:style-name="ce48" office:value-type="float" office:value="10044" calcext:value-type="float">
            <text:p><text:s text:c="3"/>10,044</text:p>
          </table:table-cell>
          <table:table-cell table:style-name="ce48" office:value-type="float" office:value="1199" calcext:value-type="float">
            <text:p><text:s text:c="3"/>1,199</text:p>
          </table:table-cell>
          <table:table-cell table:style-name="ce48" office:value-type="float" office:value="8845" calcext:value-type="float">
            <text:p><text:s text:c="3"/>8,845</text:p>
          </table:table-cell>
          <table:table-cell table:style-name="ce48" office:value-type="float" office:value="942" calcext:value-type="float">
            <text:p><text:s text:c="3"/>942</text:p>
          </table:table-cell>
          <table:table-cell table:style-name="ce48" office:value-type="float" office:value="46" calcext:value-type="float">
            <text:p><text:s text:c="3"/>46</text:p>
          </table:table-cell>
          <table:table-cell table:style-name="ce48" office:value-type="float" office:value="896" calcext:value-type="float">
            <text:p><text:s text:c="3"/>896</text:p>
          </table:table-cell>
          <table:table-cell table:style-name="ce48" office:value-type="float" office:value="8715" calcext:value-type="float">
            <text:p><text:s text:c="3"/>8,715</text:p>
          </table:table-cell>
          <table:table-cell table:style-name="ce48" office:value-type="float" office:value="1258" calcext:value-type="float">
            <text:p><text:s text:c="3"/>1,258</text:p>
          </table:table-cell>
          <table:table-cell table:style-name="ce48" office:value-type="float" office:value="7457" calcext:value-type="float">
            <text:p><text:s text:c="3"/>7,457</text:p>
          </table:table-cell>
          <table:table-cell table:style-name="ce48" office:value-type="float" office:value="5466" calcext:value-type="float">
            <text:p><text:s text:c="3"/>5,466</text:p>
          </table:table-cell>
          <table:table-cell table:style-name="ce48" office:value-type="float" office:value="1249" calcext:value-type="float">
            <text:p><text:s text:c="3"/>1,249</text:p>
          </table:table-cell>
          <table:table-cell table:style-name="ce48" office:value-type="float" office:value="4217" calcext:value-type="float">
            <text:p><text:s text:c="3"/>4,217</text:p>
          </table:table-cell>
          <table:table-cell table:style-name="ce48" office:value-type="float" office:value="3249" calcext:value-type="float">
            <text:p><text:s text:c="3"/>3,249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90" office:value-type="float" office:value="3240" calcext:value-type="float">
            <text:p><text:s text:c="3"/>3,240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42" office:value-type="float" office:value="149287" calcext:value-type="float">
            <text:p><text:s text:c="3"/>149,287</text:p>
          </table:table-cell>
          <table:table-cell table:style-name="ce42" office:value-type="float" office:value="144766" calcext:value-type="float">
            <text:p><text:s text:c="3"/>144,766</text:p>
          </table:table-cell>
          <table:table-cell table:style-name="ce42" office:value-type="float" office:value="144691" calcext:value-type="float">
            <text:p><text:s text:c="3"/>144,691</text:p>
          </table:table-cell>
          <table:table-cell table:style-name="ce42" office:value-type="float" office:value="75" calcext:value-type="float">
            <text:p><text:s text:c="3"/>75</text:p>
          </table:table-cell>
          <table:table-cell table:style-name="ce42" office:value-type="float" office:value="727" calcext:value-type="float">
            <text:p><text:s text:c="3"/>727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699" calcext:value-type="float">
            <text:p><text:s text:c="3"/>699</text:p>
          </table:table-cell>
          <table:table-cell table:style-name="ce42" office:value-type="float" office:value="451" calcext:value-type="float">
            <text:p><text:s text:c="3"/>451</text:p>
          </table:table-cell>
          <table:table-cell table:style-name="ce42" office:value-type="float" office:value="21" calcext:value-type="float">
            <text:p><text:s text:c="3"/>21</text:p>
          </table:table-cell>
          <table:table-cell table:style-name="ce42" office:value-type="float" office:value="430" calcext:value-type="float">
            <text:p><text:s text:c="3"/>430</text:p>
          </table:table-cell>
          <table:table-cell table:style-name="ce42" office:value-type="float" office:value="3343" calcext:value-type="float">
            <text:p><text:s text:c="3"/>3,343</text:p>
          </table:table-cell>
          <table:table-cell table:style-name="ce42" office:value-type="float" office:value="44" calcext:value-type="float">
            <text:p><text:s text:c="3"/>44</text:p>
          </table:table-cell>
          <table:table-cell table:style-name="ce42" office:value-type="float" office:value="3299" calcext:value-type="float">
            <text:p><text:s text:c="3"/>3,299</text:p>
          </table:table-cell>
          <table:table-cell table:style-name="ce42" office:value-type="float" office:value="706" calcext:value-type="float">
            <text:p><text:s text:c="3"/>706</text:p>
          </table:table-cell>
          <table:table-cell table:style-name="ce42" office:value-type="float" office:value="39" calcext:value-type="float">
            <text:p><text:s text:c="3"/>39</text:p>
          </table:table-cell>
          <table:table-cell table:style-name="ce42" office:value-type="float" office:value="667" calcext:value-type="float">
            <text:p><text:s text:c="3"/>667</text:p>
          </table:table-cell>
          <table:table-cell table:style-name="ce42" office:value-type="float" office:value="2637" calcext:value-type="float">
            <text:p><text:s text:c="3"/>2,637</text:p>
          </table:table-cell>
          <table:table-cell table:style-name="ce42" office:value-type="float" office:value="5" calcext:value-type="float">
            <text:p><text:s text:c="3"/>5</text:p>
          </table:table-cell>
          <table:table-cell table:style-name="ce72" office:value-type="float" office:value="2632" calcext:value-type="float">
            <text:p><text:s text:c="3"/>2,632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43" office:value-type="float" office:value="149287" calcext:value-type="float">
            <text:p><text:s text:c="3"/>149,287</text:p>
          </table:table-cell>
          <table:table-cell table:style-name="ce43" office:value-type="float" office:value="134107" calcext:value-type="float">
            <text:p><text:s text:c="3"/>134,107</text:p>
          </table:table-cell>
          <table:table-cell table:style-name="ce43" office:value-type="float" office:value="134071" calcext:value-type="float">
            <text:p><text:s text:c="3"/>134,071</text:p>
          </table:table-cell>
          <table:table-cell table:style-name="ce43" office:value-type="float" office:value="36" calcext:value-type="float">
            <text:p><text:s text:c="3"/>36</text:p>
          </table:table-cell>
          <table:table-cell table:style-name="ce43" office:value-type="float" office:value="9317" calcext:value-type="float">
            <text:p><text:s text:c="3"/>9,317</text:p>
          </table:table-cell>
          <table:table-cell table:style-name="ce43" office:value-type="float" office:value="1171" calcext:value-type="float">
            <text:p><text:s text:c="3"/>1,171</text:p>
          </table:table-cell>
          <table:table-cell table:style-name="ce43" office:value-type="float" office:value="8146" calcext:value-type="float">
            <text:p><text:s text:c="3"/>8,146</text:p>
          </table:table-cell>
          <table:table-cell table:style-name="ce43" office:value-type="float" office:value="491" calcext:value-type="float">
            <text:p><text:s text:c="3"/>491</text:p>
          </table:table-cell>
          <table:table-cell table:style-name="ce43" office:value-type="float" office:value="25" calcext:value-type="float">
            <text:p><text:s text:c="3"/>25</text:p>
          </table:table-cell>
          <table:table-cell table:style-name="ce43" office:value-type="float" office:value="466" calcext:value-type="float">
            <text:p><text:s text:c="3"/>466</text:p>
          </table:table-cell>
          <table:table-cell table:style-name="ce43" office:value-type="float" office:value="5372" calcext:value-type="float">
            <text:p><text:s text:c="3"/>5,372</text:p>
          </table:table-cell>
          <table:table-cell table:style-name="ce43" office:value-type="float" office:value="1214" calcext:value-type="float">
            <text:p><text:s text:c="3"/>1,214</text:p>
          </table:table-cell>
          <table:table-cell table:style-name="ce43" office:value-type="float" office:value="4158" calcext:value-type="float">
            <text:p><text:s text:c="3"/>4,158</text:p>
          </table:table-cell>
          <table:table-cell table:style-name="ce43" office:value-type="float" office:value="4760" calcext:value-type="float">
            <text:p><text:s text:c="3"/>4,760</text:p>
          </table:table-cell>
          <table:table-cell table:style-name="ce43" office:value-type="float" office:value="1210" calcext:value-type="float">
            <text:p><text:s text:c="3"/>1,210</text:p>
          </table:table-cell>
          <table:table-cell table:style-name="ce43" office:value-type="float" office:value="3550" calcext:value-type="float">
            <text:p><text:s text:c="3"/>3,550</text:p>
          </table:table-cell>
          <table:table-cell table:style-name="ce43" office:value-type="float" office:value="612" calcext:value-type="float">
            <text:p><text:s text:c="3"/>612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73" office:value-type="float" office:value="608" calcext:value-type="float">
            <text:p><text:s text:c="3"/>608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29" office:value-type="string" calcext:value-type="string">
            <text:p>計</text:p>
          </table:table-cell>
          <table:table-cell table:style-name="ce145" office:value-type="float" office:value="32910" calcext:value-type="float">
            <text:p><text:s text:c="3"/>32,910</text:p>
          </table:table-cell>
          <table:table-cell table:style-name="ce145" office:value-type="float" office:value="31115" calcext:value-type="float">
            <text:p><text:s text:c="3"/>31,115</text:p>
          </table:table-cell>
          <table:table-cell table:style-name="ce145" office:value-type="float" office:value="31108" calcext:value-type="float">
            <text:p><text:s text:c="3"/>31,108</text:p>
          </table:table-cell>
          <table:table-cell table:style-name="ce145" office:value-type="float" office:value="7" calcext:value-type="float">
            <text:p><text:s text:c="3"/>7</text:p>
          </table:table-cell>
          <table:table-cell table:style-name="ce145" office:value-type="float" office:value="1035" calcext:value-type="float">
            <text:p><text:s text:c="3"/>1,035</text:p>
          </table:table-cell>
          <table:table-cell table:style-name="ce145" office:value-type="float" office:value="96" calcext:value-type="float">
            <text:p><text:s text:c="3"/>96</text:p>
          </table:table-cell>
          <table:table-cell table:style-name="ce145" office:value-type="float" office:value="939" calcext:value-type="float">
            <text:p><text:s text:c="3"/>939</text:p>
          </table:table-cell>
          <table:table-cell table:style-name="ce145" office:value-type="float" office:value="60" calcext:value-type="float">
            <text:p><text:s text:c="3"/>60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58" calcext:value-type="float">
            <text:p><text:s text:c="3"/>58</text:p>
          </table:table-cell>
          <table:table-cell table:style-name="ce145" office:value-type="float" office:value="700" calcext:value-type="float">
            <text:p><text:s text:c="3"/>700</text:p>
          </table:table-cell>
          <table:table-cell table:style-name="ce145" office:value-type="float" office:value="110" calcext:value-type="float">
            <text:p><text:s text:c="3"/>110</text:p>
          </table:table-cell>
          <table:table-cell table:style-name="ce145" office:value-type="float" office:value="590" calcext:value-type="float">
            <text:p><text:s text:c="3"/>590</text:p>
          </table:table-cell>
          <table:table-cell table:style-name="ce145" office:value-type="float" office:value="418" calcext:value-type="float">
            <text:p><text:s text:c="3"/>418</text:p>
          </table:table-cell>
          <table:table-cell table:style-name="ce145" office:value-type="float" office:value="110" calcext:value-type="float">
            <text:p><text:s text:c="3"/>110</text:p>
          </table:table-cell>
          <table:table-cell table:style-name="ce145" office:value-type="float" office:value="308" calcext:value-type="float">
            <text:p><text:s text:c="3"/>308</text:p>
          </table:table-cell>
          <table:table-cell table:style-name="ce145" office:value-type="float" office:value="282" calcext:value-type="float">
            <text:p><text:s text:c="3"/>282</text:p>
          </table:table-cell>
          <table:table-cell table:style-name="ce145" office:value-type="float" office:value="0" calcext:value-type="float">
            <text:p>—</text:p>
          </table:table-cell>
          <table:table-cell table:style-name="ce177" office:value-type="float" office:value="282" calcext:value-type="float">
            <text:p><text:s text:c="3"/>282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6" office:value-type="float" office:value="16455" calcext:value-type="float">
            <text:p><text:s text:c="3"/>16,455</text:p>
          </table:table-cell>
          <table:table-cell table:style-name="ce146" office:value-type="float" office:value="16081" calcext:value-type="float">
            <text:p><text:s text:c="3"/>16,081</text:p>
          </table:table-cell>
          <table:table-cell table:style-name="ce50" office:value-type="float" office:value="16076" calcext:value-type="float">
            <text:p><text:s text:c="3"/>16,0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65" calcext:value-type="float">
            <text:p><text:s text:c="3"/>65</text:p>
          </table:table-cell>
          <table:table-cell table:style-name="ce65" office:value-type="float" office:value="31" calcext:value-type="float">
            <text:p><text:s text:c="3"/>31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54" office:value-type="float" office:value="29" calcext:value-type="float">
            <text:p><text:s text:c="3"/>29</text:p>
          </table:table-cell>
          <table:table-cell table:style-name="ce146" office:value-type="float" office:value="274" calcext:value-type="float">
            <text:p><text:s text:c="3"/>274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272" calcext:value-type="float">
            <text:p><text:s text:c="3"/>272</text:p>
          </table:table-cell>
          <table:table-cell table:style-name="ce146" office:value-type="float" office:value="50" calcext:value-type="float">
            <text:p><text:s text:c="3"/>50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48" calcext:value-type="float">
            <text:p><text:s text:c="3"/>48</text:p>
          </table:table-cell>
          <table:table-cell table:style-name="ce146" office:value-type="float" office:value="224" calcext:value-type="float">
            <text:p><text:s text:c="3"/>224</text:p>
          </table:table-cell>
          <table:table-cell table:style-name="ce146" office:value-type="float" office:value="0" calcext:value-type="float">
            <text:p>—</text:p>
          </table:table-cell>
          <table:table-cell table:style-name="ce178" office:value-type="float" office:value="224" calcext:value-type="float">
            <text:p><text:s text:c="3"/>224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16455" calcext:value-type="float">
            <text:p><text:s text:c="3"/>16,455</text:p>
          </table:table-cell>
          <table:table-cell table:style-name="ce147" office:value-type="float" office:value="15034" calcext:value-type="float">
            <text:p><text:s text:c="3"/>15,034</text:p>
          </table:table-cell>
          <table:table-cell table:style-name="ce51" office:value-type="float" office:value="15032" calcext:value-type="float">
            <text:p><text:s text:c="3"/>15,032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966" calcext:value-type="float">
            <text:p><text:s text:c="3"/>966</text:p>
          </table:table-cell>
          <table:table-cell table:style-name="ce51" office:value-type="float" office:value="92" calcext:value-type="float">
            <text:p><text:s text:c="3"/>92</text:p>
          </table:table-cell>
          <table:table-cell table:style-name="ce51" office:value-type="float" office:value="874" calcext:value-type="float">
            <text:p><text:s text:c="3"/>874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51" office:value-type="float" office:value="0" calcext:value-type="float">
            <text:p>—</text:p>
          </table:table-cell>
          <table:table-cell table:style-name="ce155" office:value-type="float" office:value="29" calcext:value-type="float">
            <text:p><text:s text:c="3"/>29</text:p>
          </table:table-cell>
          <table:table-cell table:style-name="ce147" office:value-type="float" office:value="426" calcext:value-type="float">
            <text:p><text:s text:c="3"/>426</text:p>
          </table:table-cell>
          <table:table-cell table:style-name="ce147" office:value-type="float" office:value="108" calcext:value-type="float">
            <text:p><text:s text:c="3"/>108</text:p>
          </table:table-cell>
          <table:table-cell table:style-name="ce147" office:value-type="float" office:value="318" calcext:value-type="float">
            <text:p><text:s text:c="3"/>318</text:p>
          </table:table-cell>
          <table:table-cell table:style-name="ce147" office:value-type="float" office:value="368" calcext:value-type="float">
            <text:p><text:s text:c="3"/>368</text:p>
          </table:table-cell>
          <table:table-cell table:style-name="ce147" office:value-type="float" office:value="108" calcext:value-type="float">
            <text:p><text:s text:c="3"/>108</text:p>
          </table:table-cell>
          <table:table-cell table:style-name="ce147" office:value-type="float" office:value="260" calcext:value-type="float">
            <text:p><text:s text:c="3"/>260</text:p>
          </table:table-cell>
          <table:table-cell table:style-name="ce147" office:value-type="float" office:value="58" calcext:value-type="float">
            <text:p><text:s text:c="3"/>58</text:p>
          </table:table-cell>
          <table:table-cell table:style-name="ce147" office:value-type="float" office:value="0" calcext:value-type="float">
            <text:p>—</text:p>
          </table:table-cell>
          <table:table-cell table:style-name="ce179" office:value-type="float" office:value="58" calcext:value-type="float">
            <text:p><text:s text:c="3"/>58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31" office:value-type="string" calcext:value-type="string">
            <text:p>計</text:p>
          </table:table-cell>
          <table:table-cell table:style-name="ce145" office:value-type="float" office:value="19232" calcext:value-type="float">
            <text:p><text:s text:c="3"/>19,232</text:p>
          </table:table-cell>
          <table:table-cell table:style-name="ce145" office:value-type="float" office:value="17811" calcext:value-type="float">
            <text:p><text:s text:c="3"/>17,811</text:p>
          </table:table-cell>
          <table:table-cell table:style-name="ce145" office:value-type="float" office:value="17790" calcext:value-type="float">
            <text:p><text:s text:c="3"/>17,790</text:p>
          </table:table-cell>
          <table:table-cell table:style-name="ce145" office:value-type="float" office:value="21" calcext:value-type="float">
            <text:p><text:s text:c="3"/>21</text:p>
          </table:table-cell>
          <table:table-cell table:style-name="ce145" office:value-type="float" office:value="791" calcext:value-type="float">
            <text:p><text:s text:c="3"/>791</text:p>
          </table:table-cell>
          <table:table-cell table:style-name="ce145" office:value-type="float" office:value="85" calcext:value-type="float">
            <text:p><text:s text:c="3"/>85</text:p>
          </table:table-cell>
          <table:table-cell table:style-name="ce145" office:value-type="float" office:value="706" calcext:value-type="float">
            <text:p><text:s text:c="3"/>706</text:p>
          </table:table-cell>
          <table:table-cell table:style-name="ce145" office:value-type="float" office:value="62" calcext:value-type="float">
            <text:p><text:s text:c="3"/>62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60" calcext:value-type="float">
            <text:p><text:s text:c="3"/>60</text:p>
          </table:table-cell>
          <table:table-cell table:style-name="ce145" office:value-type="float" office:value="568" calcext:value-type="float">
            <text:p><text:s text:c="3"/>568</text:p>
          </table:table-cell>
          <table:table-cell table:style-name="ce145" office:value-type="float" office:value="80" calcext:value-type="float">
            <text:p><text:s text:c="3"/>80</text:p>
          </table:table-cell>
          <table:table-cell table:style-name="ce145" office:value-type="float" office:value="488" calcext:value-type="float">
            <text:p><text:s text:c="3"/>488</text:p>
          </table:table-cell>
          <table:table-cell table:style-name="ce145" office:value-type="float" office:value="300" calcext:value-type="float">
            <text:p><text:s text:c="3"/>300</text:p>
          </table:table-cell>
          <table:table-cell table:style-name="ce145" office:value-type="float" office:value="79" calcext:value-type="float">
            <text:p><text:s text:c="3"/>79</text:p>
          </table:table-cell>
          <table:table-cell table:style-name="ce145" office:value-type="float" office:value="221" calcext:value-type="float">
            <text:p><text:s text:c="3"/>221</text:p>
          </table:table-cell>
          <table:table-cell table:style-name="ce145" office:value-type="float" office:value="268" calcext:value-type="float">
            <text:p><text:s text:c="3"/>268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77" office:value-type="float" office:value="267" calcext:value-type="float">
            <text:p><text:s text:c="3"/>267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6" office:value-type="float" office:value="9616" calcext:value-type="float">
            <text:p><text:s text:c="3"/>9,616</text:p>
          </table:table-cell>
          <table:table-cell table:style-name="ce146" office:value-type="float" office:value="9252" calcext:value-type="float">
            <text:p><text:s text:c="3"/>9,252</text:p>
          </table:table-cell>
          <table:table-cell table:style-name="ce50" office:value-type="float" office:value="9239" calcext:value-type="float">
            <text:p><text:s text:c="3"/>9,239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51" calcext:value-type="float">
            <text:p><text:s text:c="3"/>51</text:p>
          </table:table-cell>
          <table:table-cell table:style-name="ce65" office:value-type="float" office:value="34" calcext:value-type="float">
            <text:p><text:s text:c="3"/>34</text:p>
          </table:table-cell>
          <table:table-cell table:style-name="ce50" office:value-type="float" office:value="0" calcext:value-type="float">
            <text:p>—</text:p>
          </table:table-cell>
          <table:table-cell table:style-name="ce154" office:value-type="float" office:value="34" calcext:value-type="float">
            <text:p><text:s text:c="3"/>34</text:p>
          </table:table-cell>
          <table:table-cell table:style-name="ce146" office:value-type="float" office:value="273" calcext:value-type="float">
            <text:p><text:s text:c="3"/>273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272" calcext:value-type="float">
            <text:p><text:s text:c="3"/>272</text:p>
          </table:table-cell>
          <table:table-cell table:style-name="ce146" office:value-type="float" office:value="50" calcext:value-type="float">
            <text:p><text:s text:c="3"/>50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49" calcext:value-type="float">
            <text:p><text:s text:c="3"/>49</text:p>
          </table:table-cell>
          <table:table-cell table:style-name="ce146" office:value-type="float" office:value="223" calcext:value-type="float">
            <text:p><text:s text:c="3"/>223</text:p>
          </table:table-cell>
          <table:table-cell table:style-name="ce146" office:value-type="float" office:value="0" calcext:value-type="float">
            <text:p>—</text:p>
          </table:table-cell>
          <table:table-cell table:style-name="ce178" office:value-type="float" office:value="223" calcext:value-type="float">
            <text:p><text:s text:c="3"/>223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9616" calcext:value-type="float">
            <text:p><text:s text:c="3"/>9,616</text:p>
          </table:table-cell>
          <table:table-cell table:style-name="ce147" office:value-type="float" office:value="8559" calcext:value-type="float">
            <text:p><text:s text:c="3"/>8,559</text:p>
          </table:table-cell>
          <table:table-cell table:style-name="ce51" office:value-type="float" office:value="8551" calcext:value-type="float">
            <text:p><text:s text:c="3"/>8,551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34" calcext:value-type="float">
            <text:p><text:s text:c="3"/>734</text:p>
          </table:table-cell>
          <table:table-cell table:style-name="ce51" office:value-type="float" office:value="79" calcext:value-type="float">
            <text:p><text:s text:c="3"/>79</text:p>
          </table:table-cell>
          <table:table-cell table:style-name="ce51" office:value-type="float" office:value="655" calcext:value-type="float">
            <text:p><text:s text:c="3"/>655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55" office:value-type="float" office:value="26" calcext:value-type="float">
            <text:p><text:s text:c="3"/>26</text:p>
          </table:table-cell>
          <table:table-cell table:style-name="ce147" office:value-type="float" office:value="295" calcext:value-type="float">
            <text:p><text:s text:c="3"/>295</text:p>
          </table:table-cell>
          <table:table-cell table:style-name="ce147" office:value-type="float" office:value="79" calcext:value-type="float">
            <text:p><text:s text:c="3"/>79</text:p>
          </table:table-cell>
          <table:table-cell table:style-name="ce147" office:value-type="float" office:value="216" calcext:value-type="float">
            <text:p><text:s text:c="3"/>216</text:p>
          </table:table-cell>
          <table:table-cell table:style-name="ce147" office:value-type="float" office:value="250" calcext:value-type="float">
            <text:p><text:s text:c="3"/>250</text:p>
          </table:table-cell>
          <table:table-cell table:style-name="ce147" office:value-type="float" office:value="78" calcext:value-type="float">
            <text:p><text:s text:c="3"/>78</text:p>
          </table:table-cell>
          <table:table-cell table:style-name="ce147" office:value-type="float" office:value="172" calcext:value-type="float">
            <text:p><text:s text:c="3"/>172</text:p>
          </table:table-cell>
          <table:table-cell table:style-name="ce147" office:value-type="float" office:value="45" calcext:value-type="float">
            <text:p><text:s text:c="3"/>45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79" office:value-type="float" office:value="44" calcext:value-type="float">
            <text:p><text:s text:c="3"/>44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5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31" office:value-type="string" calcext:value-type="string">
            <text:p>計</text:p>
          </table:table-cell>
          <table:table-cell table:style-name="ce145" office:value-type="float" office:value="26000" calcext:value-type="float">
            <text:p><text:s text:c="3"/>26,000</text:p>
          </table:table-cell>
          <table:table-cell table:style-name="ce145" office:value-type="float" office:value="24273" calcext:value-type="float">
            <text:p><text:s text:c="3"/>24,273</text:p>
          </table:table-cell>
          <table:table-cell table:style-name="ce145" office:value-type="float" office:value="24258" calcext:value-type="float">
            <text:p><text:s text:c="3"/>24,258</text:p>
          </table:table-cell>
          <table:table-cell table:style-name="ce145" office:value-type="float" office:value="15" calcext:value-type="float">
            <text:p><text:s text:c="3"/>15</text:p>
          </table:table-cell>
          <table:table-cell table:style-name="ce145" office:value-type="float" office:value="821" calcext:value-type="float">
            <text:p><text:s text:c="3"/>821</text:p>
          </table:table-cell>
          <table:table-cell table:style-name="ce145" office:value-type="float" office:value="107" calcext:value-type="float">
            <text:p><text:s text:c="3"/>107</text:p>
          </table:table-cell>
          <table:table-cell table:style-name="ce145" office:value-type="float" office:value="714" calcext:value-type="float">
            <text:p><text:s text:c="3"/>714</text:p>
          </table:table-cell>
          <table:table-cell table:style-name="ce145" office:value-type="float" office:value="88" calcext:value-type="float">
            <text:p><text:s text:c="3"/>88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45" office:value-type="float" office:value="82" calcext:value-type="float">
            <text:p><text:s text:c="3"/>82</text:p>
          </table:table-cell>
          <table:table-cell table:style-name="ce145" office:value-type="float" office:value="818" calcext:value-type="float">
            <text:p><text:s text:c="3"/>818</text:p>
          </table:table-cell>
          <table:table-cell table:style-name="ce145" office:value-type="float" office:value="121" calcext:value-type="float">
            <text:p><text:s text:c="3"/>121</text:p>
          </table:table-cell>
          <table:table-cell table:style-name="ce145" office:value-type="float" office:value="697" calcext:value-type="float">
            <text:p><text:s text:c="3"/>697</text:p>
          </table:table-cell>
          <table:table-cell table:style-name="ce145" office:value-type="float" office:value="519" calcext:value-type="float">
            <text:p><text:s text:c="3"/>519</text:p>
          </table:table-cell>
          <table:table-cell table:style-name="ce145" office:value-type="float" office:value="121" calcext:value-type="float">
            <text:p><text:s text:c="3"/>121</text:p>
          </table:table-cell>
          <table:table-cell table:style-name="ce145" office:value-type="float" office:value="398" calcext:value-type="float">
            <text:p><text:s text:c="3"/>398</text:p>
          </table:table-cell>
          <table:table-cell table:style-name="ce145" office:value-type="float" office:value="299" calcext:value-type="float">
            <text:p><text:s text:c="3"/>299</text:p>
          </table:table-cell>
          <table:table-cell table:style-name="ce145" office:value-type="float" office:value="0" calcext:value-type="float">
            <text:p>—</text:p>
          </table:table-cell>
          <table:table-cell table:style-name="ce177" office:value-type="float" office:value="299" calcext:value-type="float">
            <text:p><text:s text:c="3"/>299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6" office:value-type="float" office:value="13000" calcext:value-type="float">
            <text:p><text:s text:c="3"/>13,000</text:p>
          </table:table-cell>
          <table:table-cell table:style-name="ce146" office:value-type="float" office:value="12614" calcext:value-type="float">
            <text:p><text:s text:c="3"/>12,614</text:p>
          </table:table-cell>
          <table:table-cell table:style-name="ce50" office:value-type="float" office:value="12605" calcext:value-type="float">
            <text:p><text:s text:c="3"/>12,605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54" calcext:value-type="float">
            <text:p><text:s text:c="3"/>54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53" calcext:value-type="float">
            <text:p><text:s text:c="3"/>53</text:p>
          </table:table-cell>
          <table:table-cell table:style-name="ce65" office:value-type="float" office:value="40" calcext:value-type="float">
            <text:p><text:s text:c="3"/>40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154" office:value-type="float" office:value="36" calcext:value-type="float">
            <text:p><text:s text:c="3"/>36</text:p>
          </table:table-cell>
          <table:table-cell table:style-name="ce146" office:value-type="float" office:value="292" calcext:value-type="float">
            <text:p><text:s text:c="3"/>292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290" calcext:value-type="float">
            <text:p><text:s text:c="3"/>290</text:p>
          </table:table-cell>
          <table:table-cell table:style-name="ce146" office:value-type="float" office:value="56" calcext:value-type="float">
            <text:p><text:s text:c="3"/>56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54" calcext:value-type="float">
            <text:p><text:s text:c="3"/>54</text:p>
          </table:table-cell>
          <table:table-cell table:style-name="ce146" office:value-type="float" office:value="236" calcext:value-type="float">
            <text:p><text:s text:c="3"/>236</text:p>
          </table:table-cell>
          <table:table-cell table:style-name="ce146" office:value-type="float" office:value="0" calcext:value-type="float">
            <text:p>—</text:p>
          </table:table-cell>
          <table:table-cell table:style-name="ce178" office:value-type="float" office:value="236" calcext:value-type="float">
            <text:p><text:s text:c="3"/>236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13000" calcext:value-type="float">
            <text:p><text:s text:c="3"/>13,000</text:p>
          </table:table-cell>
          <table:table-cell table:style-name="ce147" office:value-type="float" office:value="11659" calcext:value-type="float">
            <text:p><text:s text:c="3"/>11,659</text:p>
          </table:table-cell>
          <table:table-cell table:style-name="ce51" office:value-type="float" office:value="11653" calcext:value-type="float">
            <text:p><text:s text:c="3"/>11,653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767" calcext:value-type="float">
            <text:p><text:s text:c="3"/>767</text:p>
          </table:table-cell>
          <table:table-cell table:style-name="ce51" office:value-type="float" office:value="106" calcext:value-type="float">
            <text:p><text:s text:c="3"/>106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66" office:value-type="float" office:value="48" calcext:value-type="float">
            <text:p><text:s text:c="3"/>48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55" office:value-type="float" office:value="46" calcext:value-type="float">
            <text:p><text:s text:c="3"/>46</text:p>
          </table:table-cell>
          <table:table-cell table:style-name="ce147" office:value-type="float" office:value="526" calcext:value-type="float">
            <text:p><text:s text:c="3"/>526</text:p>
          </table:table-cell>
          <table:table-cell table:style-name="ce147" office:value-type="float" office:value="119" calcext:value-type="float">
            <text:p><text:s text:c="3"/>119</text:p>
          </table:table-cell>
          <table:table-cell table:style-name="ce147" office:value-type="float" office:value="407" calcext:value-type="float">
            <text:p><text:s text:c="3"/>407</text:p>
          </table:table-cell>
          <table:table-cell table:style-name="ce147" office:value-type="float" office:value="463" calcext:value-type="float">
            <text:p><text:s text:c="3"/>463</text:p>
          </table:table-cell>
          <table:table-cell table:style-name="ce147" office:value-type="float" office:value="119" calcext:value-type="float">
            <text:p><text:s text:c="3"/>119</text:p>
          </table:table-cell>
          <table:table-cell table:style-name="ce147" office:value-type="float" office:value="344" calcext:value-type="float">
            <text:p><text:s text:c="3"/>344</text:p>
          </table:table-cell>
          <table:table-cell table:style-name="ce147" office:value-type="float" office:value="63" calcext:value-type="float">
            <text:p><text:s text:c="3"/>63</text:p>
          </table:table-cell>
          <table:table-cell table:style-name="ce147" office:value-type="float" office:value="0" calcext:value-type="float">
            <text:p>—</text:p>
          </table:table-cell>
          <table:table-cell table:style-name="ce179" office:value-type="float" office:value="63" calcext:value-type="float">
            <text:p><text:s text:c="3"/>63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29" office:value-type="string" calcext:value-type="string">
            <text:p>計</text:p>
          </table:table-cell>
          <table:table-cell table:style-name="ce145" office:value-type="float" office:value="19414" calcext:value-type="float">
            <text:p><text:s text:c="3"/>19,414</text:p>
          </table:table-cell>
          <table:table-cell table:style-name="ce145" office:value-type="float" office:value="17806" calcext:value-type="float">
            <text:p><text:s text:c="3"/>17,806</text:p>
          </table:table-cell>
          <table:table-cell table:style-name="ce145" office:value-type="float" office:value="17799" calcext:value-type="float">
            <text:p><text:s text:c="3"/>17,799</text:p>
          </table:table-cell>
          <table:table-cell table:style-name="ce145" office:value-type="float" office:value="7" calcext:value-type="float">
            <text:p><text:s text:c="3"/>7</text:p>
          </table:table-cell>
          <table:table-cell table:style-name="ce145" office:value-type="float" office:value="817" calcext:value-type="float">
            <text:p><text:s text:c="3"/>817</text:p>
          </table:table-cell>
          <table:table-cell table:style-name="ce145" office:value-type="float" office:value="86" calcext:value-type="float">
            <text:p><text:s text:c="3"/>86</text:p>
          </table:table-cell>
          <table:table-cell table:style-name="ce145" office:value-type="float" office:value="731" calcext:value-type="float">
            <text:p><text:s text:c="3"/>731</text:p>
          </table:table-cell>
          <table:table-cell table:style-name="ce145" office:value-type="float" office:value="75" calcext:value-type="float">
            <text:p><text:s text:c="3"/>75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45" office:value-type="float" office:value="72" calcext:value-type="float">
            <text:p><text:s text:c="3"/>72</text:p>
          </table:table-cell>
          <table:table-cell table:style-name="ce145" office:value-type="float" office:value="716" calcext:value-type="float">
            <text:p><text:s text:c="3"/>716</text:p>
          </table:table-cell>
          <table:table-cell table:style-name="ce145" office:value-type="float" office:value="97" calcext:value-type="float">
            <text:p><text:s text:c="3"/>97</text:p>
          </table:table-cell>
          <table:table-cell table:style-name="ce145" office:value-type="float" office:value="619" calcext:value-type="float">
            <text:p><text:s text:c="3"/>619</text:p>
          </table:table-cell>
          <table:table-cell table:style-name="ce145" office:value-type="float" office:value="451" calcext:value-type="float">
            <text:p><text:s text:c="3"/>451</text:p>
          </table:table-cell>
          <table:table-cell table:style-name="ce145" office:value-type="float" office:value="96" calcext:value-type="float">
            <text:p><text:s text:c="3"/>96</text:p>
          </table:table-cell>
          <table:table-cell table:style-name="ce145" office:value-type="float" office:value="355" calcext:value-type="float">
            <text:p><text:s text:c="3"/>355</text:p>
          </table:table-cell>
          <table:table-cell table:style-name="ce145" office:value-type="float" office:value="265" calcext:value-type="float">
            <text:p><text:s text:c="3"/>265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77" office:value-type="float" office:value="264" calcext:value-type="float">
            <text:p><text:s text:c="3"/>264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6" office:value-type="float" office:value="9707" calcext:value-type="float">
            <text:p><text:s text:c="3"/>9,707</text:p>
          </table:table-cell>
          <table:table-cell table:style-name="ce146" office:value-type="float" office:value="9332" calcext:value-type="float">
            <text:p><text:s text:c="3"/>9,332</text:p>
          </table:table-cell>
          <table:table-cell table:style-name="ce50" office:value-type="float" office:value="9327" calcext:value-type="float">
            <text:p><text:s text:c="3"/>9,327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51" calcext:value-type="float">
            <text:p><text:s text:c="3"/>51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51" calcext:value-type="float">
            <text:p><text:s text:c="3"/>51</text:p>
          </table:table-cell>
          <table:table-cell table:style-name="ce65" office:value-type="float" office:value="38" calcext:value-type="float">
            <text:p><text:s text:c="3"/>38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54" office:value-type="float" office:value="37" calcext:value-type="float">
            <text:p><text:s text:c="3"/>37</text:p>
          </table:table-cell>
          <table:table-cell table:style-name="ce146" office:value-type="float" office:value="286" calcext:value-type="float">
            <text:p><text:s text:c="3"/>286</text:p>
          </table:table-cell>
          <table:table-cell table:style-name="ce146" office:value-type="float" office:value="7" calcext:value-type="float">
            <text:p><text:s text:c="3"/>7</text:p>
          </table:table-cell>
          <table:table-cell table:style-name="ce146" office:value-type="float" office:value="279" calcext:value-type="float">
            <text:p><text:s text:c="3"/>279</text:p>
          </table:table-cell>
          <table:table-cell table:style-name="ce146" office:value-type="float" office:value="59" calcext:value-type="float">
            <text:p><text:s text:c="3"/>59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53" calcext:value-type="float">
            <text:p><text:s text:c="3"/>53</text:p>
          </table:table-cell>
          <table:table-cell table:style-name="ce146" office:value-type="float" office:value="227" calcext:value-type="float">
            <text:p><text:s text:c="3"/>227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78" office:value-type="float" office:value="226" calcext:value-type="float">
            <text:p><text:s text:c="3"/>226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9707" calcext:value-type="float">
            <text:p><text:s text:c="3"/>9,707</text:p>
          </table:table-cell>
          <table:table-cell table:style-name="ce147" office:value-type="float" office:value="8474" calcext:value-type="float">
            <text:p><text:s text:c="3"/>8,474</text:p>
          </table:table-cell>
          <table:table-cell table:style-name="ce51" office:value-type="float" office:value="8472" calcext:value-type="float">
            <text:p><text:s text:c="3"/>8,472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766" calcext:value-type="float">
            <text:p><text:s text:c="3"/>766</text:p>
          </table:table-cell>
          <table:table-cell table:style-name="ce51" office:value-type="float" office:value="86" calcext:value-type="float">
            <text:p><text:s text:c="3"/>86</text:p>
          </table:table-cell>
          <table:table-cell table:style-name="ce51" office:value-type="float" office:value="680" calcext:value-type="float">
            <text:p><text:s text:c="3"/>680</text:p>
          </table:table-cell>
          <table:table-cell table:style-name="ce66" office:value-type="float" office:value="37" calcext:value-type="float">
            <text:p><text:s text:c="3"/>3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55" office:value-type="float" office:value="35" calcext:value-type="float">
            <text:p><text:s text:c="3"/>35</text:p>
          </table:table-cell>
          <table:table-cell table:style-name="ce147" office:value-type="float" office:value="430" calcext:value-type="float">
            <text:p><text:s text:c="3"/>430</text:p>
          </table:table-cell>
          <table:table-cell table:style-name="ce147" office:value-type="float" office:value="90" calcext:value-type="float">
            <text:p><text:s text:c="3"/>90</text:p>
          </table:table-cell>
          <table:table-cell table:style-name="ce147" office:value-type="float" office:value="340" calcext:value-type="float">
            <text:p><text:s text:c="3"/>340</text:p>
          </table:table-cell>
          <table:table-cell table:style-name="ce147" office:value-type="float" office:value="392" calcext:value-type="float">
            <text:p><text:s text:c="3"/>392</text:p>
          </table:table-cell>
          <table:table-cell table:style-name="ce147" office:value-type="float" office:value="90" calcext:value-type="float">
            <text:p><text:s text:c="3"/>90</text:p>
          </table:table-cell>
          <table:table-cell table:style-name="ce147" office:value-type="float" office:value="302" calcext:value-type="float">
            <text:p><text:s text:c="3"/>302</text:p>
          </table:table-cell>
          <table:table-cell table:style-name="ce147" office:value-type="float" office:value="38" calcext:value-type="float">
            <text:p><text:s text:c="3"/>38</text:p>
          </table:table-cell>
          <table:table-cell table:style-name="ce147" office:value-type="float" office:value="0" calcext:value-type="float">
            <text:p>—</text:p>
          </table:table-cell>
          <table:table-cell table:style-name="ce179" office:value-type="float" office:value="38" calcext:value-type="float">
            <text:p><text:s text:c="3"/>38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29" office:value-type="string" calcext:value-type="string">
            <text:p>計</text:p>
          </table:table-cell>
          <table:table-cell table:style-name="ce145" office:value-type="float" office:value="36616" calcext:value-type="float">
            <text:p><text:s text:c="3"/>36,616</text:p>
          </table:table-cell>
          <table:table-cell table:style-name="ce145" office:value-type="float" office:value="34973" calcext:value-type="float">
            <text:p><text:s text:c="3"/>34,973</text:p>
          </table:table-cell>
          <table:table-cell table:style-name="ce145" office:value-type="float" office:value="34960" calcext:value-type="float">
            <text:p><text:s text:c="3"/>34,960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814" calcext:value-type="float">
            <text:p><text:s text:c="3"/>814</text:p>
          </table:table-cell>
          <table:table-cell table:style-name="ce145" office:value-type="float" office:value="129" calcext:value-type="float">
            <text:p><text:s text:c="3"/>129</text:p>
          </table:table-cell>
          <table:table-cell table:style-name="ce145" office:value-type="float" office:value="685" calcext:value-type="float">
            <text:p><text:s text:c="3"/>685</text:p>
          </table:table-cell>
          <table:table-cell table:style-name="ce145" office:value-type="float" office:value="94" calcext:value-type="float">
            <text:p><text:s text:c="3"/>94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89" calcext:value-type="float">
            <text:p><text:s text:c="3"/>89</text:p>
          </table:table-cell>
          <table:table-cell table:style-name="ce145" office:value-type="float" office:value="735" calcext:value-type="float">
            <text:p><text:s text:c="3"/>735</text:p>
          </table:table-cell>
          <table:table-cell table:style-name="ce145" office:value-type="float" office:value="111" calcext:value-type="float">
            <text:p><text:s text:c="3"/>111</text:p>
          </table:table-cell>
          <table:table-cell table:style-name="ce145" office:value-type="float" office:value="624" calcext:value-type="float">
            <text:p><text:s text:c="3"/>624</text:p>
          </table:table-cell>
          <table:table-cell table:style-name="ce145" office:value-type="float" office:value="468" calcext:value-type="float">
            <text:p><text:s text:c="3"/>468</text:p>
          </table:table-cell>
          <table:table-cell table:style-name="ce145" office:value-type="float" office:value="111" calcext:value-type="float">
            <text:p><text:s text:c="3"/>111</text:p>
          </table:table-cell>
          <table:table-cell table:style-name="ce145" office:value-type="float" office:value="357" calcext:value-type="float">
            <text:p><text:s text:c="3"/>357</text:p>
          </table:table-cell>
          <table:table-cell table:style-name="ce145" office:value-type="float" office:value="267" calcext:value-type="float">
            <text:p><text:s text:c="3"/>267</text:p>
          </table:table-cell>
          <table:table-cell table:style-name="ce145" office:value-type="float" office:value="0" calcext:value-type="float">
            <text:p>—</text:p>
          </table:table-cell>
          <table:table-cell table:style-name="ce177" office:value-type="float" office:value="267" calcext:value-type="float">
            <text:p><text:s text:c="3"/>267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6" office:value-type="float" office:value="18308" calcext:value-type="float">
            <text:p><text:s text:c="3"/>18,308</text:p>
          </table:table-cell>
          <table:table-cell table:style-name="ce146" office:value-type="float" office:value="17957" calcext:value-type="float">
            <text:p><text:s text:c="3"/>17,957</text:p>
          </table:table-cell>
          <table:table-cell table:style-name="ce50" office:value-type="float" office:value="17946" calcext:value-type="float">
            <text:p><text:s text:c="3"/>17,946</text:p>
          </table:table-cell>
          <table:table-cell table:style-name="ce50" office:value-type="float" office:value="11" calcext:value-type="float">
            <text:p><text:s text:c="3"/>11</text:p>
          </table:table-cell>
          <table:table-cell table:style-name="ce50" office:value-type="float" office:value="41" calcext:value-type="float">
            <text:p><text:s text:c="3"/>41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39" calcext:value-type="float">
            <text:p><text:s text:c="3"/>39</text:p>
          </table:table-cell>
          <table:table-cell table:style-name="ce65" office:value-type="float" office:value="39" calcext:value-type="float">
            <text:p><text:s text:c="3"/>39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54" office:value-type="float" office:value="36" calcext:value-type="float">
            <text:p><text:s text:c="3"/>36</text:p>
          </table:table-cell>
          <table:table-cell table:style-name="ce146" office:value-type="float" office:value="271" calcext:value-type="float">
            <text:p><text:s text:c="3"/>271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268" calcext:value-type="float">
            <text:p><text:s text:c="3"/>268</text:p>
          </table:table-cell>
          <table:table-cell table:style-name="ce146" office:value-type="float" office:value="62" calcext:value-type="float">
            <text:p><text:s text:c="3"/>62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59" calcext:value-type="float">
            <text:p><text:s text:c="3"/>59</text:p>
          </table:table-cell>
          <table:table-cell table:style-name="ce146" office:value-type="float" office:value="209" calcext:value-type="float">
            <text:p><text:s text:c="3"/>209</text:p>
          </table:table-cell>
          <table:table-cell table:style-name="ce146" office:value-type="float" office:value="0" calcext:value-type="float">
            <text:p>—</text:p>
          </table:table-cell>
          <table:table-cell table:style-name="ce178" office:value-type="float" office:value="209" calcext:value-type="float">
            <text:p><text:s text:c="3"/>209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18308" calcext:value-type="float">
            <text:p><text:s text:c="3"/>18,308</text:p>
          </table:table-cell>
          <table:table-cell table:style-name="ce147" office:value-type="float" office:value="17016" calcext:value-type="float">
            <text:p><text:s text:c="3"/>17,016</text:p>
          </table:table-cell>
          <table:table-cell table:style-name="ce51" office:value-type="float" office:value="17014" calcext:value-type="float">
            <text:p><text:s text:c="3"/>17,01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773" calcext:value-type="float">
            <text:p><text:s text:c="3"/>773</text:p>
          </table:table-cell>
          <table:table-cell table:style-name="ce51" office:value-type="float" office:value="127" calcext:value-type="float">
            <text:p><text:s text:c="3"/>127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55" office:value-type="float" office:value="53" calcext:value-type="float">
            <text:p><text:s text:c="3"/>53</text:p>
          </table:table-cell>
          <table:table-cell table:style-name="ce147" office:value-type="float" office:value="464" calcext:value-type="float">
            <text:p><text:s text:c="3"/>464</text:p>
          </table:table-cell>
          <table:table-cell table:style-name="ce147" office:value-type="float" office:value="108" calcext:value-type="float">
            <text:p><text:s text:c="3"/>108</text:p>
          </table:table-cell>
          <table:table-cell table:style-name="ce147" office:value-type="float" office:value="356" calcext:value-type="float">
            <text:p><text:s text:c="3"/>356</text:p>
          </table:table-cell>
          <table:table-cell table:style-name="ce147" office:value-type="float" office:value="406" calcext:value-type="float">
            <text:p><text:s text:c="3"/>406</text:p>
          </table:table-cell>
          <table:table-cell table:style-name="ce147" office:value-type="float" office:value="108" calcext:value-type="float">
            <text:p><text:s text:c="3"/>108</text:p>
          </table:table-cell>
          <table:table-cell table:style-name="ce147" office:value-type="float" office:value="298" calcext:value-type="float">
            <text:p><text:s text:c="3"/>298</text:p>
          </table:table-cell>
          <table:table-cell table:style-name="ce147" office:value-type="float" office:value="58" calcext:value-type="float">
            <text:p><text:s text:c="3"/>58</text:p>
          </table:table-cell>
          <table:table-cell table:style-name="ce147" office:value-type="float" office:value="0" calcext:value-type="float">
            <text:p>—</text:p>
          </table:table-cell>
          <table:table-cell table:style-name="ce179" office:value-type="float" office:value="58" calcext:value-type="float">
            <text:p><text:s text:c="3"/>58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29" office:value-type="string" calcext:value-type="string">
            <text:p>計</text:p>
          </table:table-cell>
          <table:table-cell table:style-name="ce145" office:value-type="float" office:value="24690" calcext:value-type="float">
            <text:p><text:s text:c="3"/>24,690</text:p>
          </table:table-cell>
          <table:table-cell table:style-name="ce145" office:value-type="float" office:value="23141" calcext:value-type="float">
            <text:p><text:s text:c="3"/>23,141</text:p>
          </table:table-cell>
          <table:table-cell table:style-name="ce145" office:value-type="float" office:value="23136" calcext:value-type="float">
            <text:p><text:s text:c="3"/>23,136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747" calcext:value-type="float">
            <text:p><text:s text:c="3"/>747</text:p>
          </table:table-cell>
          <table:table-cell table:style-name="ce145" office:value-type="float" office:value="78" calcext:value-type="float">
            <text:p><text:s text:c="3"/>78</text:p>
          </table:table-cell>
          <table:table-cell table:style-name="ce145" office:value-type="float" office:value="669" calcext:value-type="float">
            <text:p><text:s text:c="3"/>669</text:p>
          </table:table-cell>
          <table:table-cell table:style-name="ce145" office:value-type="float" office:value="60" calcext:value-type="float">
            <text:p><text:s text:c="3"/>60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58" calcext:value-type="float">
            <text:p><text:s text:c="3"/>58</text:p>
          </table:table-cell>
          <table:table-cell table:style-name="ce145" office:value-type="float" office:value="742" calcext:value-type="float">
            <text:p><text:s text:c="3"/>742</text:p>
          </table:table-cell>
          <table:table-cell table:style-name="ce145" office:value-type="float" office:value="112" calcext:value-type="float">
            <text:p><text:s text:c="3"/>112</text:p>
          </table:table-cell>
          <table:table-cell table:style-name="ce145" office:value-type="float" office:value="630" calcext:value-type="float">
            <text:p><text:s text:c="3"/>630</text:p>
          </table:table-cell>
          <table:table-cell table:style-name="ce145" office:value-type="float" office:value="492" calcext:value-type="float">
            <text:p><text:s text:c="3"/>492</text:p>
          </table:table-cell>
          <table:table-cell table:style-name="ce145" office:value-type="float" office:value="110" calcext:value-type="float">
            <text:p><text:s text:c="3"/>110</text:p>
          </table:table-cell>
          <table:table-cell table:style-name="ce145" office:value-type="float" office:value="382" calcext:value-type="float">
            <text:p><text:s text:c="3"/>382</text:p>
          </table:table-cell>
          <table:table-cell table:style-name="ce145" office:value-type="float" office:value="250" calcext:value-type="float">
            <text:p><text:s text:c="3"/>250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77" office:value-type="float" office:value="248" calcext:value-type="float">
            <text:p><text:s text:c="3"/>248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6" office:value-type="float" office:value="12345" calcext:value-type="float">
            <text:p><text:s text:c="3"/>12,345</text:p>
          </table:table-cell>
          <table:table-cell table:style-name="ce146" office:value-type="float" office:value="12003" calcext:value-type="float">
            <text:p><text:s text:c="3"/>12,003</text:p>
          </table:table-cell>
          <table:table-cell table:style-name="ce50" office:value-type="float" office:value="11999" calcext:value-type="float">
            <text:p><text:s text:c="3"/>11,999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65" office:value-type="float" office:value="27" calcext:value-type="float">
            <text:p><text:s text:c="3"/>27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54" office:value-type="float" office:value="26" calcext:value-type="float">
            <text:p><text:s text:c="3"/>26</text:p>
          </table:table-cell>
          <table:table-cell table:style-name="ce146" office:value-type="float" office:value="253" calcext:value-type="float">
            <text:p><text:s text:c="3"/>253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251" calcext:value-type="float">
            <text:p><text:s text:c="3"/>251</text:p>
          </table:table-cell>
          <table:table-cell table:style-name="ce146" office:value-type="float" office:value="54" calcext:value-type="float">
            <text:p><text:s text:c="3"/>54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53" calcext:value-type="float">
            <text:p><text:s text:c="3"/>53</text:p>
          </table:table-cell>
          <table:table-cell table:style-name="ce146" office:value-type="float" office:value="199" calcext:value-type="float">
            <text:p><text:s text:c="3"/>199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78" office:value-type="float" office:value="198" calcext:value-type="float">
            <text:p><text:s text:c="3"/>198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12345" calcext:value-type="float">
            <text:p><text:s text:c="3"/>12,345</text:p>
          </table:table-cell>
          <table:table-cell table:style-name="ce147" office:value-type="float" office:value="11138" calcext:value-type="float">
            <text:p><text:s text:c="3"/>11,138</text:p>
          </table:table-cell>
          <table:table-cell table:style-name="ce51" office:value-type="float" office:value="11137" calcext:value-type="float">
            <text:p><text:s text:c="3"/>11,13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685" calcext:value-type="float">
            <text:p><text:s text:c="3"/>685</text:p>
          </table:table-cell>
          <table:table-cell table:style-name="ce51" office:value-type="float" office:value="77" calcext:value-type="float">
            <text:p><text:s text:c="3"/>77</text:p>
          </table:table-cell>
          <table:table-cell table:style-name="ce51" office:value-type="float" office:value="608" calcext:value-type="float">
            <text:p><text:s text:c="3"/>608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55" office:value-type="float" office:value="32" calcext:value-type="float">
            <text:p><text:s text:c="3"/>32</text:p>
          </table:table-cell>
          <table:table-cell table:style-name="ce147" office:value-type="float" office:value="489" calcext:value-type="float">
            <text:p><text:s text:c="3"/>489</text:p>
          </table:table-cell>
          <table:table-cell table:style-name="ce147" office:value-type="float" office:value="110" calcext:value-type="float">
            <text:p><text:s text:c="3"/>110</text:p>
          </table:table-cell>
          <table:table-cell table:style-name="ce147" office:value-type="float" office:value="379" calcext:value-type="float">
            <text:p><text:s text:c="3"/>379</text:p>
          </table:table-cell>
          <table:table-cell table:style-name="ce147" office:value-type="float" office:value="438" calcext:value-type="float">
            <text:p><text:s text:c="3"/>438</text:p>
          </table:table-cell>
          <table:table-cell table:style-name="ce147" office:value-type="float" office:value="109" calcext:value-type="float">
            <text:p><text:s text:c="3"/>109</text:p>
          </table:table-cell>
          <table:table-cell table:style-name="ce147" office:value-type="float" office:value="329" calcext:value-type="float">
            <text:p><text:s text:c="3"/>329</text:p>
          </table:table-cell>
          <table:table-cell table:style-name="ce147" office:value-type="float" office:value="51" calcext:value-type="float">
            <text:p><text:s text:c="3"/>51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79" office:value-type="float" office:value="50" calcext:value-type="float">
            <text:p><text:s text:c="3"/>50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29" office:value-type="string" calcext:value-type="string">
            <text:p>計</text:p>
          </table:table-cell>
          <table:table-cell table:style-name="ce145" office:value-type="float" office:value="19950" calcext:value-type="float">
            <text:p><text:s text:c="3"/>19,950</text:p>
          </table:table-cell>
          <table:table-cell table:style-name="ce145" office:value-type="float" office:value="18333" calcext:value-type="float">
            <text:p><text:s text:c="3"/>18,333</text:p>
          </table:table-cell>
          <table:table-cell table:style-name="ce145" office:value-type="float" office:value="18326" calcext:value-type="float">
            <text:p><text:s text:c="3"/>18,326</text:p>
          </table:table-cell>
          <table:table-cell table:style-name="ce145" office:value-type="float" office:value="7" calcext:value-type="float">
            <text:p><text:s text:c="3"/>7</text:p>
          </table:table-cell>
          <table:table-cell table:style-name="ce145" office:value-type="float" office:value="803" calcext:value-type="float">
            <text:p><text:s text:c="3"/>803</text:p>
          </table:table-cell>
          <table:table-cell table:style-name="ce145" office:value-type="float" office:value="87" calcext:value-type="float">
            <text:p><text:s text:c="3"/>87</text:p>
          </table:table-cell>
          <table:table-cell table:style-name="ce145" office:value-type="float" office:value="716" calcext:value-type="float">
            <text:p><text:s text:c="3"/>716</text:p>
          </table:table-cell>
          <table:table-cell table:style-name="ce145" office:value-type="float" office:value="91" calcext:value-type="float">
            <text:p><text:s text:c="3"/>91</text:p>
          </table:table-cell>
          <table:table-cell table:style-name="ce145" office:value-type="float" office:value="7" calcext:value-type="float">
            <text:p><text:s text:c="3"/>7</text:p>
          </table:table-cell>
          <table:table-cell table:style-name="ce145" office:value-type="float" office:value="84" calcext:value-type="float">
            <text:p><text:s text:c="3"/>84</text:p>
          </table:table-cell>
          <table:table-cell table:style-name="ce145" office:value-type="float" office:value="723" calcext:value-type="float">
            <text:p><text:s text:c="3"/>723</text:p>
          </table:table-cell>
          <table:table-cell table:style-name="ce145" office:value-type="float" office:value="107" calcext:value-type="float">
            <text:p><text:s text:c="3"/>107</text:p>
          </table:table-cell>
          <table:table-cell table:style-name="ce145" office:value-type="float" office:value="616" calcext:value-type="float">
            <text:p><text:s text:c="3"/>616</text:p>
          </table:table-cell>
          <table:table-cell table:style-name="ce145" office:value-type="float" office:value="453" calcext:value-type="float">
            <text:p><text:s text:c="3"/>453</text:p>
          </table:table-cell>
          <table:table-cell table:style-name="ce145" office:value-type="float" office:value="107" calcext:value-type="float">
            <text:p><text:s text:c="3"/>107</text:p>
          </table:table-cell>
          <table:table-cell table:style-name="ce145" office:value-type="float" office:value="346" calcext:value-type="float">
            <text:p><text:s text:c="3"/>346</text:p>
          </table:table-cell>
          <table:table-cell table:style-name="ce145" office:value-type="float" office:value="270" calcext:value-type="float">
            <text:p><text:s text:c="3"/>270</text:p>
          </table:table-cell>
          <table:table-cell table:style-name="ce145" office:value-type="float" office:value="0" calcext:value-type="float">
            <text:p>—</text:p>
          </table:table-cell>
          <table:table-cell table:style-name="ce177" office:value-type="float" office:value="270" calcext:value-type="float">
            <text:p><text:s text:c="3"/>270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6" office:value-type="float" office:value="9975" calcext:value-type="float">
            <text:p><text:s text:c="3"/>9,975</text:p>
          </table:table-cell>
          <table:table-cell table:style-name="ce146" office:value-type="float" office:value="9570" calcext:value-type="float">
            <text:p><text:s text:c="3"/>9,570</text:p>
          </table:table-cell>
          <table:table-cell table:style-name="ce50" office:value-type="float" office:value="9566" calcext:value-type="float">
            <text:p><text:s text:c="3"/>9,566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65" calcext:value-type="float">
            <text:p><text:s text:c="3"/>65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65" office:value-type="float" office:value="40" calcext:value-type="float">
            <text:p><text:s text:c="3"/>40</text:p>
          </table:table-cell>
          <table:table-cell table:style-name="ce50" office:value-type="float" office:value="0" calcext:value-type="float">
            <text:p>—</text:p>
          </table:table-cell>
          <table:table-cell table:style-name="ce154" office:value-type="float" office:value="40" calcext:value-type="float">
            <text:p><text:s text:c="3"/>40</text:p>
          </table:table-cell>
          <table:table-cell table:style-name="ce146" office:value-type="float" office:value="300" calcext:value-type="float">
            <text:p><text:s text:c="3"/>300</text:p>
          </table:table-cell>
          <table:table-cell table:style-name="ce146" office:value-type="float" office:value="5" calcext:value-type="float">
            <text:p><text:s text:c="3"/>5</text:p>
          </table:table-cell>
          <table:table-cell table:style-name="ce146" office:value-type="float" office:value="295" calcext:value-type="float">
            <text:p><text:s text:c="3"/>295</text:p>
          </table:table-cell>
          <table:table-cell table:style-name="ce146" office:value-type="float" office:value="69" calcext:value-type="float">
            <text:p><text:s text:c="3"/>69</text:p>
          </table:table-cell>
          <table:table-cell table:style-name="ce146" office:value-type="float" office:value="5" calcext:value-type="float">
            <text:p><text:s text:c="3"/>5</text:p>
          </table:table-cell>
          <table:table-cell table:style-name="ce146" office:value-type="float" office:value="64" calcext:value-type="float">
            <text:p><text:s text:c="3"/>64</text:p>
          </table:table-cell>
          <table:table-cell table:style-name="ce146" office:value-type="float" office:value="231" calcext:value-type="float">
            <text:p><text:s text:c="3"/>231</text:p>
          </table:table-cell>
          <table:table-cell table:style-name="ce146" office:value-type="float" office:value="0" calcext:value-type="float">
            <text:p>—</text:p>
          </table:table-cell>
          <table:table-cell table:style-name="ce178" office:value-type="float" office:value="231" calcext:value-type="float">
            <text:p><text:s text:c="3"/>231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9975" calcext:value-type="float">
            <text:p><text:s text:c="3"/>9,975</text:p>
          </table:table-cell>
          <table:table-cell table:style-name="ce147" office:value-type="float" office:value="8763" calcext:value-type="float">
            <text:p><text:s text:c="3"/>8,763</text:p>
          </table:table-cell>
          <table:table-cell table:style-name="ce51" office:value-type="float" office:value="8760" calcext:value-type="float">
            <text:p><text:s text:c="3"/>8,760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738" calcext:value-type="float">
            <text:p><text:s text:c="3"/>73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654" calcext:value-type="float">
            <text:p><text:s text:c="3"/>654</text:p>
          </table:table-cell>
          <table:table-cell table:style-name="ce66" office:value-type="float" office:value="51" calcext:value-type="float">
            <text:p><text:s text:c="3"/>5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155" office:value-type="float" office:value="44" calcext:value-type="float">
            <text:p><text:s text:c="3"/>44</text:p>
          </table:table-cell>
          <table:table-cell table:style-name="ce147" office:value-type="float" office:value="423" calcext:value-type="float">
            <text:p><text:s text:c="3"/>423</text:p>
          </table:table-cell>
          <table:table-cell table:style-name="ce147" office:value-type="float" office:value="102" calcext:value-type="float">
            <text:p><text:s text:c="3"/>102</text:p>
          </table:table-cell>
          <table:table-cell table:style-name="ce147" office:value-type="float" office:value="321" calcext:value-type="float">
            <text:p><text:s text:c="3"/>321</text:p>
          </table:table-cell>
          <table:table-cell table:style-name="ce147" office:value-type="float" office:value="384" calcext:value-type="float">
            <text:p><text:s text:c="3"/>384</text:p>
          </table:table-cell>
          <table:table-cell table:style-name="ce147" office:value-type="float" office:value="102" calcext:value-type="float">
            <text:p><text:s text:c="3"/>102</text:p>
          </table:table-cell>
          <table:table-cell table:style-name="ce147" office:value-type="float" office:value="282" calcext:value-type="float">
            <text:p><text:s text:c="3"/>282</text:p>
          </table:table-cell>
          <table:table-cell table:style-name="ce147" office:value-type="float" office:value="39" calcext:value-type="float">
            <text:p><text:s text:c="3"/>39</text:p>
          </table:table-cell>
          <table:table-cell table:style-name="ce147" office:value-type="float" office:value="0" calcext:value-type="float">
            <text:p>—</text:p>
          </table:table-cell>
          <table:table-cell table:style-name="ce179" office:value-type="float" office:value="39" calcext:value-type="float">
            <text:p><text:s text:c="3"/>39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29" office:value-type="string" calcext:value-type="string">
            <text:p>計</text:p>
          </table:table-cell>
          <table:table-cell table:style-name="ce145" office:value-type="float" office:value="11638" calcext:value-type="float">
            <text:p><text:s text:c="3"/>11,638</text:p>
          </table:table-cell>
          <table:table-cell table:style-name="ce145" office:value-type="float" office:value="10173" calcext:value-type="float">
            <text:p><text:s text:c="3"/>10,173</text:p>
          </table:table-cell>
          <table:table-cell table:style-name="ce145" office:value-type="float" office:value="10165" calcext:value-type="float">
            <text:p><text:s text:c="3"/>10,165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738" calcext:value-type="float">
            <text:p><text:s text:c="3"/>738</text:p>
          </table:table-cell>
          <table:table-cell table:style-name="ce145" office:value-type="float" office:value="70" calcext:value-type="float">
            <text:p><text:s text:c="3"/>70</text:p>
          </table:table-cell>
          <table:table-cell table:style-name="ce145" office:value-type="float" office:value="668" calcext:value-type="float">
            <text:p><text:s text:c="3"/>668</text:p>
          </table:table-cell>
          <table:table-cell table:style-name="ce145" office:value-type="float" office:value="71" calcext:value-type="float">
            <text:p><text:s text:c="3"/>71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70" calcext:value-type="float">
            <text:p><text:s text:c="3"/>70</text:p>
          </table:table-cell>
          <table:table-cell table:style-name="ce145" office:value-type="float" office:value="656" calcext:value-type="float">
            <text:p><text:s text:c="3"/>656</text:p>
          </table:table-cell>
          <table:table-cell table:style-name="ce145" office:value-type="float" office:value="67" calcext:value-type="float">
            <text:p><text:s text:c="3"/>67</text:p>
          </table:table-cell>
          <table:table-cell table:style-name="ce145" office:value-type="float" office:value="589" calcext:value-type="float">
            <text:p><text:s text:c="3"/>589</text:p>
          </table:table-cell>
          <table:table-cell table:style-name="ce145" office:value-type="float" office:value="412" calcext:value-type="float">
            <text:p><text:s text:c="3"/>412</text:p>
          </table:table-cell>
          <table:table-cell table:style-name="ce145" office:value-type="float" office:value="67" calcext:value-type="float">
            <text:p><text:s text:c="3"/>67</text:p>
          </table:table-cell>
          <table:table-cell table:style-name="ce145" office:value-type="float" office:value="345" calcext:value-type="float">
            <text:p><text:s text:c="3"/>345</text:p>
          </table:table-cell>
          <table:table-cell table:style-name="ce145" office:value-type="float" office:value="244" calcext:value-type="float">
            <text:p><text:s text:c="3"/>244</text:p>
          </table:table-cell>
          <table:table-cell table:style-name="ce145" office:value-type="float" office:value="0" calcext:value-type="float">
            <text:p>—</text:p>
          </table:table-cell>
          <table:table-cell table:style-name="ce177" office:value-type="float" office:value="244" calcext:value-type="float">
            <text:p><text:s text:c="3"/>244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6" office:value-type="float" office:value="5819" calcext:value-type="float">
            <text:p><text:s text:c="3"/>5,819</text:p>
          </table:table-cell>
          <table:table-cell table:style-name="ce146" office:value-type="float" office:value="5496" calcext:value-type="float">
            <text:p><text:s text:c="3"/>5,496</text:p>
          </table:table-cell>
          <table:table-cell table:style-name="ce50" office:value-type="float" office:value="5492" calcext:value-type="float">
            <text:p><text:s text:c="3"/>5,492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47" calcext:value-type="float">
            <text:p><text:s text:c="3"/>47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46" calcext:value-type="float">
            <text:p><text:s text:c="3"/>46</text:p>
          </table:table-cell>
          <table:table-cell table:style-name="ce65" office:value-type="float" office:value="28" calcext:value-type="float">
            <text:p><text:s text:c="3"/>28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54" office:value-type="float" office:value="27" calcext:value-type="float">
            <text:p><text:s text:c="3"/>27</text:p>
          </table:table-cell>
          <table:table-cell table:style-name="ce146" office:value-type="float" office:value="248" calcext:value-type="float">
            <text:p><text:s text:c="3"/>248</text:p>
          </table:table-cell>
          <table:table-cell table:style-name="ce146" office:value-type="float" office:value="0" calcext:value-type="float">
            <text:p>—</text:p>
          </table:table-cell>
          <table:table-cell table:style-name="ce146" office:value-type="float" office:value="248" calcext:value-type="float">
            <text:p><text:s text:c="3"/>248</text:p>
          </table:table-cell>
          <table:table-cell table:style-name="ce146" office:value-type="float" office:value="49" calcext:value-type="float">
            <text:p><text:s text:c="3"/>49</text:p>
          </table:table-cell>
          <table:table-cell table:style-name="ce146" office:value-type="float" office:value="0" calcext:value-type="float">
            <text:p>—</text:p>
          </table:table-cell>
          <table:table-cell table:style-name="ce146" office:value-type="float" office:value="49" calcext:value-type="float">
            <text:p><text:s text:c="3"/>49</text:p>
          </table:table-cell>
          <table:table-cell table:style-name="ce146" office:value-type="float" office:value="199" calcext:value-type="float">
            <text:p><text:s text:c="3"/>199</text:p>
          </table:table-cell>
          <table:table-cell table:style-name="ce146" office:value-type="float" office:value="0" calcext:value-type="float">
            <text:p>—</text:p>
          </table:table-cell>
          <table:table-cell table:style-name="ce178" office:value-type="float" office:value="199" calcext:value-type="float">
            <text:p><text:s text:c="3"/>199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5819" calcext:value-type="float">
            <text:p><text:s text:c="3"/>5,819</text:p>
          </table:table-cell>
          <table:table-cell table:style-name="ce147" office:value-type="float" office:value="4677" calcext:value-type="float">
            <text:p><text:s text:c="3"/>4,677</text:p>
          </table:table-cell>
          <table:table-cell table:style-name="ce51" office:value-type="float" office:value="4673" calcext:value-type="float">
            <text:p><text:s text:c="3"/>4,673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91" calcext:value-type="float">
            <text:p><text:s text:c="3"/>691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622" calcext:value-type="float">
            <text:p><text:s text:c="3"/>622</text:p>
          </table:table-cell>
          <table:table-cell table:style-name="ce66" office:value-type="float" office:value="43" calcext:value-type="float">
            <text:p><text:s text:c="3"/>43</text:p>
          </table:table-cell>
          <table:table-cell table:style-name="ce51" office:value-type="float" office:value="0" calcext:value-type="float">
            <text:p>—</text:p>
          </table:table-cell>
          <table:table-cell table:style-name="ce155" office:value-type="float" office:value="43" calcext:value-type="float">
            <text:p><text:s text:c="3"/>43</text:p>
          </table:table-cell>
          <table:table-cell table:style-name="ce147" office:value-type="float" office:value="408" calcext:value-type="float">
            <text:p><text:s text:c="3"/>408</text:p>
          </table:table-cell>
          <table:table-cell table:style-name="ce147" office:value-type="float" office:value="67" calcext:value-type="float">
            <text:p><text:s text:c="3"/>67</text:p>
          </table:table-cell>
          <table:table-cell table:style-name="ce147" office:value-type="float" office:value="341" calcext:value-type="float">
            <text:p><text:s text:c="3"/>341</text:p>
          </table:table-cell>
          <table:table-cell table:style-name="ce147" office:value-type="float" office:value="363" calcext:value-type="float">
            <text:p><text:s text:c="3"/>363</text:p>
          </table:table-cell>
          <table:table-cell table:style-name="ce147" office:value-type="float" office:value="67" calcext:value-type="float">
            <text:p><text:s text:c="3"/>67</text:p>
          </table:table-cell>
          <table:table-cell table:style-name="ce147" office:value-type="float" office:value="296" calcext:value-type="float">
            <text:p><text:s text:c="3"/>296</text:p>
          </table:table-cell>
          <table:table-cell table:style-name="ce147" office:value-type="float" office:value="45" calcext:value-type="float">
            <text:p><text:s text:c="3"/>45</text:p>
          </table:table-cell>
          <table:table-cell table:style-name="ce147" office:value-type="float" office:value="0" calcext:value-type="float">
            <text:p>—</text:p>
          </table:table-cell>
          <table:table-cell table:style-name="ce179" office:value-type="float" office:value="45" calcext:value-type="float">
            <text:p><text:s text:c="3"/>45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29" office:value-type="string" calcext:value-type="string">
            <text:p>計</text:p>
          </table:table-cell>
          <table:table-cell table:style-name="ce145" office:value-type="float" office:value="27674" calcext:value-type="float">
            <text:p><text:s text:c="3"/>27,674</text:p>
          </table:table-cell>
          <table:table-cell table:style-name="ce145" office:value-type="float" office:value="25915" calcext:value-type="float">
            <text:p><text:s text:c="3"/>25,915</text:p>
          </table:table-cell>
          <table:table-cell table:style-name="ce145" office:value-type="float" office:value="25909" calcext:value-type="float">
            <text:p><text:s text:c="3"/>25,909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45" office:value-type="float" office:value="963" calcext:value-type="float">
            <text:p><text:s text:c="3"/>963</text:p>
          </table:table-cell>
          <table:table-cell table:style-name="ce145" office:value-type="float" office:value="127" calcext:value-type="float">
            <text:p><text:s text:c="3"/>127</text:p>
          </table:table-cell>
          <table:table-cell table:style-name="ce145" office:value-type="float" office:value="836" calcext:value-type="float">
            <text:p><text:s text:c="3"/>836</text:p>
          </table:table-cell>
          <table:table-cell table:style-name="ce145" office:value-type="float" office:value="96" calcext:value-type="float">
            <text:p><text:s text:c="3"/>96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45" office:value-type="float" office:value="87" calcext:value-type="float">
            <text:p><text:s text:c="3"/>87</text:p>
          </table:table-cell>
          <table:table-cell table:style-name="ce145" office:value-type="float" office:value="700" calcext:value-type="float">
            <text:p><text:s text:c="3"/>700</text:p>
          </table:table-cell>
          <table:table-cell table:style-name="ce145" office:value-type="float" office:value="101" calcext:value-type="float">
            <text:p><text:s text:c="3"/>101</text:p>
          </table:table-cell>
          <table:table-cell table:style-name="ce145" office:value-type="float" office:value="599" calcext:value-type="float">
            <text:p><text:s text:c="3"/>599</text:p>
          </table:table-cell>
          <table:table-cell table:style-name="ce145" office:value-type="float" office:value="452" calcext:value-type="float">
            <text:p><text:s text:c="3"/>452</text:p>
          </table:table-cell>
          <table:table-cell table:style-name="ce145" office:value-type="float" office:value="101" calcext:value-type="float">
            <text:p><text:s text:c="3"/>101</text:p>
          </table:table-cell>
          <table:table-cell table:style-name="ce145" office:value-type="float" office:value="351" calcext:value-type="float">
            <text:p><text:s text:c="3"/>351</text:p>
          </table:table-cell>
          <table:table-cell table:style-name="ce145" office:value-type="float" office:value="248" calcext:value-type="float">
            <text:p><text:s text:c="3"/>248</text:p>
          </table:table-cell>
          <table:table-cell table:style-name="ce145" office:value-type="float" office:value="0" calcext:value-type="float">
            <text:p>—</text:p>
          </table:table-cell>
          <table:table-cell table:style-name="ce177" office:value-type="float" office:value="248" calcext:value-type="float">
            <text:p><text:s text:c="3"/>248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6" office:value-type="float" office:value="13837" calcext:value-type="float">
            <text:p><text:s text:c="3"/>13,837</text:p>
          </table:table-cell>
          <table:table-cell table:style-name="ce146" office:value-type="float" office:value="13458" calcext:value-type="float">
            <text:p><text:s text:c="3"/>13,458</text:p>
          </table:table-cell>
          <table:table-cell table:style-name="ce50" office:value-type="float" office:value="13455" calcext:value-type="float">
            <text:p><text:s text:c="3"/>13,455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72" calcext:value-type="float">
            <text:p><text:s text:c="3"/>72</text:p>
          </table:table-cell>
          <table:table-cell table:style-name="ce65" office:value-type="float" office:value="41" calcext:value-type="float">
            <text:p><text:s text:c="3"/>41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154" office:value-type="float" office:value="36" calcext:value-type="float">
            <text:p><text:s text:c="3"/>36</text:p>
          </table:table-cell>
          <table:table-cell table:style-name="ce146" office:value-type="float" office:value="263" calcext:value-type="float">
            <text:p><text:s text:c="3"/>263</text:p>
          </table:table-cell>
          <table:table-cell table:style-name="ce146" office:value-type="float" office:value="5" calcext:value-type="float">
            <text:p><text:s text:c="3"/>5</text:p>
          </table:table-cell>
          <table:table-cell table:style-name="ce146" office:value-type="float" office:value="258" calcext:value-type="float">
            <text:p><text:s text:c="3"/>258</text:p>
          </table:table-cell>
          <table:table-cell table:style-name="ce146" office:value-type="float" office:value="61" calcext:value-type="float">
            <text:p><text:s text:c="3"/>61</text:p>
          </table:table-cell>
          <table:table-cell table:style-name="ce146" office:value-type="float" office:value="5" calcext:value-type="float">
            <text:p><text:s text:c="3"/>5</text:p>
          </table:table-cell>
          <table:table-cell table:style-name="ce146" office:value-type="float" office:value="56" calcext:value-type="float">
            <text:p><text:s text:c="3"/>56</text:p>
          </table:table-cell>
          <table:table-cell table:style-name="ce146" office:value-type="float" office:value="202" calcext:value-type="float">
            <text:p><text:s text:c="3"/>202</text:p>
          </table:table-cell>
          <table:table-cell table:style-name="ce146" office:value-type="float" office:value="0" calcext:value-type="float">
            <text:p>—</text:p>
          </table:table-cell>
          <table:table-cell table:style-name="ce178" office:value-type="float" office:value="202" calcext:value-type="float">
            <text:p><text:s text:c="3"/>202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13837" calcext:value-type="float">
            <text:p><text:s text:c="3"/>13,837</text:p>
          </table:table-cell>
          <table:table-cell table:style-name="ce147" office:value-type="float" office:value="12457" calcext:value-type="float">
            <text:p><text:s text:c="3"/>12,457</text:p>
          </table:table-cell>
          <table:table-cell table:style-name="ce51" office:value-type="float" office:value="12454" calcext:value-type="float">
            <text:p><text:s text:c="3"/>12,45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888" calcext:value-type="float">
            <text:p><text:s text:c="3"/>888</text:p>
          </table:table-cell>
          <table:table-cell table:style-name="ce51" office:value-type="float" office:value="124" calcext:value-type="float">
            <text:p><text:s text:c="3"/>124</text:p>
          </table:table-cell>
          <table:table-cell table:style-name="ce51" office:value-type="float" office:value="764" calcext:value-type="float">
            <text:p><text:s text:c="3"/>764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55" office:value-type="float" office:value="51" calcext:value-type="float">
            <text:p><text:s text:c="3"/>51</text:p>
          </table:table-cell>
          <table:table-cell table:style-name="ce147" office:value-type="float" office:value="437" calcext:value-type="float">
            <text:p><text:s text:c="3"/>437</text:p>
          </table:table-cell>
          <table:table-cell table:style-name="ce147" office:value-type="float" office:value="96" calcext:value-type="float">
            <text:p><text:s text:c="3"/>96</text:p>
          </table:table-cell>
          <table:table-cell table:style-name="ce147" office:value-type="float" office:value="341" calcext:value-type="float">
            <text:p><text:s text:c="3"/>341</text:p>
          </table:table-cell>
          <table:table-cell table:style-name="ce147" office:value-type="float" office:value="391" calcext:value-type="float">
            <text:p><text:s text:c="3"/>391</text:p>
          </table:table-cell>
          <table:table-cell table:style-name="ce147" office:value-type="float" office:value="96" calcext:value-type="float">
            <text:p><text:s text:c="3"/>96</text:p>
          </table:table-cell>
          <table:table-cell table:style-name="ce147" office:value-type="float" office:value="295" calcext:value-type="float">
            <text:p><text:s text:c="3"/>295</text:p>
          </table:table-cell>
          <table:table-cell table:style-name="ce147" office:value-type="float" office:value="46" calcext:value-type="float">
            <text:p><text:s text:c="3"/>46</text:p>
          </table:table-cell>
          <table:table-cell table:style-name="ce147" office:value-type="float" office:value="0" calcext:value-type="float">
            <text:p>—</text:p>
          </table:table-cell>
          <table:table-cell table:style-name="ce179" office:value-type="float" office:value="46" calcext:value-type="float">
            <text:p><text:s text:c="3"/>46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0月</text:span></text:p>
          </table:table-cell>
          <table:table-cell table:style-name="ce129" office:value-type="string" calcext:value-type="string">
            <text:p>計</text:p>
          </table:table-cell>
          <table:table-cell table:style-name="ce145" office:value-type="float" office:value="25656" calcext:value-type="float">
            <text:p><text:s text:c="3"/>25,656</text:p>
          </table:table-cell>
          <table:table-cell table:style-name="ce145" office:value-type="float" office:value="23979" calcext:value-type="float">
            <text:p><text:s text:c="3"/>23,979</text:p>
          </table:table-cell>
          <table:table-cell table:style-name="ce145" office:value-type="float" office:value="23970" calcext:value-type="float">
            <text:p><text:s text:c="3"/>23,970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45" office:value-type="float" office:value="853" calcext:value-type="float">
            <text:p><text:s text:c="3"/>853</text:p>
          </table:table-cell>
          <table:table-cell table:style-name="ce145" office:value-type="float" office:value="109" calcext:value-type="float">
            <text:p><text:s text:c="3"/>109</text:p>
          </table:table-cell>
          <table:table-cell table:style-name="ce145" office:value-type="float" office:value="744" calcext:value-type="float">
            <text:p><text:s text:c="3"/>744</text:p>
          </table:table-cell>
          <table:table-cell table:style-name="ce145" office:value-type="float" office:value="67" calcext:value-type="float">
            <text:p><text:s text:c="3"/>67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66" calcext:value-type="float">
            <text:p><text:s text:c="3"/>66</text:p>
          </table:table-cell>
          <table:table-cell table:style-name="ce145" office:value-type="float" office:value="757" calcext:value-type="float">
            <text:p><text:s text:c="3"/>757</text:p>
          </table:table-cell>
          <table:table-cell table:style-name="ce145" office:value-type="float" office:value="126" calcext:value-type="float">
            <text:p><text:s text:c="3"/>126</text:p>
          </table:table-cell>
          <table:table-cell table:style-name="ce145" office:value-type="float" office:value="631" calcext:value-type="float">
            <text:p><text:s text:c="3"/>631</text:p>
          </table:table-cell>
          <table:table-cell table:style-name="ce145" office:value-type="float" office:value="487" calcext:value-type="float">
            <text:p><text:s text:c="3"/>487</text:p>
          </table:table-cell>
          <table:table-cell table:style-name="ce145" office:value-type="float" office:value="125" calcext:value-type="float">
            <text:p><text:s text:c="3"/>125</text:p>
          </table:table-cell>
          <table:table-cell table:style-name="ce145" office:value-type="float" office:value="362" calcext:value-type="float">
            <text:p><text:s text:c="3"/>362</text:p>
          </table:table-cell>
          <table:table-cell table:style-name="ce145" office:value-type="float" office:value="270" calcext:value-type="float">
            <text:p><text:s text:c="3"/>270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77" office:value-type="float" office:value="269" calcext:value-type="float">
            <text:p><text:s text:c="3"/>269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6" office:value-type="float" office:value="12828" calcext:value-type="float">
            <text:p><text:s text:c="3"/>12,828</text:p>
          </table:table-cell>
          <table:table-cell table:style-name="ce146" office:value-type="float" office:value="12456" calcext:value-type="float">
            <text:p><text:s text:c="3"/>12,456</text:p>
          </table:table-cell>
          <table:table-cell table:style-name="ce50" office:value-type="float" office:value="12449" calcext:value-type="float">
            <text:p><text:s text:c="3"/>12,449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71" calcext:value-type="float">
            <text:p><text:s text:c="3"/>7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67" calcext:value-type="float">
            <text:p><text:s text:c="3"/>67</text:p>
          </table:table-cell>
          <table:table-cell table:style-name="ce65" office:value-type="float" office:value="40" calcext:value-type="float">
            <text:p><text:s text:c="3"/>40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54" office:value-type="float" office:value="39" calcext:value-type="float">
            <text:p><text:s text:c="3"/>39</text:p>
          </table:table-cell>
          <table:table-cell table:style-name="ce146" office:value-type="float" office:value="261" calcext:value-type="float">
            <text:p><text:s text:c="3"/>261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46" office:value-type="float" office:value="257" calcext:value-type="float">
            <text:p><text:s text:c="3"/>257</text:p>
          </table:table-cell>
          <table:table-cell table:style-name="ce146" office:value-type="float" office:value="53" calcext:value-type="float">
            <text:p><text:s text:c="3"/>53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46" office:value-type="float" office:value="49" calcext:value-type="float">
            <text:p><text:s text:c="3"/>49</text:p>
          </table:table-cell>
          <table:table-cell table:style-name="ce146" office:value-type="float" office:value="208" calcext:value-type="float">
            <text:p><text:s text:c="3"/>208</text:p>
          </table:table-cell>
          <table:table-cell table:style-name="ce146" office:value-type="float" office:value="0" calcext:value-type="float">
            <text:p>—</text:p>
          </table:table-cell>
          <table:table-cell table:style-name="ce178" office:value-type="float" office:value="208" calcext:value-type="float">
            <text:p><text:s text:c="3"/>208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12828" calcext:value-type="float">
            <text:p><text:s text:c="3"/>12,828</text:p>
          </table:table-cell>
          <table:table-cell table:style-name="ce147" office:value-type="float" office:value="11523" calcext:value-type="float">
            <text:p><text:s text:c="3"/>11,523</text:p>
          </table:table-cell>
          <table:table-cell table:style-name="ce51" office:value-type="float" office:value="11521" calcext:value-type="float">
            <text:p><text:s text:c="3"/>11,52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782" calcext:value-type="float">
            <text:p><text:s text:c="3"/>782</text:p>
          </table:table-cell>
          <table:table-cell table:style-name="ce51" office:value-type="float" office:value="105" calcext:value-type="float">
            <text:p><text:s text:c="3"/>105</text:p>
          </table:table-cell>
          <table:table-cell table:style-name="ce51" office:value-type="float" office:value="677" calcext:value-type="float">
            <text:p><text:s text:c="3"/>677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51" office:value-type="float" office:value="0" calcext:value-type="float">
            <text:p>—</text:p>
          </table:table-cell>
          <table:table-cell table:style-name="ce155" office:value-type="float" office:value="27" calcext:value-type="float">
            <text:p><text:s text:c="3"/>27</text:p>
          </table:table-cell>
          <table:table-cell table:style-name="ce147" office:value-type="float" office:value="496" calcext:value-type="float">
            <text:p><text:s text:c="3"/>496</text:p>
          </table:table-cell>
          <table:table-cell table:style-name="ce147" office:value-type="float" office:value="122" calcext:value-type="float">
            <text:p><text:s text:c="3"/>122</text:p>
          </table:table-cell>
          <table:table-cell table:style-name="ce147" office:value-type="float" office:value="374" calcext:value-type="float">
            <text:p><text:s text:c="3"/>374</text:p>
          </table:table-cell>
          <table:table-cell table:style-name="ce147" office:value-type="float" office:value="434" calcext:value-type="float">
            <text:p><text:s text:c="3"/>434</text:p>
          </table:table-cell>
          <table:table-cell table:style-name="ce147" office:value-type="float" office:value="121" calcext:value-type="float">
            <text:p><text:s text:c="3"/>121</text:p>
          </table:table-cell>
          <table:table-cell table:style-name="ce147" office:value-type="float" office:value="313" calcext:value-type="float">
            <text:p><text:s text:c="3"/>313</text:p>
          </table:table-cell>
          <table:table-cell table:style-name="ce147" office:value-type="float" office:value="62" calcext:value-type="float">
            <text:p><text:s text:c="3"/>62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79" office:value-type="float" office:value="61" calcext:value-type="float">
            <text:p><text:s text:c="3"/>61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1月</text:span></text:p>
          </table:table-cell>
          <table:table-cell table:style-name="ce129" office:value-type="string" calcext:value-type="string">
            <text:p>計</text:p>
          </table:table-cell>
          <table:table-cell table:style-name="ce145" office:value-type="float" office:value="21160" calcext:value-type="float">
            <text:p><text:s text:c="3"/>21,160</text:p>
          </table:table-cell>
          <table:table-cell table:style-name="ce145" office:value-type="float" office:value="19635" calcext:value-type="float">
            <text:p><text:s text:c="3"/>19,635</text:p>
          </table:table-cell>
          <table:table-cell table:style-name="ce145" office:value-type="float" office:value="19631" calcext:value-type="float">
            <text:p><text:s text:c="3"/>19,631</text:p>
          </table:table-cell>
          <table:table-cell table:style-name="ce145" office:value-type="float" office:value="4" calcext:value-type="float">
            <text:p><text:s text:c="3"/>4</text:p>
          </table:table-cell>
          <table:table-cell table:style-name="ce145" office:value-type="float" office:value="779" calcext:value-type="float">
            <text:p><text:s text:c="3"/>779</text:p>
          </table:table-cell>
          <table:table-cell table:style-name="ce145" office:value-type="float" office:value="114" calcext:value-type="float">
            <text:p><text:s text:c="3"/>114</text:p>
          </table:table-cell>
          <table:table-cell table:style-name="ce145" office:value-type="float" office:value="665" calcext:value-type="float">
            <text:p><text:s text:c="3"/>665</text:p>
          </table:table-cell>
          <table:table-cell table:style-name="ce145" office:value-type="float" office:value="64" calcext:value-type="float">
            <text:p><text:s text:c="3"/>64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62" calcext:value-type="float">
            <text:p><text:s text:c="3"/>62</text:p>
          </table:table-cell>
          <table:table-cell table:style-name="ce145" office:value-type="float" office:value="682" calcext:value-type="float">
            <text:p><text:s text:c="3"/>682</text:p>
          </table:table-cell>
          <table:table-cell table:style-name="ce145" office:value-type="float" office:value="82" calcext:value-type="float">
            <text:p><text:s text:c="3"/>82</text:p>
          </table:table-cell>
          <table:table-cell table:style-name="ce145" office:value-type="float" office:value="600" calcext:value-type="float">
            <text:p><text:s text:c="3"/>600</text:p>
          </table:table-cell>
          <table:table-cell table:style-name="ce145" office:value-type="float" office:value="432" calcext:value-type="float">
            <text:p><text:s text:c="3"/>432</text:p>
          </table:table-cell>
          <table:table-cell table:style-name="ce145" office:value-type="float" office:value="82" calcext:value-type="float">
            <text:p><text:s text:c="3"/>82</text:p>
          </table:table-cell>
          <table:table-cell table:style-name="ce145" office:value-type="float" office:value="350" calcext:value-type="float">
            <text:p><text:s text:c="3"/>350</text:p>
          </table:table-cell>
          <table:table-cell table:style-name="ce145" office:value-type="float" office:value="250" calcext:value-type="float">
            <text:p><text:s text:c="3"/>250</text:p>
          </table:table-cell>
          <table:table-cell table:style-name="ce145" office:value-type="float" office:value="0" calcext:value-type="float">
            <text:p>—</text:p>
          </table:table-cell>
          <table:table-cell table:style-name="ce177" office:value-type="float" office:value="250" calcext:value-type="float">
            <text:p><text:s text:c="3"/>250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6" office:value-type="float" office:value="10580" calcext:value-type="float">
            <text:p><text:s text:c="3"/>10,580</text:p>
          </table:table-cell>
          <table:table-cell table:style-name="ce146" office:value-type="float" office:value="10208" calcext:value-type="float">
            <text:p><text:s text:c="3"/>10,208</text:p>
          </table:table-cell>
          <table:table-cell table:style-name="ce50" office:value-type="float" office:value="10205" calcext:value-type="float">
            <text:p><text:s text:c="3"/>10,205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67" calcext:value-type="float">
            <text:p><text:s text:c="3"/>67</text:p>
          </table:table-cell>
          <table:table-cell table:style-name="ce65" office:value-type="float" office:value="32" calcext:value-type="float">
            <text:p><text:s text:c="3"/>32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54" office:value-type="float" office:value="31" calcext:value-type="float">
            <text:p><text:s text:c="3"/>31</text:p>
          </table:table-cell>
          <table:table-cell table:style-name="ce146" office:value-type="float" office:value="271" calcext:value-type="float">
            <text:p><text:s text:c="3"/>271</text:p>
          </table:table-cell>
          <table:table-cell table:style-name="ce146" office:value-type="float" office:value="5" calcext:value-type="float">
            <text:p><text:s text:c="3"/>5</text:p>
          </table:table-cell>
          <table:table-cell table:style-name="ce146" office:value-type="float" office:value="266" calcext:value-type="float">
            <text:p><text:s text:c="3"/>266</text:p>
          </table:table-cell>
          <table:table-cell table:style-name="ce146" office:value-type="float" office:value="63" calcext:value-type="float">
            <text:p><text:s text:c="3"/>63</text:p>
          </table:table-cell>
          <table:table-cell table:style-name="ce146" office:value-type="float" office:value="5" calcext:value-type="float">
            <text:p><text:s text:c="3"/>5</text:p>
          </table:table-cell>
          <table:table-cell table:style-name="ce146" office:value-type="float" office:value="58" calcext:value-type="float">
            <text:p><text:s text:c="3"/>58</text:p>
          </table:table-cell>
          <table:table-cell table:style-name="ce146" office:value-type="float" office:value="208" calcext:value-type="float">
            <text:p><text:s text:c="3"/>208</text:p>
          </table:table-cell>
          <table:table-cell table:style-name="ce146" office:value-type="float" office:value="0" calcext:value-type="float">
            <text:p>—</text:p>
          </table:table-cell>
          <table:table-cell table:style-name="ce178" office:value-type="float" office:value="208" calcext:value-type="float">
            <text:p><text:s text:c="3"/>208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10580" calcext:value-type="float">
            <text:p><text:s text:c="3"/>10,580</text:p>
          </table:table-cell>
          <table:table-cell table:style-name="ce147" office:value-type="float" office:value="9427" calcext:value-type="float">
            <text:p><text:s text:c="3"/>9,427</text:p>
          </table:table-cell>
          <table:table-cell table:style-name="ce51" office:value-type="float" office:value="9426" calcext:value-type="float">
            <text:p><text:s text:c="3"/>9,42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10" calcext:value-type="float">
            <text:p><text:s text:c="3"/>710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55" office:value-type="float" office:value="31" calcext:value-type="float">
            <text:p><text:s text:c="3"/>31</text:p>
          </table:table-cell>
          <table:table-cell table:style-name="ce147" office:value-type="float" office:value="411" calcext:value-type="float">
            <text:p><text:s text:c="3"/>411</text:p>
          </table:table-cell>
          <table:table-cell table:style-name="ce147" office:value-type="float" office:value="77" calcext:value-type="float">
            <text:p><text:s text:c="3"/>77</text:p>
          </table:table-cell>
          <table:table-cell table:style-name="ce147" office:value-type="float" office:value="334" calcext:value-type="float">
            <text:p><text:s text:c="3"/>334</text:p>
          </table:table-cell>
          <table:table-cell table:style-name="ce147" office:value-type="float" office:value="369" calcext:value-type="float">
            <text:p><text:s text:c="3"/>369</text:p>
          </table:table-cell>
          <table:table-cell table:style-name="ce147" office:value-type="float" office:value="77" calcext:value-type="float">
            <text:p><text:s text:c="3"/>77</text:p>
          </table:table-cell>
          <table:table-cell table:style-name="ce147" office:value-type="float" office:value="292" calcext:value-type="float">
            <text:p><text:s text:c="3"/>292</text:p>
          </table:table-cell>
          <table:table-cell table:style-name="ce147" office:value-type="float" office:value="42" calcext:value-type="float">
            <text:p><text:s text:c="3"/>42</text:p>
          </table:table-cell>
          <table:table-cell table:style-name="ce147" office:value-type="float" office:value="0" calcext:value-type="float">
            <text:p>—</text:p>
          </table:table-cell>
          <table:table-cell table:style-name="ce179" office:value-type="float" office:value="42" calcext:value-type="float">
            <text:p><text:s text:c="3"/>42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table-cell table:style-name="ce16" office:value-type="string" calcext:value-type="string" table:number-columns-spanned="1" table:number-rows-spanned="3">
            <text:p>1<text:span text:style-name="T4">2月</text:span></text:p>
          </table:table-cell>
          <table:table-cell table:style-name="ce129" office:value-type="string" calcext:value-type="string">
            <text:p>計</text:p>
          </table:table-cell>
          <table:table-cell table:style-name="ce145" office:value-type="float" office:value="33634" calcext:value-type="float">
            <text:p><text:s text:c="3"/>33,634</text:p>
          </table:table-cell>
          <table:table-cell table:style-name="ce145" office:value-type="float" office:value="31719" calcext:value-type="float">
            <text:p><text:s text:c="3"/>31,719</text:p>
          </table:table-cell>
          <table:table-cell table:style-name="ce145" office:value-type="float" office:value="31710" calcext:value-type="float">
            <text:p><text:s text:c="3"/>31,710</text:p>
          </table:table-cell>
          <table:table-cell table:style-name="ce145" office:value-type="float" office:value="9" calcext:value-type="float">
            <text:p><text:s text:c="3"/>9</text:p>
          </table:table-cell>
          <table:table-cell table:style-name="ce145" office:value-type="float" office:value="883" calcext:value-type="float">
            <text:p><text:s text:c="3"/>883</text:p>
          </table:table-cell>
          <table:table-cell table:style-name="ce145" office:value-type="float" office:value="111" calcext:value-type="float">
            <text:p><text:s text:c="3"/>111</text:p>
          </table:table-cell>
          <table:table-cell table:style-name="ce145" office:value-type="float" office:value="772" calcext:value-type="float">
            <text:p><text:s text:c="3"/>772</text:p>
          </table:table-cell>
          <table:table-cell table:style-name="ce145" office:value-type="float" office:value="114" calcext:value-type="float">
            <text:p><text:s text:c="3"/>114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45" office:value-type="float" office:value="108" calcext:value-type="float">
            <text:p><text:s text:c="3"/>108</text:p>
          </table:table-cell>
          <table:table-cell table:style-name="ce145" office:value-type="float" office:value="918" calcext:value-type="float">
            <text:p><text:s text:c="3"/>918</text:p>
          </table:table-cell>
          <table:table-cell table:style-name="ce145" office:value-type="float" office:value="144" calcext:value-type="float">
            <text:p><text:s text:c="3"/>144</text:p>
          </table:table-cell>
          <table:table-cell table:style-name="ce145" office:value-type="float" office:value="774" calcext:value-type="float">
            <text:p><text:s text:c="3"/>774</text:p>
          </table:table-cell>
          <table:table-cell table:style-name="ce145" office:value-type="float" office:value="582" calcext:value-type="float">
            <text:p><text:s text:c="3"/>582</text:p>
          </table:table-cell>
          <table:table-cell table:style-name="ce145" office:value-type="float" office:value="140" calcext:value-type="float">
            <text:p><text:s text:c="3"/>140</text:p>
          </table:table-cell>
          <table:table-cell table:style-name="ce145" office:value-type="float" office:value="442" calcext:value-type="float">
            <text:p><text:s text:c="3"/>442</text:p>
          </table:table-cell>
          <table:table-cell table:style-name="ce145" office:value-type="float" office:value="336" calcext:value-type="float">
            <text:p><text:s text:c="3"/>336</text:p>
          </table:table-cell>
          <table:table-cell table:style-name="ce145" office:value-type="float" office:value="4" calcext:value-type="float">
            <text:p><text:s text:c="3"/>4</text:p>
          </table:table-cell>
          <table:table-cell table:style-name="ce177" office:value-type="float" office:value="332" calcext:value-type="float">
            <text:p><text:s text:c="3"/>332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46" office:value-type="float" office:value="16817" calcext:value-type="float">
            <text:p><text:s text:c="3"/>16,817</text:p>
          </table:table-cell>
          <table:table-cell table:style-name="ce146" office:value-type="float" office:value="16339" calcext:value-type="float">
            <text:p><text:s text:c="3"/>16,339</text:p>
          </table:table-cell>
          <table:table-cell table:style-name="ce50" office:value-type="float" office:value="16332" calcext:value-type="float">
            <text:p><text:s text:c="3"/>16,332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65" calcext:value-type="float">
            <text:p><text:s text:c="3"/>65</text:p>
          </table:table-cell>
          <table:table-cell table:style-name="ce65" office:value-type="float" office:value="61" calcext:value-type="float">
            <text:p><text:s text:c="3"/>61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54" office:value-type="float" office:value="59" calcext:value-type="float">
            <text:p><text:s text:c="3"/>59</text:p>
          </table:table-cell>
          <table:table-cell table:style-name="ce146" office:value-type="float" office:value="351" calcext:value-type="float">
            <text:p><text:s text:c="3"/>351</text:p>
          </table:table-cell>
          <table:table-cell table:style-name="ce146" office:value-type="float" office:value="8" calcext:value-type="float">
            <text:p><text:s text:c="3"/>8</text:p>
          </table:table-cell>
          <table:table-cell table:style-name="ce146" office:value-type="float" office:value="343" calcext:value-type="float">
            <text:p><text:s text:c="3"/>343</text:p>
          </table:table-cell>
          <table:table-cell table:style-name="ce146" office:value-type="float" office:value="80" calcext:value-type="float">
            <text:p><text:s text:c="3"/>80</text:p>
          </table:table-cell>
          <table:table-cell table:style-name="ce146" office:value-type="float" office:value="5" calcext:value-type="float">
            <text:p><text:s text:c="3"/>5</text:p>
          </table:table-cell>
          <table:table-cell table:style-name="ce146" office:value-type="float" office:value="75" calcext:value-type="float">
            <text:p><text:s text:c="3"/>75</text:p>
          </table:table-cell>
          <table:table-cell table:style-name="ce146" office:value-type="float" office:value="271" calcext:value-type="float">
            <text:p><text:s text:c="3"/>271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78" office:value-type="float" office:value="268" calcext:value-type="float">
            <text:p><text:s text:c="3"/>268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47" office:value-type="float" office:value="16817" calcext:value-type="float">
            <text:p><text:s text:c="3"/>16,817</text:p>
          </table:table-cell>
          <table:table-cell table:style-name="ce147" office:value-type="float" office:value="15380" calcext:value-type="float">
            <text:p><text:s text:c="3"/>15,380</text:p>
          </table:table-cell>
          <table:table-cell table:style-name="ce51" office:value-type="float" office:value="15378" calcext:value-type="float">
            <text:p><text:s text:c="3"/>15,378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817" calcext:value-type="float">
            <text:p><text:s text:c="3"/>817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707" calcext:value-type="float">
            <text:p><text:s text:c="3"/>707</text:p>
          </table:table-cell>
          <table:table-cell table:style-name="ce66" office:value-type="float" office:value="53" calcext:value-type="float">
            <text:p><text:s text:c="3"/>53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55" office:value-type="float" office:value="49" calcext:value-type="float">
            <text:p><text:s text:c="3"/>49</text:p>
          </table:table-cell>
          <table:table-cell table:style-name="ce147" office:value-type="float" office:value="567" calcext:value-type="float">
            <text:p><text:s text:c="3"/>567</text:p>
          </table:table-cell>
          <table:table-cell table:style-name="ce147" office:value-type="float" office:value="136" calcext:value-type="float">
            <text:p><text:s text:c="3"/>136</text:p>
          </table:table-cell>
          <table:table-cell table:style-name="ce147" office:value-type="float" office:value="431" calcext:value-type="float">
            <text:p><text:s text:c="3"/>431</text:p>
          </table:table-cell>
          <table:table-cell table:style-name="ce147" office:value-type="float" office:value="502" calcext:value-type="float">
            <text:p><text:s text:c="3"/>502</text:p>
          </table:table-cell>
          <table:table-cell table:style-name="ce147" office:value-type="float" office:value="135" calcext:value-type="float">
            <text:p><text:s text:c="3"/>135</text:p>
          </table:table-cell>
          <table:table-cell table:style-name="ce147" office:value-type="float" office:value="367" calcext:value-type="float">
            <text:p><text:s text:c="3"/>367</text:p>
          </table:table-cell>
          <table:table-cell table:style-name="ce147" office:value-type="float" office:value="65" calcext:value-type="float">
            <text:p><text:s text:c="3"/>65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79" office:value-type="float" office:value="64" calcext:value-type="float">
            <text:p><text:s text:c="3"/>64</text:p>
          </table:table-cell>
          <table:table-cell table:style-name="ce149"/>
          <table:table-cell table:style-name="ce101" table:number-columns-repeated="30"/>
          <table:table-cell table:style-name="ce180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32"/>
          <table:table-cell table:style-name="ce148"/>
          <table:table-cell table:style-name="ce149" table:number-columns-repeated="3"/>
          <table:table-cell table:style-name="ce152" table:number-columns-repeated="4"/>
          <table:table-cell table:style-name="ce153" table:number-columns-spanned="2" table:number-rows-spanned="1"/>
          <table:covered-table-cell table:style-name="ce153"/>
          <table:table-cell table:style-name="ce149" table:number-columns-repeated="4"/>
          <table:table-cell table:number-columns-repeated="2"/>
          <table:table-cell table:style-name="ce24"/>
          <table:table-cell table:style-name="ce162"/>
          <table:table-cell table:style-name="ce98" office:value-type="string" calcext:value-type="string">
            <text:p>內政部戶政司 民國104年1月6日編製</text:p>
          </table:table-cell>
          <table:table-cell/>
          <table:table-cell table:style-name="ce101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49" table:number-columns-repeated="2"/>
          <table:table-cell table:style-name="ce150" table:number-columns-repeated="2"/>
          <table:table-cell table:style-name="ce149" table:number-columns-repeated="16"/>
          <table:table-cell table:style-name="ce101" table:number-columns-repeated="30"/>
          <table:table-cell table:number-columns-repeated="972"/>
        </table:table-row>
        <table:table-row table:style-name="ro5">
          <table:table-cell table:style-name="ce22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4"/>
          <table:table-cell table:style-name="ce150"/>
          <table:table-cell table:style-name="ce149" table:number-columns-repeated="19"/>
          <table:table-cell table:style-name="ce101" table:number-columns-repeated="30"/>
          <table:table-cell table:number-columns-repeated="972"/>
        </table:table-row>
        <table:table-row table:style-name="ro5">
          <table:table-cell table:style-name="ce23" table:number-columns-repeated="2"/>
          <table:table-cell table:style-name="ce151"/>
          <table:table-cell table:style-name="ce149" table:number-columns-repeated="19"/>
          <table:table-cell table:style-name="ce101" table:number-columns-repeated="30"/>
          <table:table-cell table:number-columns-repeated="972"/>
        </table:table-row>
        <table:table-row table:style-name="ro11">
          <table:table-cell table:style-name="ce24" table:number-columns-repeated="2"/>
          <table:table-cell table:style-name="ce150"/>
          <table:table-cell table:style-name="ce149" table:number-columns-repeated="19"/>
          <table:table-cell table:style-name="ce101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49" table:number-columns-repeated="20"/>
          <table:table-cell table:style-name="ce101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01" table:number-columns-repeated="50"/>
          <table:table-cell table:number-columns-repeated="972"/>
        </table:table-row>
        <table:table-row table:style-name="ro11" table:number-rows-repeated="104835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年月別 '.$A$1" table:expression="[$設籍情形.$A$1:.$B$1048576];[$設籍情形.$A$1:.$AMJ$5]"/>
        </table:named-expressions>
      </table:table>
      <table:named-expressions>
        <table:named-expression table:name="Excel_BuiltIn_Print_Area" table:base-cell-address="$'年月別 '.$A$1" table:expression="['file:///C:/Documents%20and%20Settings/Administrator/%E6%A1%8C%E9%9D%A2/%E8%8B%97%E6%A0%97.xls'#$''.$V$7:.$AW$43]"/>
        <table:named-expression table:name="NAME" table:base-cell-address="$'年月別 '.$A$1" table:expression="['file:///C:/Documents%20and%20Settings/Administrator/%E6%A1%8C%E9%9D%A2/%E8%8B%97%E6%A0%97.xls'#$''.$BZ$11:.$CA$39]"/>
        <table:named-expression table:name="PRINT_AREA_MI" table:base-cell-address="$'年月別 '.$A$1" table:expression="['file:///C:/Documents%20and%20Settings/Administrator/%E6%A1%8C%E9%9D%A2/%E8%8B%97%E6%A0%97.xls'#$''.$V$7:.$AW$43]"/>
        <table:named-expression table:name="P_1" table:base-cell-address="$'年月別 '.$A$1" table:expression="['file:///C:/Documents%20and%20Settings/Administrator/%E6%A1%8C%E9%9D%A2/%E8%8B%97%E6%A0%97.xls'#$''.$A$7:.$U$40]"/>
        <table:named-expression table:name="P_11" table:base-cell-address="$'年月別 '.$A$1" table:expression="['file:///C:/Documents%20and%20Settings/Administrator/%E6%A1%8C%E9%9D%A2/%E8%8B%97%E6%A0%97.xls'#$''.$A$87:.$M$119]"/>
        <table:named-expression table:name="P_2" table:base-cell-address="$'年月別 '.$A$1" table:expression="['file:///C:/Documents%20and%20Settings/Administrator/%E6%A1%8C%E9%9D%A2/%E8%8B%97%E6%A0%97.xls'#$''.$V$7:.$AW$43]"/>
        <table:named-expression table:name="_a" table:base-cell-address="$'年月別 '.$A$1" table:expression="['file:///C:/Documents%20and%20Settings/Administrator/%E6%A1%8C%E9%9D%A2/%E8%8B%97%E6%A0%97.xls'#$''.$B$80]"/>
        <table:named-expression table:name="_b" table:base-cell-address="$'年月別 '.$A$1" table:expression="['file:///C:/Documents%20and%20Settings/Administrator/%E6%A1%8C%E9%9D%A2/%E8%8B%97%E6%A0%97.xls'#$''.$B$40]"/>
        <table:named-expression table:name="_Fill" table:base-cell-address="$'年月別 '.$A$1" table:expression="['file:///D:/123/g62/%E6%96%B0%E8%A1%A8%E8%99%9F02,07~11-%E9%80%A3%E7%B5%90(%E5%85%AC%E5%BC%8F)%E6%AA%94103.12-%E6%96%B0%E7%89%88-%E6%A1%83%E5%9C%92%E5%B8%82.xls'#$''.$G$5]"/>
        <table:named-expression table:name="出生" table:base-cell-address="$'年月別 '.$A$1" table:expression="['file:///D:/123/g62/%E6%96%B0%E8%A1%A8%E8%99%9F02,07~11-%E9%80%A3%E7%B5%90(%E5%85%AC%E5%BC%8F)%E6%AA%94103.12-%E6%96%B0%E7%89%88-%E6%A1%83%E5%9C%92%E5%B8%82.xls'#$''.$V$14:.$V$34]"/>
        <table:named-expression table:name="月底人口數" table:base-cell-address="$'年月別 '.$A$1" table:expression="['file:///D:/123/g62/%E6%96%B0%E8%A1%A8%E8%99%9F02,07~11-%E9%80%A3%E7%B5%90(%E5%85%AC%E5%BC%8F)%E6%AA%94103.12-%E6%96%B0%E7%89%88-%E6%A1%83%E5%9C%92%E5%B8%82.xls'#$''.$AT$14:.$AU$34]"/>
        <table:named-expression table:name="死亡" table:base-cell-address="$'年月別 '.$A$1" table:expression="['file:///D:/123/g62/%E6%96%B0%E8%A1%A8%E8%99%9F02,07~11-%E9%80%A3%E7%B5%90(%E5%85%AC%E5%BC%8F)%E6%AA%94103.12-%E6%96%B0%E7%89%88-%E6%A1%83%E5%9C%92%E5%B8%82.xls'#$''.$Y$14:.$Y$34]"/>
        <table:named-expression table:name="結婚" table:base-cell-address="$'年月別 '.$A$1" table:expression="['file:///D:/123/g62/%E6%96%B0%E8%A1%A8%E8%99%9F02,07~11-%E9%80%A3%E7%B5%90(%E5%85%AC%E5%BC%8F)%E6%AA%94103.12-%E6%96%B0%E7%89%88-%E6%A1%83%E5%9C%92%E5%B8%82.xls'#$''.$L$14:.$L$34]"/>
        <table:named-expression table:name="鄰數戶數" table:base-cell-address="$'年月別 '.$A$1" table:expression="['file:///D:/123/g62/%E6%96%B0%E8%A1%A8%E8%99%9F02,07~11-%E9%80%A3%E7%B5%90(%E5%85%AC%E5%BC%8F)%E6%AA%94103.12-%E6%96%B0%E7%89%88-%E6%A1%83%E5%9C%92%E5%B8%82.xls'#$''.$AQ$14:.$AR$34]"/>
        <table:named-expression table:name="離婚" table:base-cell-address="$'年月別 '.$A$1" table:expression="['file:///D:/123/g62/%E6%96%B0%E8%A1%A8%E8%99%9F02,07~11-%E9%80%A3%E7%B5%90(%E5%85%AC%E5%BC%8F)%E6%AA%94103.12-%E6%96%B0%E7%89%88-%E6%A1%83%E5%9C%92%E5%B8%8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   </number:text>
      <number:number number:decimal-places="2" loext:min-decimal-places="2" number:min-integer-digits="1" number:grouping="true"/>
    </number:number-style>
    <number:number-style style:name="N157P1" style:volatile="true">
      <number:text>－   </number:text>
      <number:number number:decimal-places="2" loext:min-decimal-places="2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1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1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_20_" style:display-name="PageStyle_年月別 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1-06T19:42:40</meta:creation-date>
    <dc:creator>溫麗華</dc:creator>
    <dc:date>2015-01-06T20:40:42</dc:date>
    <meta:document-statistic meta:table-count="3" meta:cell-count="2938" meta:object-count="0"/>
    <meta:generator>LibreOffice/5.0.5.2$Windows_x86 LibreOffice_project/55b006a02d247b5f7215fc6ea0fde844b30035b3</meta:generator>
  </office:meta>
</office:document-meta>
</file>